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290cc"/>
    </style:style>
    <style:style style:name="P3" style:family="paragraph" style:parent-style-name="Standard">
      <style:paragraph-properties fo:text-align="justify" style:justify-single-word="false"/>
      <style:text-properties officeooo:paragraph-rsid="0002c021"/>
    </style:style>
    <style:style style:name="P4" style:family="paragraph" style:parent-style-name="Standard">
      <style:paragraph-properties fo:text-align="justify" style:justify-single-word="false"/>
      <style:text-properties officeooo:paragraph-rsid="0003265c"/>
    </style:style>
    <style:style style:name="P5" style:family="paragraph" style:parent-style-name="Standard">
      <style:paragraph-properties fo:text-align="justify" style:justify-single-word="false"/>
      <style:text-properties officeooo:paragraph-rsid="001390d0"/>
    </style:style>
    <style:style style:name="P6" style:family="paragraph" style:parent-style-name="Standard">
      <style:paragraph-properties fo:text-align="justify" style:justify-single-word="false"/>
      <style:text-properties officeooo:paragraph-rsid="0064e927"/>
    </style:style>
    <style:style style:name="P7" style:family="paragraph" style:parent-style-name="Standard">
      <style:paragraph-properties fo:text-align="justify" style:justify-single-word="false"/>
      <style:text-properties officeooo:paragraph-rsid="00845dcd"/>
    </style:style>
    <style:style style:name="P8" style:family="paragraph" style:parent-style-name="Standard">
      <style:paragraph-properties fo:text-align="justify" style:justify-single-word="false"/>
      <style:text-properties officeooo:paragraph-rsid="00853470"/>
    </style:style>
    <style:style style:name="P9" style:family="paragraph" style:parent-style-name="Standard">
      <style:paragraph-properties fo:text-align="justify" style:justify-single-word="false"/>
      <style:text-properties officeooo:paragraph-rsid="00873da0"/>
    </style:style>
    <style:style style:name="P10" style:family="paragraph" style:parent-style-name="Standard">
      <style:paragraph-properties fo:text-align="center" style:justify-single-word="false"/>
      <style:text-properties fo:color="#4700b8"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text-properties fo:language="en" fo:country="GB"/>
    </style:style>
    <style:style style:name="P16" style:family="paragraph" style:parent-style-name="Standard">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justify" style:justify-single-word="false"/>
      <style:text-properties fo:color="#000000" officeooo:paragraph-rsid="0003265c"/>
    </style:style>
    <style:style style:name="P19" style:family="paragraph" style:parent-style-name="Standard">
      <style:paragraph-properties fo:text-align="justify" style:justify-single-word="false"/>
      <style:text-properties fo:color="#000000" officeooo:paragraph-rsid="0002c021"/>
    </style:style>
    <style:style style:name="P20" style:family="paragraph" style:parent-style-name="Standard">
      <style:paragraph-properties fo:text-align="justify" style:justify-single-word="false"/>
      <style:text-properties fo:color="#000000" officeooo:paragraph-rsid="0064e927"/>
    </style:style>
    <style:style style:name="P21" style:family="paragraph" style:parent-style-name="Standard">
      <style:text-properties fo:color="#000000" style:font-name="Times New Roman"/>
    </style:style>
    <style:style style:name="P22" style:family="paragraph" style:parent-style-name="Standard">
      <style:paragraph-properties fo:text-align="justify" style:justify-single-word="false"/>
      <style:text-properties fo:color="#000000" fo:font-weight="bold" style:font-weight-asian="bold" style:font-weight-complex="bold"/>
    </style:style>
    <style:style style:name="P23" style:family="paragraph" style:parent-style-name="Standard">
      <style:paragraph-properties fo:text-align="justify" style:justify-single-word="false"/>
      <style:text-properties fo:color="#000000" fo:language="en" fo:country="US"/>
    </style:style>
    <style:style style:name="P24" style:family="paragraph" style:parent-style-name="Standard">
      <style:text-properties fo:color="#000000" officeooo:paragraph-rsid="0002c021"/>
    </style:style>
    <style:style style:name="P25" style:family="paragraph" style:parent-style-name="Standard">
      <style:paragraph-properties fo:text-align="justify" style:justify-single-word="false"/>
      <style:text-properties fo:color="#000000" officeooo:rsid="0002c021" officeooo:paragraph-rsid="0002c021"/>
    </style:style>
    <style:style style:name="P26" style:family="paragraph" style:parent-style-name="Standard">
      <style:text-properties fo:color="#000000" officeooo:rsid="0002c021" officeooo:paragraph-rsid="0002c021"/>
    </style:style>
    <style:style style:name="P27" style:family="paragraph" style:parent-style-name="Standard">
      <style:text-properties fo:color="#000000" officeooo:paragraph-rsid="0007e69b"/>
    </style:style>
    <style:style style:name="P28" style:family="paragraph" style:parent-style-name="Standard">
      <style:paragraph-properties fo:text-align="justify" style:justify-single-word="false"/>
      <style:text-properties fo:color="#000000" officeooo:rsid="002951d0" officeooo:paragraph-rsid="0064e927"/>
    </style:style>
    <style:style style:name="P29" style:family="paragraph" style:parent-style-name="Standard">
      <style:paragraph-properties fo:text-align="justify" style:justify-single-word="false"/>
      <style:text-properties fo:color="#000000" officeooo:rsid="0048320a" officeooo:paragraph-rsid="0064e927"/>
    </style:style>
    <style:style style:name="P30" style:family="paragraph" style:parent-style-name="Standard">
      <style:paragraph-properties fo:text-align="justify" style:justify-single-word="false"/>
      <style:text-properties fo:color="#000000" officeooo:rsid="002b9094" officeooo:paragraph-rsid="0064e927"/>
    </style:style>
    <style:style style:name="P31" style:family="paragraph" style:parent-style-name="Standard">
      <style:text-properties fo:color="#000000" officeooo:paragraph-rsid="0064e927"/>
    </style:style>
    <style:style style:name="P32" style:family="paragraph" style:parent-style-name="Standard">
      <style:text-properties fo:color="#000000" officeooo:paragraph-rsid="00290ffe"/>
    </style:style>
    <style:style style:name="P33" style:family="paragraph" style:parent-style-name="Standard">
      <style:text-properties fo:color="#000000" officeooo:paragraph-rsid="0071d5b4"/>
    </style:style>
    <style:style style:name="P34" style:family="paragraph" style:parent-style-name="Standard">
      <style:text-properties officeooo:paragraph-rsid="000290cc"/>
    </style:style>
    <style:style style:name="P35" style:family="paragraph" style:parent-style-name="Standard">
      <style:text-properties officeooo:paragraph-rsid="0002c021"/>
    </style:style>
    <style:style style:name="P36" style:family="paragraph" style:parent-style-name="Standard">
      <style:text-properties officeooo:paragraph-rsid="0007e69b"/>
    </style:style>
    <style:style style:name="P3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officeooo:rsid="00290ffe" officeooo:paragraph-rsid="0064e927"/>
    </style:style>
    <style:style style:name="P39" style:family="paragraph" style:parent-style-name="Standard">
      <style:text-properties officeooo:rsid="00622735" officeooo:paragraph-rsid="00622735"/>
    </style:style>
    <style:style style:name="P40" style:family="paragraph" style:parent-style-name="Standard">
      <style:text-properties officeooo:rsid="00622735" officeooo:paragraph-rsid="0067b9e5"/>
    </style:style>
    <style:style style:name="P41" style:family="paragraph" style:parent-style-name="Standard">
      <style:paragraph-properties fo:text-align="justify" style:justify-single-word="false"/>
      <style:text-properties officeooo:rsid="002951d0" officeooo:paragraph-rsid="0064e927"/>
    </style:style>
    <style:style style:name="P42" style:family="paragraph" style:parent-style-name="Standard">
      <style:paragraph-properties fo:text-align="justify" style:justify-single-word="false"/>
      <style:text-properties officeooo:rsid="00300230" officeooo:paragraph-rsid="0064e927"/>
    </style:style>
    <style:style style:name="P43" style:family="paragraph" style:parent-style-name="Standard">
      <style:text-properties officeooo:paragraph-rsid="0064e927"/>
    </style:style>
    <style:style style:name="P44" style:family="paragraph" style:parent-style-name="Standard">
      <style:text-properties officeooo:rsid="006d7ec9" officeooo:paragraph-rsid="006d7ec9"/>
    </style:style>
    <style:style style:name="P45" style:family="paragraph" style:parent-style-name="Standard">
      <style:paragraph-properties fo:break-before="page"/>
    </style:style>
    <style:style style:name="P46" style:family="paragraph" style:parent-style-name="Standard">
      <style:paragraph-properties fo:text-align="justify" style:justify-single-word="false" fo:break-before="page"/>
      <style:text-properties fo:font-weight="bold" style:font-weight-asian="bold" style:font-weight-complex="bold"/>
    </style:style>
    <style:style style:name="P47" style:family="paragraph" style:parent-style-name="Standard">
      <style:paragraph-properties fo:break-before="page"/>
      <style:text-properties fo:font-weight="bold" officeooo:paragraph-rsid="006d7ec9" style:font-weight-asian="bold" style:font-weight-complex="bold"/>
    </style:style>
    <style:style style:name="P48" style:family="paragraph" style:parent-style-name="Standard">
      <style:paragraph-properties fo:break-before="page"/>
      <style:text-properties fo:color="#000000" officeooo:paragraph-rsid="0064e927"/>
    </style:style>
    <style:style style:name="P49" style:family="paragraph" style:parent-style-name="Standard">
      <style:paragraph-properties fo:break-before="page"/>
      <style:text-properties officeooo:rsid="00622735" officeooo:paragraph-rsid="00622735"/>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Standard" style:list-style-name="L1"/>
    <style:style style:name="P53" style:family="paragraph" style:parent-style-name="Standard" style:list-style-name="L2">
      <style:paragraph-properties fo:text-align="justify" style:justify-single-word="false"/>
      <style:text-properties fo:font-weight="normal" style:font-weight-asian="normal" style:font-weight-complex="normal"/>
    </style:style>
    <style:style style:name="P54" style:family="paragraph" style:parent-style-name="Standard" style:list-style-name="L3">
      <style:paragraph-properties fo:text-align="justify" style:justify-single-word="false"/>
      <style:text-properties fo:font-weight="normal" style:font-weight-asian="normal" style:font-weight-complex="normal"/>
    </style:style>
    <style:style style:name="P55" style:family="paragraph" style:parent-style-name="Standard" style:list-style-name="L4">
      <style:paragraph-properties fo:text-align="justify" style:justify-single-word="false"/>
      <style:text-properties fo:font-weight="normal" style:font-weight-asian="normal" style:font-weight-complex="normal"/>
    </style:style>
    <style:style style:name="P56" style:family="paragraph" style:parent-style-name="Standard" style:list-style-name="L5">
      <style:paragraph-properties fo:text-align="justify" style:justify-single-word="false"/>
      <style:text-properties fo:font-weight="normal" style:font-weight-asian="normal" style:font-weight-complex="normal"/>
    </style:style>
    <style:style style:name="P57" style:family="paragraph" style:parent-style-name="Standard" style:list-style-name="L12">
      <style:paragraph-properties fo:text-align="justify" style:justify-single-word="false"/>
      <style:text-properties fo:font-weight="normal" style:font-weight-asian="normal" style:font-weight-complex="normal"/>
    </style:style>
    <style:style style:name="P58" style:family="paragraph" style:parent-style-name="Standard" style:list-style-name="L3">
      <style:text-properties fo:font-weight="normal" style:font-weight-asian="normal" style:font-weight-complex="normal"/>
    </style:style>
    <style:style style:name="P59" style:family="paragraph" style:parent-style-name="Standard" style:list-style-name="L6">
      <style:text-properties officeooo:rsid="00622735" officeooo:paragraph-rsid="00622735"/>
    </style:style>
    <style:style style:name="P60" style:family="paragraph" style:parent-style-name="Standard" style:list-style-name="L7">
      <style:text-properties officeooo:rsid="0067b9e5" officeooo:paragraph-rsid="0067b9e5"/>
    </style:style>
    <style:style style:name="P61" style:family="paragraph" style:parent-style-name="Standard" style:list-style-name="L8">
      <style:text-properties officeooo:rsid="006d7ec9" officeooo:paragraph-rsid="006d7ec9"/>
    </style:style>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3">
      <style:paragraph-properties fo:text-align="justify" style:justify-single-word="false"/>
      <style:text-properties fo:color="#000000"/>
    </style:style>
    <style:style style:name="P66" style:family="paragraph" style:parent-style-name="Standard" style:list-style-name="L14">
      <style:paragraph-properties fo:text-align="justify" style:justify-single-word="false"/>
      <style:text-properties fo:color="#000000"/>
    </style:style>
    <style:style style:name="P67" style:family="paragraph" style:parent-style-name="Standard" style:list-style-name="L15">
      <style:paragraph-properties fo:text-align="justify" style:justify-single-word="false"/>
      <style:text-properties fo:color="#000000"/>
    </style:style>
    <style:style style:name="P68" style:family="paragraph" style:parent-style-name="Standard" style:list-style-name="L16">
      <style:paragraph-properties fo:text-align="justify" style:justify-single-word="false"/>
      <style:text-properties fo:color="#000000"/>
    </style:style>
    <style:style style:name="P69" style:family="paragraph" style:parent-style-name="Standard" style:list-style-name="L17">
      <style:paragraph-properties fo:text-align="justify" style:justify-single-word="false"/>
      <style:text-properties fo:color="#000000"/>
    </style:style>
    <style:style style:name="P70" style:family="paragraph" style:parent-style-name="Standard" style:list-style-name="L18">
      <style:paragraph-properties fo:text-align="justify" style:justify-single-word="false"/>
      <style:text-properties fo:color="#000000"/>
    </style:style>
    <style:style style:name="P71" style:family="paragraph" style:parent-style-name="Standard">
      <style:paragraph-properties fo:text-align="justify" style:justify-single-word="false"/>
      <style:text-properties fo:color="#000000" officeooo:paragraph-rsid="0064e927"/>
    </style:style>
    <style:style style:name="P72" style:family="paragraph" style:parent-style-name="Standard" style:list-style-name="L21">
      <style:paragraph-properties fo:text-align="justify" style:justify-single-word="false"/>
      <style:text-properties fo:color="#000000" officeooo:paragraph-rsid="0064e927"/>
    </style:style>
    <style:style style:name="P73" style:family="paragraph" style:parent-style-name="Standard" style:list-style-name="L26">
      <style:paragraph-properties fo:text-align="justify" style:justify-single-word="false"/>
      <style:text-properties fo:color="#000000"/>
    </style:style>
    <style:style style:name="P74" style:family="paragraph" style:parent-style-name="Standard" style:list-style-name="L27">
      <style:paragraph-properties fo:text-align="justify" style:justify-single-word="false"/>
      <style:text-properties fo:color="#000000"/>
    </style:style>
    <style:style style:name="P75" style:family="paragraph" style:parent-style-name="Standard" style:list-style-name="L31">
      <style:paragraph-properties fo:text-align="justify" style:justify-single-word="false"/>
      <style:text-properties fo:color="#000000"/>
    </style:style>
    <style:style style:name="P76" style:family="paragraph" style:parent-style-name="Standard" style:list-style-name="L13">
      <style:text-properties fo:color="#000000"/>
    </style:style>
    <style:style style:name="P77" style:family="paragraph" style:parent-style-name="Standard" style:list-style-name="L16">
      <style:text-properties fo:color="#000000"/>
    </style:style>
    <style:style style:name="P78" style:family="paragraph" style:parent-style-name="Standard" style:list-style-name="L17">
      <style:text-properties fo:color="#000000"/>
    </style:style>
    <style:style style:name="P79" style:family="paragraph" style:parent-style-name="Standard" style:list-style-name="L18">
      <style:paragraph-properties fo:text-align="justify" style:justify-single-word="false"/>
      <style:text-properties fo:color="#000000" officeooo:rsid="0064e927" officeooo:paragraph-rsid="0064e927"/>
    </style:style>
    <style:style style:name="P80" style:family="paragraph" style:parent-style-name="Standard" style:list-style-name="L19">
      <style:paragraph-properties fo:text-align="justify" style:justify-single-word="false"/>
      <style:text-properties fo:color="#000000" officeooo:rsid="002951d0" officeooo:paragraph-rsid="0064e927"/>
    </style:style>
    <style:style style:name="P81" style:family="paragraph" style:parent-style-name="Standard" style:list-style-name="L19">
      <style:paragraph-properties fo:text-align="justify" style:justify-single-word="false"/>
      <style:text-properties fo:color="#000000" officeooo:rsid="002b5be5" officeooo:paragraph-rsid="0064e927"/>
    </style:style>
    <style:style style:name="P82" style:family="paragraph" style:parent-style-name="Standard" style:list-style-name="L19">
      <style:paragraph-properties fo:text-align="justify" style:justify-single-word="false"/>
      <style:text-properties fo:color="#000000" officeooo:rsid="0048320a" officeooo:paragraph-rsid="0064e927"/>
    </style:style>
    <style:style style:name="P83" style:family="paragraph" style:parent-style-name="Standard" style:list-style-name="L21">
      <style:text-properties fo:color="#000000" officeooo:paragraph-rsid="0064e927"/>
    </style:style>
    <style:style style:name="P84" style:family="paragraph" style:parent-style-name="Standard">
      <style:paragraph-properties fo:text-align="justify" style:justify-single-word="false"/>
      <style:text-properties fo:color="#000000" officeooo:rsid="007d8567" officeooo:paragraph-rsid="0064e927"/>
    </style:style>
    <style:style style:name="P85" style:family="paragraph" style:parent-style-name="Standard">
      <style:paragraph-properties fo:text-align="justify" style:justify-single-word="false"/>
      <style:text-properties fo:color="#000000" officeooo:rsid="007f02bc" officeooo:paragraph-rsid="0064e927"/>
    </style:style>
    <style:style style:name="P86" style:family="paragraph" style:parent-style-name="Standard" style:list-style-name="L22">
      <style:text-properties fo:color="#000000" officeooo:paragraph-rsid="0064e927"/>
    </style:style>
    <style:style style:name="P87" style:family="paragraph" style:parent-style-name="Standard" style:list-style-name="L22">
      <style:text-properties fo:color="#000000" officeooo:rsid="00150a3a" officeooo:paragraph-rsid="0064e927"/>
    </style:style>
    <style:style style:name="P88" style:family="paragraph" style:parent-style-name="Standard" style:list-style-name="L23">
      <style:text-properties fo:color="#000000" officeooo:paragraph-rsid="0064e927"/>
    </style:style>
    <style:style style:name="P89" style:family="paragraph" style:parent-style-name="Standard" style:list-style-name="L24">
      <style:text-properties fo:color="#000000" officeooo:paragraph-rsid="0064e927"/>
    </style:style>
    <style:style style:name="P90" style:family="paragraph" style:parent-style-name="Standard" style:list-style-name="L25">
      <style:text-properties fo:color="#000000"/>
    </style:style>
    <style:style style:name="P91" style:family="paragraph" style:parent-style-name="Standard">
      <style:paragraph-properties fo:text-align="justify" style:justify-single-word="false"/>
      <style:text-properties fo:color="#000000" fo:font-weight="bold" style:font-weight-asian="bold" style:font-weight-complex="bold"/>
    </style:style>
    <style:style style:name="P92" style:family="paragraph" style:parent-style-name="Standard" style:list-style-name="L42">
      <style:paragraph-properties fo:text-align="justify" style:justify-single-word="false"/>
      <style:text-properties fo:color="#000000" officeooo:rsid="0003265c" officeooo:paragraph-rsid="0003265c"/>
    </style:style>
    <style:style style:name="P93" style:family="paragraph" style:parent-style-name="Standard">
      <style:paragraph-properties fo:text-align="justify" style:justify-single-word="false"/>
      <style:text-properties fo:color="#000000" officeooo:rsid="0089a6e5" officeooo:paragraph-rsid="0089a6e5"/>
    </style:style>
    <style:style style:name="P94" style:family="paragraph" style:parent-style-name="Standard" style:list-style-name="L19">
      <style:paragraph-properties fo:text-align="justify" style:justify-single-word="false"/>
      <style:text-properties officeooo:rsid="00290ffe" officeooo:paragraph-rsid="0064e927"/>
    </style:style>
    <style:style style:name="P95" style:family="paragraph" style:parent-style-name="Standard">
      <style:paragraph-properties fo:text-align="justify" style:justify-single-word="false"/>
    </style:style>
    <style:style style:name="P96" style:family="paragraph" style:parent-style-name="Standard" style:list-style-name="L19">
      <style:paragraph-properties fo:text-align="justify" style:justify-single-word="false"/>
      <style:text-properties officeooo:paragraph-rsid="0064e927"/>
    </style:style>
    <style:style style:name="P97" style:family="paragraph" style:parent-style-name="Standard" style:list-style-name="L20">
      <style:paragraph-properties fo:text-align="justify" style:justify-single-word="false"/>
      <style:text-properties officeooo:paragraph-rsid="0064e927"/>
    </style:style>
    <style:style style:name="P98" style:family="paragraph" style:parent-style-name="Standard" style:list-style-name="L21">
      <style:paragraph-properties fo:text-align="justify" style:justify-single-word="false"/>
      <style:text-properties officeooo:paragraph-rsid="0064e927"/>
    </style:style>
    <style:style style:name="P99" style:family="paragraph" style:parent-style-name="Standard" style:list-style-name="L29">
      <style:paragraph-properties fo:text-align="justify" style:justify-single-word="false"/>
    </style:style>
    <style:style style:name="P100" style:family="paragraph" style:parent-style-name="Standard" style:list-style-name="L30">
      <style:paragraph-properties fo:text-align="justify" style:justify-single-word="false"/>
    </style:style>
    <style:style style:name="P101" style:family="paragraph" style:parent-style-name="Standard" style:list-style-name="L33">
      <style:paragraph-properties fo:text-align="justify" style:justify-single-word="false"/>
    </style:style>
    <style:style style:name="P102" style:family="paragraph" style:parent-style-name="Standard" style:list-style-name="L35">
      <style:paragraph-properties fo:text-align="justify" style:justify-single-word="false"/>
    </style:style>
    <style:style style:name="P103" style:family="paragraph" style:parent-style-name="Standard" style:list-style-name="L43">
      <style:paragraph-properties fo:text-align="justify" style:justify-single-word="false"/>
    </style:style>
    <style:style style:name="P104" style:family="paragraph" style:parent-style-name="Standard" style:list-style-name="L45">
      <style:paragraph-properties fo:text-align="justify" style:justify-single-word="false"/>
    </style:style>
    <style:style style:name="P105" style:family="paragraph" style:parent-style-name="Standard" style:list-style-name="L46">
      <style:paragraph-properties fo:text-align="justify" style:justify-single-word="false"/>
    </style:style>
    <style:style style:name="P106" style:family="paragraph" style:parent-style-name="Standard" style:list-style-name="L47">
      <style:paragraph-properties fo:text-align="justify" style:justify-single-word="false"/>
    </style:style>
    <style:style style:name="P107" style:family="paragraph" style:parent-style-name="Standard" style:list-style-name="L48">
      <style:paragraph-properties fo:text-align="justify" style:justify-single-word="false"/>
    </style:style>
    <style:style style:name="P108" style:family="paragraph" style:parent-style-name="Standard">
      <style:paragraph-properties fo:text-align="justify" style:justify-single-word="false"/>
      <style:text-properties officeooo:paragraph-rsid="0089a6e5"/>
    </style:style>
    <style:style style:name="P109" style:family="paragraph" style:parent-style-name="Standard" style:list-style-name="L28"/>
    <style:style style:name="P110" style:family="paragraph" style:parent-style-name="Standard" style:list-style-name="L32"/>
    <style:style style:name="P111" style:family="paragraph" style:parent-style-name="Standard" style:list-style-name="L34"/>
    <style:style style:name="P112" style:family="paragraph" style:parent-style-name="Standard" style:list-style-name="L36"/>
    <style:style style:name="P113" style:family="paragraph" style:parent-style-name="Standard" style:list-style-name="L37"/>
    <style:style style:name="P114" style:family="paragraph" style:parent-style-name="Standard" style:list-style-name="L38"/>
    <style:style style:name="P115" style:family="paragraph" style:parent-style-name="Standard" style:list-style-name="L38">
      <style:text-properties officeooo:rsid="000290cc" officeooo:paragraph-rsid="000290cc"/>
    </style:style>
    <style:style style:name="P116" style:family="paragraph" style:parent-style-name="Standard" style:list-style-name="L41">
      <style:text-properties officeooo:paragraph-rsid="0002c021"/>
    </style:style>
    <style:style style:name="P117" style:family="paragraph" style:parent-style-name="Standard" style:list-style-name="L44"/>
    <style:style style:name="P118" style:family="paragraph" style:parent-style-name="Standard" style:list-style-name="L48"/>
    <style:style style:name="P119" style:family="paragraph" style:parent-style-name="Standard" style:list-style-name="L49"/>
    <style:style style:name="P120" style:family="paragraph" style:parent-style-name="Standard" style:list-style-name="L8">
      <style:paragraph-properties fo:margin-left="2.501cm" fo:margin-right="0cm" fo:text-indent="-0.635cm" style:auto-text-indent="false"/>
      <style:text-properties officeooo:rsid="006d7ec9" officeooo:paragraph-rsid="006d7ec9"/>
    </style:style>
    <style:style style:name="P121" style:family="paragraph" style:parent-style-name="Standard" style:list-style-name="L8">
      <style:paragraph-properties fo:margin-left="3.752cm" fo:margin-right="0cm" fo:text-indent="-0.635cm" style:auto-text-indent="false"/>
      <style:text-properties officeooo:rsid="006d7ec9" officeooo:paragraph-rsid="006d7ec9"/>
    </style:style>
    <style:style style:name="P122" style:family="paragraph" style:parent-style-name="Standard" style:list-style-name="L31">
      <style:paragraph-properties fo:text-align="justify" style:justify-single-word="false" fo:break-before="page"/>
      <style:text-properties fo:color="#000000"/>
    </style:style>
    <style:style style:name="P123" style:family="paragraph" style:parent-style-name="Text_20_body" style:list-style-name="L39"/>
    <style:style style:name="P124" style:family="paragraph" style:parent-style-name="Text_20_body" style:list-style-name="L39">
      <style:text-properties officeooo:paragraph-rsid="00059e8b"/>
    </style:style>
    <style:style style:name="P125" style:family="paragraph" style:parent-style-name="Text_20_body" style:list-style-name="L40"/>
    <style:style style:name="P126" style:family="paragraph" style:parent-style-name="Text_20_body" style:list-style-name="L40">
      <style:text-properties officeooo:rsid="000290cc" officeooo:paragraph-rsid="000290cc"/>
    </style:style>
    <style:style style:name="P127" style:family="paragraph" style:parent-style-name="Heading_20_1">
      <style:paragraph-properties fo:break-before="page"/>
    </style:style>
    <style:style style:name="P128" style:family="paragraph" style:parent-style-name="Heading_20_2">
      <style:text-properties officeooo:rsid="00845dcd"/>
    </style:style>
    <style:style style:name="P129" style:family="paragraph" style:parent-style-name="Heading_20_2">
      <style:text-properties fo:color="#000000"/>
    </style:style>
    <style:style style:name="P130" style:family="paragraph" style:parent-style-name="Heading_20_2">
      <style:text-properties officeooo:rsid="000290cc" officeooo:paragraph-rsid="000290cc"/>
    </style:style>
    <style:style style:name="P131" style:family="paragraph" style:parent-style-name="Heading_20_2">
      <style:text-properties officeooo:paragraph-rsid="00873da0"/>
    </style:style>
    <style:style style:name="P13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6d0b91" style:font-weight-asian="normal" style:font-weight-complex="normal"/>
    </style:style>
    <style:style style:name="T3" style:family="text">
      <style:text-properties fo:font-weight="normal" officeooo:rsid="00704104" style:font-weight-asian="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2c021" style:font-weight-asian="bold" style:font-weight-complex="bold"/>
    </style:style>
    <style:style style:name="T7" style:family="text">
      <style:text-properties fo:font-weight="bold" officeooo:rsid="0003f7a1" style:font-weight-asian="bold" style:font-weight-complex="bold"/>
    </style:style>
    <style:style style:name="T8" style:family="text">
      <style:text-properties fo:font-weight="bold" officeooo:rsid="004b703c" style:font-weight-asian="bold" style:font-weight-complex="bold"/>
    </style:style>
    <style:style style:name="T9" style:family="text">
      <style:text-properties fo:font-weight="bold" officeooo:rsid="0051df42" style:font-weight-asian="bold" style:font-weight-complex="bold"/>
    </style:style>
    <style:style style:name="T10" style:family="text">
      <style:text-properties fo:font-weight="bold" officeooo:rsid="00531c5c" style:font-weight-asian="bold" style:font-weight-complex="bold"/>
    </style:style>
    <style:style style:name="T11" style:family="text">
      <style:text-properties fo:font-weight="bold" officeooo:rsid="00300230" style:font-weight-asian="bold" style:font-weight-complex="bold"/>
    </style:style>
    <style:style style:name="T12" style:family="text">
      <style:text-properties fo:font-weight="bold" officeooo:rsid="00558ff7" style:font-weight-asian="bold" style:font-weight-complex="bold"/>
    </style:style>
    <style:style style:name="T13" style:family="text">
      <style:text-properties fo:font-weight="bold" officeooo:rsid="0078ab9e" style:font-weight-asian="bold" style:font-weight-complex="bold"/>
    </style:style>
    <style:style style:name="T14" style:family="text">
      <style:text-properties style:font-name="Times New Roman"/>
    </style:style>
    <style:style style:name="T15" style:family="text">
      <style:text-properties fo:color="#ff0000"/>
    </style:style>
    <style:style style:name="T16" style:family="text">
      <style:text-properties fo:language="en" fo:country="GB"/>
    </style:style>
    <style:style style:name="T17" style:family="text">
      <style:text-properties style:font-name-asian="Times New Roman"/>
    </style:style>
    <style:style style:name="T18" style:family="text">
      <style:text-properties fo:color="#000000"/>
    </style:style>
    <style:style style:name="T19" style:family="text">
      <style:text-properties fo:color="#000000" style:font-name="Times New Roman"/>
    </style:style>
    <style:style style:name="T20" style:family="text">
      <style:text-properties fo:color="#000000" fo:font-weight="bold" officeooo:rsid="002cc1ac" style:font-weight-asian="bold" style:font-weight-complex="bold"/>
    </style:style>
    <style:style style:name="T21" style:family="text">
      <style:text-properties fo:color="#000000" fo:font-weight="bold" officeooo:rsid="004b703c" style:font-weight-asian="bold" style:font-weight-complex="bold"/>
    </style:style>
    <style:style style:name="T22" style:family="text">
      <style:text-properties fo:color="#000000" officeooo:rsid="0003f7a1"/>
    </style:style>
    <style:style style:name="T23" style:family="text">
      <style:text-properties fo:color="#000000" officeooo:rsid="00052b3b"/>
    </style:style>
    <style:style style:name="T24" style:family="text">
      <style:text-properties fo:color="#000000" officeooo:rsid="001390d0"/>
    </style:style>
    <style:style style:name="T25" style:family="text">
      <style:text-properties fo:color="#000000" officeooo:rsid="002b5be5"/>
    </style:style>
    <style:style style:name="T26" style:family="text">
      <style:text-properties fo:color="#000000" officeooo:rsid="002b9094"/>
    </style:style>
    <style:style style:name="T27" style:family="text">
      <style:text-properties fo:color="#000000" officeooo:rsid="002cc1ac"/>
    </style:style>
    <style:style style:name="T28" style:family="text">
      <style:text-properties fo:color="#000000" officeooo:rsid="002ccdf4"/>
    </style:style>
    <style:style style:name="T29" style:family="text">
      <style:text-properties fo:color="#000000" officeooo:rsid="004b703c"/>
    </style:style>
    <style:style style:name="T30" style:family="text">
      <style:text-properties fo:color="#000000" officeooo:rsid="002360d2"/>
    </style:style>
    <style:style style:name="T31" style:family="text">
      <style:text-properties fo:color="#000000" officeooo:rsid="007d1f0a"/>
    </style:style>
    <style:style style:name="T32" style:family="text">
      <style:text-properties fo:color="#000000" officeooo:rsid="007d8567"/>
    </style:style>
    <style:style style:name="T33" style:family="text">
      <style:text-properties fo:color="#000000" officeooo:rsid="007f02bc"/>
    </style:style>
    <style:style style:name="T34" style:family="text">
      <style:text-properties style:font-name="Wingdings"/>
    </style:style>
    <style:style style:name="T35" style:family="text">
      <style:text-properties fo:color="#003366"/>
    </style:style>
    <style:style style:name="T36" style:family="text">
      <style:text-properties officeooo:rsid="000290cc"/>
    </style:style>
    <style:style style:name="T37" style:family="text">
      <style:text-properties officeooo:rsid="0002c021"/>
    </style:style>
    <style:style style:name="T38" style:family="text">
      <style:text-properties officeooo:rsid="0003b510"/>
    </style:style>
    <style:style style:name="T39" style:family="text">
      <style:text-properties officeooo:rsid="0003f7a1"/>
    </style:style>
    <style:style style:name="T40" style:family="text">
      <style:text-properties officeooo:rsid="00059e8b"/>
    </style:style>
    <style:style style:name="T41" style:family="text">
      <style:text-properties officeooo:rsid="0007e69b"/>
    </style:style>
    <style:style style:name="T42" style:family="text">
      <style:text-properties officeooo:rsid="0008aa07"/>
    </style:style>
    <style:style style:name="T43" style:family="text">
      <style:text-properties officeooo:rsid="00093104"/>
    </style:style>
    <style:style style:name="T44" style:family="text">
      <style:text-properties officeooo:rsid="000b8151"/>
    </style:style>
    <style:style style:name="T45" style:family="text">
      <style:text-properties officeooo:rsid="000f833d"/>
    </style:style>
    <style:style style:name="T46" style:family="text">
      <style:text-properties officeooo:rsid="0010535f"/>
    </style:style>
    <style:style style:name="T47" style:family="text">
      <style:text-properties officeooo:rsid="00119c08"/>
    </style:style>
    <style:style style:name="T48" style:family="text">
      <style:text-properties officeooo:rsid="001390d0"/>
    </style:style>
    <style:style style:name="T49" style:family="text">
      <style:text-properties officeooo:rsid="001908aa"/>
    </style:style>
    <style:style style:name="T50" style:family="text">
      <style:text-properties officeooo:rsid="001a9df4"/>
    </style:style>
    <style:style style:name="T51" style:family="text">
      <style:text-properties officeooo:rsid="001c9371"/>
    </style:style>
    <style:style style:name="T52" style:family="text">
      <style:text-properties officeooo:rsid="001d5adc"/>
    </style:style>
    <style:style style:name="T53" style:family="text">
      <style:text-properties officeooo:rsid="001eea8f"/>
    </style:style>
    <style:style style:name="T54" style:family="text">
      <style:text-properties officeooo:rsid="002015b0"/>
    </style:style>
    <style:style style:name="T55" style:family="text">
      <style:text-properties officeooo:rsid="00290ffe"/>
    </style:style>
    <style:style style:name="T56" style:family="text">
      <style:text-properties officeooo:rsid="002a6a3f"/>
    </style:style>
    <style:style style:name="T57" style:family="text">
      <style:text-properties officeooo:rsid="002b5be5"/>
    </style:style>
    <style:style style:name="T58" style:family="text">
      <style:text-properties officeooo:rsid="00431785"/>
    </style:style>
    <style:style style:name="T59" style:family="text">
      <style:text-properties officeooo:rsid="00445c0f"/>
    </style:style>
    <style:style style:name="T60" style:family="text">
      <style:text-properties officeooo:rsid="00446146"/>
    </style:style>
    <style:style style:name="T61" style:family="text">
      <style:text-properties officeooo:rsid="00464202"/>
    </style:style>
    <style:style style:name="T62" style:family="text">
      <style:text-properties officeooo:rsid="0051df42"/>
    </style:style>
    <style:style style:name="T63" style:family="text">
      <style:text-properties officeooo:rsid="00300230"/>
    </style:style>
    <style:style style:name="T64" style:family="text">
      <style:text-properties officeooo:rsid="005cccfb"/>
    </style:style>
    <style:style style:name="T65" style:family="text">
      <style:text-properties officeooo:rsid="005e90df"/>
    </style:style>
    <style:style style:name="T66" style:family="text">
      <style:text-properties officeooo:rsid="005ff25e"/>
    </style:style>
    <style:style style:name="T67" style:family="text">
      <style:text-properties officeooo:rsid="0060b127"/>
    </style:style>
    <style:style style:name="T68" style:family="text">
      <style:text-properties officeooo:rsid="0061d855"/>
    </style:style>
    <style:style style:name="T69" style:family="text">
      <style:text-properties officeooo:rsid="00622735"/>
    </style:style>
    <style:style style:name="T70" style:family="text">
      <style:text-properties officeooo:rsid="0064e927"/>
    </style:style>
    <style:style style:name="T71" style:family="text">
      <style:text-properties officeooo:rsid="00671629"/>
    </style:style>
    <style:style style:name="T72" style:family="text">
      <style:text-properties officeooo:rsid="00673f4b"/>
    </style:style>
    <style:style style:name="T73" style:family="text">
      <style:text-properties officeooo:rsid="0067b9e5"/>
    </style:style>
    <style:style style:name="T74" style:family="text">
      <style:text-properties officeooo:rsid="006b11bb"/>
    </style:style>
    <style:style style:name="T75" style:family="text">
      <style:text-properties officeooo:rsid="006d0b91"/>
    </style:style>
    <style:style style:name="T76" style:family="text">
      <style:text-properties officeooo:rsid="006d7ec9"/>
    </style:style>
    <style:style style:name="T77" style:family="text">
      <style:text-properties officeooo:rsid="006f7019"/>
    </style:style>
    <style:style style:name="T78" style:family="text">
      <style:text-properties officeooo:rsid="00703964"/>
    </style:style>
    <style:style style:name="T79" style:family="text">
      <style:text-properties officeooo:rsid="00704104"/>
    </style:style>
    <style:style style:name="T80" style:family="text">
      <style:text-properties officeooo:rsid="00725693"/>
    </style:style>
    <style:style style:name="T81" style:family="text">
      <style:text-properties officeooo:rsid="0072f4ba"/>
    </style:style>
    <style:style style:name="T82" style:family="text">
      <style:text-properties officeooo:rsid="00759e88"/>
    </style:style>
    <style:style style:name="T83" style:family="text">
      <style:text-properties officeooo:rsid="0076e56b"/>
    </style:style>
    <style:style style:name="T84" style:family="text">
      <style:text-properties officeooo:rsid="00797504"/>
    </style:style>
    <style:style style:name="T85" style:family="text">
      <style:text-properties officeooo:rsid="007f02bc"/>
    </style:style>
    <style:style style:name="T86" style:family="text">
      <style:text-properties officeooo:rsid="00873da0"/>
    </style:style>
    <style:style style:name="T87" style:family="text">
      <style:text-properties officeooo:rsid="0089a6e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ÁGINA WEB</text:p>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0"><text:a xlink:type="simple" xlink:href="#__RefHeading__1261_610914346" text:style-name="Index_20_Link" text:visited-style-name="Index_20_Link"><text:s/>1 <text:s/>Análisis general<text:tab/>3</text:a></text:p>
          <text:p text:style-name="P51"><text:a xlink:type="simple" xlink:href="#__RefHeading__1263_610914346" text:style-name="Index_20_Link" text:visited-style-name="Index_20_Link"><text:s/>1.1 <text:s/>Mapa de la web<text:tab/>3</text:a></text:p>
          <text:p text:style-name="P51"><text:a xlink:type="simple" xlink:href="#__RefHeading__2237_1886156455" text:style-name="Index_20_Link" text:visited-style-name="Index_20_Link"><text:s/>1.2 <text:s/>Opciones a incluir<text:tab/>3</text:a></text:p>
          <text:p text:style-name="P51"><text:a xlink:type="simple" xlink:href="#__RefHeading__1265_610914346" text:style-name="Index_20_Link" text:visited-style-name="Index_20_Link"><text:s/>1.3 <text:s/>Esquema de directorios<text:tab/>3</text:a></text:p>
          <text:p text:style-name="P51"><text:a xlink:type="simple" xlink:href="#__RefHeading__1267_610914346" text:style-name="Index_20_Link" text:visited-style-name="Index_20_Link"><text:s/>1.4 <text:s/>Seguridad aplicada. Servicios y configuraciones<text:tab/>4</text:a></text:p>
          <text:p text:style-name="P50"><text:a xlink:type="simple" xlink:href="#__RefHeading__1280_610914346" text:style-name="Index_20_Link" text:visited-style-name="Index_20_Link"><text:s/>2 <text:s/>Estructura de las páginas<text:tab/>5</text:a></text:p>
          <text:p text:style-name="P51"><text:a xlink:type="simple" xlink:href="#__RefHeading__1272_1293814713" text:style-name="Index_20_Link" text:visited-style-name="Index_20_Link"><text:s/>2.1 <text:s/>Estructura general<text:tab/>5</text:a></text:p>
          <text:p text:style-name="P51"><text:a xlink:type="simple" xlink:href="#__RefHeading__8162_1534416546" text:style-name="Index_20_Link" text:visited-style-name="Index_20_Link"><text:s/>2.2 <text:s/>Páginas de los departamentos<text:tab/>8</text:a></text:p>
          <text:p text:style-name="P51"><text:a xlink:type="simple" xlink:href="#__RefHeading__1270_12938147131" text:style-name="Index_20_Link" text:visited-style-name="Index_20_Link"><text:s/>2.3 <text:s/>Idiomas<text:tab/>8</text:a></text:p>
          <text:p text:style-name="P50"><text:a xlink:type="simple" xlink:href="#__RefHeading__1282_6109143461" text:style-name="Index_20_Link" text:visited-style-name="Index_20_Link"><text:s/>3 <text:s/>Descripción de cada opción<text:tab/>9</text:a></text:p>
          <text:p text:style-name="P51"><text:a xlink:type="simple" xlink:href="#__RefHeading__1270_129381471311" text:style-name="Index_20_Link" text:visited-style-name="Index_20_Link"><text:s/>3.1 <text:s/>INICIO - Inicio<text:tab/>9</text:a></text:p>
          <text:p text:style-name="P51"><text:a xlink:type="simple" xlink:href="#__RefHeading__1270_1293814713113" text:style-name="Index_20_Link" text:visited-style-name="Index_20_Link"><text:s/>3.2 <text:s/>INICIO – Contactar (Raul García)<text:tab/>10</text:a></text:p>
          <text:p text:style-name="P50"><text:a xlink:type="simple" xlink:href="#__RefHeading__1282_610914346" text:style-name="Index_20_Link" text:visited-style-name="Index_20_Link"><text:s/>4 <text:s/>Estilos y herencia<text:tab/>10</text:a></text:p>
          <text:p text:style-name="P50"><text:a xlink:type="simple" xlink:href="#__RefHeading__1284_610914346" text:style-name="Index_20_Link" text:visited-style-name="Index_20_Link"><text:s/>5 <text:s/>Instalación, configuración y migración<text:tab/>11</text:a></text:p>
          <text:p text:style-name="P51"><text:a xlink:type="simple" xlink:href="#__RefHeading__2239_1886156455" text:style-name="Index_20_Link" text:visited-style-name="Index_20_Link"><text:s/>5.1 <text:s/>Instalación completa (en máquina virtual)<text:tab/>11</text:a></text:p>
          <text:p text:style-name="P51"><text:a xlink:type="simple" xlink:href="#__RefHeading__2241_18861564551" text:style-name="Index_20_Link" text:visited-style-name="Index_20_Link"><text:s/>5.2 <text:s/>Ensamblado de la web<text:tab/>17</text:a></text:p>
          <text:p text:style-name="P51"><text:a xlink:type="simple" xlink:href="#__RefHeading__2241_1886156455" text:style-name="Index_20_Link" text:visited-style-name="Index_20_Link"><text:s/>5.3 <text:s/>Cambio de versión de Linux<text:tab/>18</text:a></text:p>
          <text:p text:style-name="P51"><text:a xlink:type="simple" xlink:href="#__RefHeading__2243_1886156455" text:style-name="Index_20_Link" text:visited-style-name="Index_20_Link"><text:s/>5.4 <text:s/>Cambio de versión de página<text:tab/>20</text:a></text:p>
          <text:p text:style-name="P51"><text:a xlink:type="simple" xlink:href="#__RefHeading__2241_18861564552" text:style-name="Index_20_Link" text:visited-style-name="Index_20_Link"><text:s/>5.5 <text:s/>Configuración del conjunto de caracteres en HTML, MySQL y PHP<text:tab/>20</text:a></text:p>
          <text:p text:style-name="P50"><text:a xlink:type="simple" xlink:href="#__RefHeading__1286_610914346" text:style-name="Index_20_Link" text:visited-style-name="Index_20_Link"><text:s/>6 <text:s/>Servicios<text:tab/>21</text:a></text:p>
          <text:p text:style-name="P51"><text:a xlink:type="simple" xlink:href="#__RefHeading__915_1844274786" text:style-name="Index_20_Link" text:visited-style-name="Index_20_Link"><text:s/>6.1 <text:s/>ssh<text:tab/>21</text:a></text:p>
          <text:p text:style-name="P51"><text:a xlink:type="simple" xlink:href="#__RefHeading__917_1844274786" text:style-name="Index_20_Link" text:visited-style-name="Index_20_Link"><text:s/>6.2 <text:s/>Apache2<text:tab/>21</text:a></text:p>
          <text:p text:style-name="P51"><text:a xlink:type="simple" xlink:href="#__RefHeading__919_1844274786" text:style-name="Index_20_Link" text:visited-style-name="Index_20_Link"><text:s/>6.3 <text:s/>ftp<text:tab/>21</text:a></text:p>
          <text:p text:style-name="P51"><text:a xlink:type="simple" xlink:href="#__RefHeading__1576_2044857269" text:style-name="Index_20_Link" text:visited-style-name="Index_20_Link"><text:s/>6.4 <text:s/>MySQL<text:tab/>22</text:a></text:p>
          <text:p text:style-name="P51"><text:a xlink:type="simple" xlink:href="#__RefHeading__1578_2044857269" text:style-name="Index_20_Link" text:visited-style-name="Index_20_Link"><text:s/>6.5 <text:s/>PHP5<text:tab/>24</text:a></text:p>
          <text:p text:style-name="P51"><text:a xlink:type="simple" xlink:href="#__RefHeading__2245_1886156455" text:style-name="Index_20_Link" text:visited-style-name="Index_20_Link"><text:s/>6.6 <text:s/>phpMyAdmin<text:tab/>24</text:a></text:p>
          <text:p text:style-name="P51"><text:a xlink:type="simple" xlink:href="#__RefHeading__2247_1886156455" text:style-name="Index_20_Link" text:visited-style-name="Index_20_Link"><text:s/>6.7 <text:s/>phpBB<text:tab/>25</text:a></text:p>
          <text:p text:style-name="P50"><text:a xlink:type="simple" xlink:href="#__RefHeading__1288_610914346" text:style-name="Index_20_Link" text:visited-style-name="Index_20_Link"><text:s/>7 <text:s/>Seguridad<text:tab/>26</text:a></text:p>
          <text:p text:style-name="P51"><text:a xlink:type="simple" xlink:href="#__RefHeading__915_184427478611" text:style-name="Index_20_Link" text:visited-style-name="Index_20_Link"><text:s/>7.1 <text:s/>Login y roles (Christian Blaya)<text:tab/>26</text:a></text:p>
          <text:p text:style-name="P51"><text:a xlink:type="simple" xlink:href="#__RefHeading__1290_610914346" text:style-name="Index_20_Link" text:visited-style-name="Index_20_Link"><text:s/>7.2 <text:s/>Sistema operativo<text:tab/>26</text:a></text:p>
          <text:p text:style-name="P51"><text:a xlink:type="simple" xlink:href="#__RefHeading__1292_610914346" text:style-name="Index_20_Link" text:visited-style-name="Index_20_Link"><text:s/>7.3 <text:s/>MySQL<text:tab/>26</text:a></text:p>
          <text:p text:style-name="P51"><text:a xlink:type="simple" xlink:href="#__RefHeading__2249_1886156455" text:style-name="Index_20_Link" text:visited-style-name="Index_20_Link"><text:s/>7.4 <text:s/>phpMyAdmin<text:tab/>28</text:a></text:p>
          <text:p text:style-name="P51"><text:a xlink:type="simple" xlink:href="#__RefHeading__2251_1886156455" text:style-name="Index_20_Link" text:visited-style-name="Index_20_Link"><text:s/>7.5 <text:s/>Apache<text:tab/>28</text:a></text:p>
          <text:p text:style-name="P51"><text:a xlink:type="simple" xlink:href="#__RefHeading__2251_18861564551" text:style-name="Index_20_Link" text:visited-style-name="Index_20_Link"><text:s/>7.6 <text:s/>PHP<text:tab/>28</text:a></text:p>
          <text:p text:style-name="P51"><text:a xlink:type="simple" xlink:href="#__RefHeading__1046_565883571" text:style-name="Index_20_Link" text:visited-style-name="Index_20_Link"><text:s/>7.7 <text:s/>Copias de seguridad<text:tab/>30</text:a></text:p>
          <text:p text:style-name="P50"><text:a xlink:type="simple" xlink:href="#__RefHeading__1300_610914346" text:style-name="Index_20_Link" text:visited-style-name="Index_20_Link"><text:s/>8 <text:s/>Varios<text:tab/>31</text:a></text:p>
          <text:p text:style-name="P51"><text:a xlink:type="simple" xlink:href="#__RefHeading__1042_56588357" text:style-name="Index_20_Link" text:visited-style-name="Index_20_Link"><text:s/>8.1 <text:s/>Protocolo para habilitar espacio web a un departamento<text:tab/>31</text:a></text:p>
          <text:p text:style-name="P51"><text:a xlink:type="simple" xlink:href="#__RefHeading__1044_56588357" text:style-name="Index_20_Link" text:visited-style-name="Index_20_Link"><text:s/>8.2 <text:s/>Subir contenido a la web<text:tab/>31</text:a></text:p>
          <text:p text:style-name="P51"><text:a xlink:type="simple" xlink:href="#__RefHeading__1048_56588357" text:style-name="Index_20_Link" text:visited-style-name="Index_20_Link"><text:s/>8.3 <text:s/>Anomalías y comprobaciones<text:tab/>31</text:a></text:p>
          <text:p text:style-name="P50"><text:a xlink:type="simple" xlink:href="#__RefHeading__1050_56588357" text:style-name="Index_20_Link" text:visited-style-name="Index_20_Link"><text:s/>9 <text:s/>Anexos<text:tab/>32</text:a></text:p>
          <text:p text:style-name="P51"><text:a xlink:type="simple" xlink:href="#__RefHeading__1048_5658835711211" text:style-name="Index_20_Link" text:visited-style-name="Index_20_Link"><text:s/>9.1 <text:s/>Insertar editor Web en cualquier opción<text:tab/>32</text:a></text:p>
          <text:p text:style-name="P51"><text:a xlink:type="simple" xlink:href="#__RefHeading__1048_565883571122" text:style-name="Index_20_Link" text:visited-style-name="Index_20_Link"><text:s/>9.2 <text:s/>Optimizar el tamaño de la máquina virtual<text:tab/>32</text:a></text:p>
          <text:p text:style-name="P51"><text:a xlink:type="simple" xlink:href="#__RefHeading__1048_56588357112" text:style-name="Index_20_Link" text:visited-style-name="Index_20_Link"><text:s/>9.3 <text:s/>La instrucción sed (editor de flujo)<text:tab/>34</text:a></text:p>
          <text:p text:style-name="P51"><text:soft-page-break/><text:a xlink:type="simple" xlink:href="#__RefHeading__1048_5658835721" text:style-name="Index_20_Link" text:visited-style-name="Index_20_Link"><text:s/>9.4 <text:s/>Buscar ficheros que contienen una cadena<text:tab/>34</text:a></text:p>
          <text:p text:style-name="P51"><text:a xlink:type="simple" xlink:href="#__RefHeading__1048_56588357211" text:style-name="Index_20_Link" text:visited-style-name="Index_20_Link"><text:s/>9.5 <text:s/>Borrado selectivo de ficheros<text:tab/>34</text:a></text:p>
          <text:p text:style-name="P51"><text:a xlink:type="simple" xlink:href="#__RefHeading__2680_1257489391" text:style-name="Index_20_Link" text:visited-style-name="Index_20_Link"><text:s/>9.6 <text:s/>Resumen de preinstalación para 18.04<text:tab/>35</text:a></text:p>
          <text:p text:style-name="P51"><text:a xlink:type="simple" xlink:href="#__RefHeading__2682_1257489391" text:style-name="Index_20_Link" text:visited-style-name="Index_20_Link"><text:s/>9.7 <text:s/>Router<text:tab/>37</text:a></text:p>
          <text:p text:style-name="P51"><text:a xlink:type="simple" xlink:href="#__RefHeading__2682_12574893911" text:style-name="Index_20_Link" text:visited-style-name="Index_20_Link"><text:s/>9.8 <text:s/>Artículo sobre configuración del conjunto de caracteres<text:tab/>37</text:a></text:p>
          <text:p text:style-name="P51"><text:a xlink:type="simple" xlink:href="#__RefHeading__1048_565883571111" text:style-name="Index_20_Link" text:visited-style-name="Index_20_Link"><text:s/>9.9 <text:s/>Consideraciones del profesor<text:tab/>39</text:a></text:p>
          <text:p text:style-name="P51"><text:a xlink:type="simple" xlink:href="#__RefHeading__1048_565883572" text:style-name="Index_20_Link" text:visited-style-name="Index_20_Link"><text:s/>9.10 <text:s/>Consideraciones de los alumnos<text:tab/>39</text:a></text:p>
        </text:index-body>
      </text:table-of-content>
      <text:p text:style-name="Standard"/>
      <text:h text:style-name="P127" text:outline-level="1"><text:bookmark-start text:name="__RefHeading__1261_610914346"/>Análisis general<text:bookmark-end text:name="__RefHeading__1261_610914346"/></text:h>
      <text:list xml:id="list3847946365422238985" text:style-name="L1">
        <text:list-header>
          <text:p text:style-name="P52"/>
        </text:list-header>
      </text:list>
      <text:h text:style-name="P128" text:outline-level="2"><text:bookmark-start text:name="__RefHeading__1263_610914346"/>Mapa de la web<text:bookmark-end text:name="__RefHeading__1263_610914346"/></text:h>
      <text:p text:style-name="Standard"/>
      <text:p text:style-name="Standard"/>
      <text:p text:style-name="Standard"/>
      <text:h text:style-name="Heading_20_2" text:outline-level="2"><text:bookmark-start text:name="__RefHeading__2237_1886156455"/>Opciones a incluir<text:bookmark-end text:name="__RefHeading__2237_1886156455"/></text:h>
      <text:p text:style-name="Standard"/>
      <text:p text:style-name="Standard"/>
      <text:h text:style-name="Heading_20_2" text:outline-level="2"><text:bookmark-start text:name="__RefHeading__1265_610914346"/>Esquema de directorios<text:bookmark-end text:name="__RefHeading__1265_610914346"/></text:h>
      <text:p text:style-name="Standard"/>
      <text:p text:style-name="P1"><text:tab/>El<text:span text:style-name="T1"> sitio web estará alojado en /var/www/</text:span><text:span text:style-name="T2">html</text:span><text:span text:style-name="T1">. Dentro de este directorio habrá un fichero encargado de lanzar la página “home” y que se llamará index.php. La mayoría de los demás ficheros se almacenará en subdirectorios, siendo los más notorios:</text:span></text:p>
      <text:p text:style-name="P11"/>
      <text:list xml:id="list4366222666398068539" text:style-name="L2">
        <text:list-item>
          <text:p text:style-name="P53">Documentacion .- contiene los ficheros que documentan la web. También contiene un fichero con los profesores colaboradores a los que se puede realizar consultas (profes.txt).</text:p>
        </text:list-item>
        <text:list-item>
          <text:p text:style-name="P53">Pruebas .- con ficheros a utilizar durante el periodo de pruebas. En principio contendrá dos scripts en php que permitirán crear y borrar la base de datos utilizada.</text:p>
        </text:list-item>
        <text:list-item>
          <text:p text:style-name="P53">Configuraciones .- para dejar los ficheros relativos a configuraciones especiales. Entre ellos se encuentra sitio.conf con parámetros de configuración del sitio. <text:span text:style-name="T68">También existenficheros con las ips a las que se permite o deniega el acceso.</text:span></text:p>
        </text:list-item>
        <text:list-item>
          <text:p text:style-name="P53">css .- contendrá los ficheros de estilos. Existirá uno general y los relacionados con las páginas de cada opción tendrán como nombre <text:span text:style-name="T68">tres</text:span> letras por cada opción_subopción y extensión css, por ejemplo in<text:span text:style-name="T68">i</text:span>_se<text:span text:style-name="T68">c</text:span>.css.</text:p>
        </text:list-item>
        <text:list-item>
          <text:p text:style-name="P53">js .- contiene ficheros en javaScript. <text:span text:style-name="T75">Seguirán la nomenclatura de los css.</text:span></text:p>
        </text:list-item>
        <text:list-item>
          <text:p text:style-name="P53">ftp .- ftp anónimo.</text:p>
        </text:list-item>
      </text:list>
      <text:p text:style-name="P12"/>
      <text:p text:style-name="P12"><text:tab/>La carpeta /var/www/<text:span text:style-name="T68">html</text:span> además tendrá las subcarpetas relativas a cada una de las opciones de la página web:</text:p>
      <text:p text:style-name="P11"/>
      <text:list xml:id="list4733755627183131509" text:style-name="L3">
        <text:list-item>
          <text:p text:style-name="P58">Comun .- con ficheros que se utilizarán por cualquier página. Importancia especial tendrá el fichero de estilos …</text:p>
        </text:list-item>
        <text:list-item>
          <text:p text:style-name="P58">Inicio .- datos relacionados con la opción Inicio.</text:p>
        </text:list-item>
        <text:list-item>
          <text:p text:style-name="P58">Direccion .- datos relacionados con la Dirección.</text:p>
        </text:list-item>
        <text:list-item>
          <text:p text:style-name="P58">Jefatura .- datos relativos a la Jefatura de Estudios.</text:p>
        </text:list-item>
        <text:list-item>
          <text:p text:style-name="P58">Administracion .- por confirmar.</text:p>
        </text:list-item>
        <text:list-item>
          <text:p text:style-name="P54">Departamentos .- contiene las páginas web y sitio ftp público y privado de cada departamento. Cada departamento tendrá una subcarpeta con el nombre del mismo. Hay un directorio con características especiales porque <text:span text:style-name="T75">contiene una copia de /var/www/html, e</text:span>s el directorio:</text:p>
          <text:list>
            <text:list-header>
              <text:p text:style-name="P54"><text:soft-page-break/>/var/www/Departamentos/Informatica/ftppublico/<text:span text:style-name="T75">Copia_dela_web </text:span>que contiene los ficheros:</text:p>
              <text:p text:style-name="P58">borrarLoDeAqui.sh.- borra el contenido de la carpera a excepción de estos scripts.</text:p>
              <text:p text:style-name="P58">¿ copiarEnSuSitio.sh.- copia el contenido de la carpeta a /var/www (aún sin crear).</text:p>
              <text:p text:style-name="P58">traerPaca.sh.- copia el contenido de /var/www/<text:span text:style-name="T75">html</text:span> a este directorio.</text:p>
            </text:list-header>
          </text:list>
        </text:list-item>
        <text:list-item>
          <text:p text:style-name="P58">Alumnos .- destinado a contener datos que suban los alumnos.</text:p>
        </text:list-item>
        <text:list-item>
          <text:p text:style-name="P58">Ampa .- destinado a contener información del AMPA.</text:p>
        </text:list-item>
        <text:list-item>
          <text:p text:style-name="P58">Tic.- información relacionada con las actividades del TIC.</text:p>
        </text:list-item>
        <text:list-item>
          <text:p text:style-name="P58">Multimedia .- contiene fotografías y vídeos. Dentro de la subcarpeta FotosPortada se encuentran las fotos que se visualizan en la portada (sección 5).</text:p>
        </text:list-item>
        <text:list-item>
          <text:p text:style-name="P58">¿ Empresa ?</text:p>
        </text:list-item>
        <text:list-item>
          <text:p text:style-name="P58">. . .</text:p>
        </text:list-item>
      </text:list>
      <text:p text:style-name="P12"><text:tab/>La carpeta /var/www/<text:span text:style-name="T68">html/</text:span>Departamentos tendrá una subcarpeta por cada departamento y cada una de estas, a su vez, las siguientes:</text:p>
      <text:p text:style-name="P12"/>
      <text:list xml:id="list1560842760333949403" text:style-name="L4">
        <text:list-item>
          <text:p text:style-name="P55">web .- contendrá la página web del departamento.</text:p>
        </text:list-item>
        <text:list-item>
          <text:p text:style-name="P55">ftpprivado .- con subcarpetas por profesores, asignaturas o grupos.</text:p>
        </text:list-item>
        <text:list-item>
          <text:p text:style-name="P55">ftppublico .- con una estructura similar a la anterior. Además contendrá una subcarpeta alumnos para que los alumnos puedan dejar sus documentos.</text:p>
        </text:list-item>
      </text:list>
      <text:p text:style-name="P12"/>
      <text:p text:style-name="P12"><text:tab/>Para gestionar estas últimas deberá crearse por cada departamento al menos un usuario para los profesores y otro para los alumnos. También deberán efectuarse las configuraciones de ftp adecuadas para cada uno de ellos.</text:p>
      <text:p text:style-name="P12"/>
      <text:p text:style-name="P12"><text:tab/>Fuera de la estructura del sitio web hay que tener en cuenta las siguientes carpetas:</text:p>
      <text:p text:style-name="P12"/>
      <text:list xml:id="list8892656111342797942" text:style-name="L5">
        <text:list-item>
          <text:p text:style-name="P56">/var/lib/mysql .- contiene las bases de datos</text:p>
        </text:list-item>
        <text:list-item>
          <text:p text:style-name="P56">/etc .- contiene los ficheros de configuración de los diferentes servicios.</text:p>
        </text:list-item>
      </text:list>
      <text:p text:style-name="P11"/>
      <text:h text:style-name="Heading_20_2" text:outline-level="2"><text:bookmark-start text:name="__RefHeading__1267_610914346"/>Seguridad aplicada. Servicios y configuraciones<text:bookmark-end text:name="__RefHeading__1267_610914346"/></text:h>
      <text:p text:style-name="Standard"/>
      <text:p text:style-name="Standard"><text:tab/><text:span text:style-name="T69">La carpeta /var/www/html/Configuraciones contiene ficheros relacionados con la seguridad del sitio:</text:span></text:p>
      <text:p text:style-name="Standard"/>
      <text:list xml:id="list6292367195467795130" text:style-name="L6">
        <text:list-item>
          <text:p text:style-name="P59">sitio.conf.- contiene directorios, usuarios, etc.</text:p>
        </text:list-item>
        <text:list-item>
          <text:p text:style-name="P59">permitidos.txt.- contiene las direcciones ip de los equipos a los que se permite acceder a ciertas opciones.</text:p>
        </text:list-item>
        <text:list-item>
          <text:p text:style-name="P59">denegados.txt.- contiene direcciones ip de los equipos a los que se deniega el acceso a ciertas opciones.</text:p>
        </text:list-item>
      </text:list>
      <text:p text:style-name="P39"/>
      <text:p text:style-name="P49"/>
      <text:p text:style-name="P39"><text:tab/><text:span text:style-name="T73">Otros directorios y ficheros de /var/www/html con permisos especiales son:</text:span></text:p>
      <text:p text:style-name="P39"/>
      <text:list xml:id="list1475924225205251006" text:style-name="L7">
        <text:list-item>
          <text:p text:style-name="P60">Pruebas/<text:tab/>contiene ficheros que crean las tablas.</text:p>
        </text:list-item>
        <text:list-item>
          <text:p text:style-name="P60">Ftp/<text:tab/><text:tab/><text:span text:style-name="T74">directorio del ftp anónimo.</text:span></text:p>
        </text:list-item>
        <text:list-item>
          <text:p text:style-name="P60">Departamentos/Informatica/ftppublico/<text:tab/><text:span text:style-name="T74">directorio ftp de alumno_inf</text:span></text:p>
        </text:list-item>
        <text:list-item>
          <text:p text:style-name="P60">Departamentos/Informatica/ftppublico/Copia_dela_web/* <text:span text:style-name="T75">con la copia de la web.</text:span></text:p>
        </text:list-item>
      </text:list>
      <text:p text:style-name="P40"/>
      <text:p text:style-name="P39"><text:tab/>La seguridad aplicada para cada servicio se documenta para cada uno de ellos.</text:p>
      <text:p text:style-name="Standard"/>
      <text:p text:style-name="Standard"/>
      <text:h text:style-name="Heading_20_1" text:outline-level="1"><text:bookmark-start text:name="__RefHeading__1280_610914346"/>Estructura de las páginas<text:bookmark-end text:name="__RefHeading__1280_610914346"/></text:h>
      <text:h text:style-name="Heading_20_2" text:outline-level="2"><text:bookmark-start text:name="__RefHeading__1272_1293814713"/>Estructura general<text:bookmark-end text:name="__RefHeading__1272_1293814713"/></text:h>
      <text:p text:style-name="Standard"/>
      <text:p text:style-name="Standard"><text:tab/>El aspecto de la página es el siguiente:</text:p>
      <text:p text:style-name="Standard"/>
      <text:p text:style-name="Standard"/>
      <text:p text:style-name="Standard"/>
      <text:p text:style-name="P45"><text:tab/><text:span text:style-name="T76">Dado que la página será montada desde php, estará dividida en secciones que serán compartidas por las diferentes opciones:</text:span></text:p>
      <text:p text:style-name="Standard"/>
      <text:list xml:id="list3057706437991345080" text:style-name="L8">
        <text:list-item>
          <text:p text:style-name="P61">Sección 1.- corresponde a la parte de cabecera.</text:p>
        </text:list-item>
        <text:list-item>
          <text:p text:style-name="P61">Sección 2.- corresponde al área de navegación o menú.</text:p>
        </text:list-item>
        <text:list-item>
          <text:p text:style-name="P61">Sección 3.- el cuerpo central que a su vez puede estar dividido en:</text:p>
        </text:list-item>
        <text:list-item>
          <text:p text:style-name="P120">Sección 4.- el área lateral izquierdo.</text:p>
        </text:list-item>
        <text:list-item>
          <text:p text:style-name="P120">Sección 5.- las columnas del carrousel. Puede estar dividido en:</text:p>
        </text:list-item>
        <text:list-item>
          <text:p text:style-name="P121">Sección 6.- área central.</text:p>
        </text:list-item>
        <text:list-item>
          <text:p text:style-name="P121">Sección 7.- el área lateral derecho.</text:p>
        </text:list-item>
        <text:list-item>
          <text:p text:style-name="P61">Sección 8.- el pie de la página.</text:p>
        </text:list-item>
      </text:list>
      <text:p text:style-name="P44"/>
      <text:p text:style-name="P44"><text:tab/><text:span text:style-name="T77">Las secciones 3, 5 y 6 son autoexcluyentes y la que se utilice deberá ir precedida del camino de migas que indica cuál es la opción visitada en cada momento.</text:span></text:p>
      <text:p text:style-name="P44"/>
      <text:p text:style-name="P44"><text:tab/><text:span text:style-name="T77">Los ficheros con el código de cada sección tendrán como nombre “seccion_n.inc” y si corresponde a una página en inglés “seccion_en_n.inc”. El camino de migas se encontrará en “camino.inc” y “camino_en.inc” respectivamente.</text:span></text:p>
      <text:p text:style-name="P44"/>
      <text:p text:style-name="P44"><text:tab/><text:span text:style-name="T78">El esquema correspondiente podría ser el siguiente:</text:span></text:p>
      <text:p text:style-name="P44"/>
      <text:p text:style-name="P44"/>
      <text:p text:style-name="P44"/>
      <text:p text:style-name="P44"/>
      <text:p text:style-name="P47"/>
      <text:p text:style-name="P13"><text:tab/>Cabecera</text:p>
      <text:p text:style-name="Standard"/>
      <text:p text:style-name="Standard"><text:tab/>Características: ancho 1000, Alto 110.</text:p>
      <text:p text:style-name="Standard"/>
      <text:p text:style-name="Standard"><text:tab/>Formada por un logo (160px), un texto (700px) y un logín.</text:p>
      <text:p text:style-name="Standard"/>
      <text:p text:style-name="Standard"><text:tab/>EL LOGO</text:p>
      <text:p text:style-name="Standard"/>
      <text:list xml:id="list4911039087512368257" text:style-name="L9">
        <text:list-item>
          <text:list>
            <text:list-item>
              <text:p text:style-name="P62">Tamaño de la capa 250 x 250</text:p>
            </text:list-item>
            <text:list-item>
              <text:p text:style-name="P62">Letra: Sans Bold de 100px, azul.</text:p>
            </text:list-item>
            <text:list-item>
              <text:p text:style-name="P62">Para hacer la animación se selecciona Todo y 15 fotogramas. Se guarda con la opción Guardar como (no en Guardar para la web) con las opciones de Bucle infinito y 140 milisegundos entre fotogramas.</text:p>
            </text:list-item>
          </text:list>
        </text:list-item>
      </text:list>
      <text:p text:style-name="Standard"/>
      <text:p text:style-name="Standard"><text:tab/>EL TEXTO</text:p>
      <text:p text:style-name="Standard"/>
      <text:p text:style-name="Standard"><text:tab/>Deja ver el fondo que ha sido creado con formato jpeg compuesto por tres capas:</text:p>
      <text:p text:style-name="Standard"/>
      <text:list xml:id="list8061353060027279474" text:style-name="L10">
        <text:list-item>
          <text:list>
            <text:list-item>
              <text:p text:style-name="P63">Fondo con degradado “Abstract 3” de arriba a abajo desde el punto (x, 2) hasta el (x, 120). Se genera pulsando en la subventana de la derecha, en el botón “Degradados” y después utilizando la herramienta “Mezcla” seleccionando dos puntos..</text:p>
            </text:list-item>
            <text:list-item>
              <text:p text:style-name="P63">Titulo creado con Archivo – Crear – Temas de páginas web – Clasic. Gimp Org. - Cabecera grande – Todo por defecto menos tamaño=45. Una vez generado se selecciona todo se copia y se pega en la capa creada (transparente).</text:p>
            </text:list-item>
            <text:list-item>
              <text:p text:style-name="P63">Subtítulo.- texto creado en color rojo con opacidad del 40%, letra Sans Bols Italic de 30 px.</text:p>
            </text:list-item>
          </text:list>
        </text:list-item>
      </text:list>
      <text:p text:style-name="Standard"/>
      <text:p text:style-name="Standard"><text:tab/>EL LOGIN</text:p>
      <text:p text:style-name="Standard"/>
      <text:p text:style-name="Standard"><text:tab/>Variables utilizadas en la página</text:p>
      <text:p text:style-name="Standard"/>
      <text:h text:style-name="P132" text:outline-level="2"><text:bookmark-start text:name="__RefHeading__8162_1534416546"/>Páginas de los departamentos<text:bookmark-end text:name="__RefHeading__8162_1534416546"/></text:h>
      <text:p text:style-name="Standard"/>
      <text:list xml:id="list8677839352966445821" text:style-name="L11">
        <text:list-item>
          <text:p text:style-name="P64">Esquema</text:p>
        </text:list-item>
      </text:list>
      <text:p text:style-name="Standard"/>
      <text:list xml:id="list92646261057751" text:continue-numbering="true" text:style-name="L11">
        <text:list-header>
          <text:p text:style-name="P64">Un ejempl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h text:style-name="Heading_20_2" text:outline-level="2"><text:bookmark-start text:name="__RefHeading__1270_12938147131"/>Idiomas<text:bookmark-end text:name="__RefHeading__1270_12938147131"/></text:h>
      <text:p text:style-name="Standard"/>
      <text:p text:style-name="Standard"><text:tab/>Este sistema principalmente hace uso de 2 archivos: index.php y Seccion1.inc (que se encuentra en la carpeta Comun).</text:p>
      <text:p text:style-name="Standard"/>
      <text:p text:style-name="Standard"><text:tab/>La Web utiliza strings en la URL para el acceso a las distintas zonas de la misma de modo que por ejemplo la zona de departamentos tiene la siguiente URL index.php<text:span text:style-name="T15">?dep</text:span> donde la zona de color rojo es el query string correspondiente.</text:p>
      <text:p text:style-name="Standard"/>
      <text:p text:style-name="Standard"><text:tab/>El fichero index.php e index_en.php contiene código como este: </text:p>
      <text:p text:style-name="Standard"/>
      <text:p text:style-name="P15">elseif ($_SERVER['QUERY_STRING'] == 'dep') </text:p>
      <text:p text:style-name="Standard"><text:span text:style-name="T16"><text:tab/></text:span>{</text:p>
      <text:p text:style-name="Standard"><text:span text:style-name="T17"><text:s text:c="5"/></text:span><text:tab/><text:tab/>include 'Inicio/Contactar/Seccion3.inc'; </text:p>
      <text:p text:style-name="Standard"><text:tab/><text:tab/>echo "&lt;div id='cuerpo'&gt;";</text:p>
      <text:p text:style-name="Standard"/>
      <text:p text:style-name="Standard"><text:span text:style-name="T17"><text:s text:c="7"/></text:span><text:tab/><text:tab/>include 'Inicio/Seccion5.inc';</text:p>
      <text:p text:style-name="Standard"><text:span text:style-name="T17"><text:s text:c="6"/></text:span><text:tab/><text:tab/>include 'Inicio/Contactar/Seccion6.inc';</text:p>
      <text:p text:style-name="Standard"><text:span text:style-name="T17"><text:s text:c="7"/></text:span><text:tab/><text:tab/>include 'Inicio/Seccion7.inc';</text:p>
      <text:p text:style-name="Standard"><text:soft-page-break/><text:tab/><text:tab/>echo "&lt;/div&gt;";</text:p>
      <text:p text:style-name="Standard"><text:tab/>}</text:p>
      <text:p text:style-name="Standard"/>
      <text:p text:style-name="Standard"><text:tab/>Este código lo que hace es cargar ciertos archivos dependiendo de la zona seleccionada, en el ejemplo anterior nos dice que si el query_string es “dep” cargará esos archivos.</text:p>
      <text:p text:style-name="Standard"/>
      <text:p text:style-name="Standard"><text:tab/>La configuración de idioma se ha hecho en los ficheros Seccion1.inc y Seccion1_en.inc ya que estos son utilizados siempre en la página Web.</text:p>
      <text:p text:style-name="Standard"/>
      <text:p text:style-name="Standard"><text:tab/>En estos archivos nos encontramos con el siguiente código referente al idioma:</text:p>
      <text:p text:style-name="Standard"/>
      <text:p text:style-name="Standard"><text:span text:style-name="T17"><text:s/></text:span>if (!$_SERVER['QUERY_STRING'])</text:p>
      <text:p text:style-name="Standard"><text:tab/>{</text:p>
      <text:p text:style-name="Standard"><text:tab/><text:tab/>echo " &lt;a href='index.php'&gt;&lt;img src='Comun/imagenes/es2.jpg'/&gt;&lt;/a&gt;&amp;nbsp;&amp;nbsp;&amp;nbsp;</text:p>
      <text:p text:style-name="Standard"/>
      <text:p text:style-name="Standard"><text:tab/><text:tab/>&lt;a href='index_en.php'&gt;&lt;img src='Comun/imagenes/en2.jpg'/&gt;&lt;/a&gt;";</text:p>
      <text:p text:style-name="Standard"><text:tab/>}</text:p>
      <text:p text:style-name="Standard">else</text:p>
      <text:p text:style-name="Standard"><text:tab/>{</text:p>
      <text:p text:style-name="Standard"><text:tab/><text:tab/>echo " &lt;a href='index.php?".$_SERVER['QUERY_STRING']."'&gt;&lt;img src='Comun/imagenes/es2.jpg'/&gt;&lt;/a&gt;&amp;nbsp;&amp;nbsp;&amp;nbsp;</text:p>
      <text:p text:style-name="Standard"/>
      <text:p text:style-name="Standard"><text:tab/><text:tab/>&lt;a href='index_en.php?".$_SERVER['QUERY_STRING']."'&gt;&lt;img src='Comun/imagenes/en2.jpg'/&gt;&lt;/a&gt;";</text:p>
      <text:p text:style-name="Standard"><text:tab/>}</text:p>
      <text:p text:style-name="Standard"/>
      <text:p text:style-name="Standard"><text:tab/>Analizando el código podemos observar que en el caso de que no exista un query string, es decir, una dirección de este estilo “index.php” sin la interrogación, cuando pulsemos en cada una de las banderas inglés o español nos redirige al index_en.php o index.php respectivamente. Cuando no existe un query string significa que no nos encontramos en ninguna zona en específico de la Web por lo tanto se carga la página inicial.</text:p>
      <text:p text:style-name="Standard"/>
      <text:p text:style-name="Standard"><text:tab/>En el “else” lo que observamos es lo que debe hacer en el caso de que si exista un query string, es decir, estemos en algún apartado en especifico de la web. </text:p>
      <text:p text:style-name="Standard">En este caso nos llevará al correspondiente apartado en el que estamos ubicados cambiando solo el idioma que se ha seleccionado.</text:p>
      <text:p text:style-name="Standard"/>
      <text:p text:style-name="Standard"><text:tab/>Explicando el código a href='index.php?".$_SERVER['QUERY_STRING']."'&gt; :</text:p>
      <text:p text:style-name="Standard"/>
      <text:p text:style-name="Standard"><text:tab/>Como observamos al contrario que lo anterior éste tiene contenido después del index.php. Lo que se hace es coger el query string en el que estamos actualmente con el $_SERVER['QUERY_STRING'] y se añade después de la interrogación de modo que en este ejemplo nos llevará a la página en español del apartado en el que estemos.</text:p>
      <text:p text:style-name="Standard"/>
      <text:p text:style-name="Standard"><text:tab/>En el código a href='index_en.php?".$_SERVER['QUERY_STRING']."'&gt; es igual al anterior, lo único que cambia es que te llevará al apartado correspondiente pero en inglés ya que está puesto “index_en.php…”.</text:p>
      <text:h text:style-name="Heading_20_1" text:outline-level="1"><text:bookmark-start text:name="__RefHeading__1282_6109143461"/><text:soft-page-break/>Descripción de cada opción<text:bookmark-end text:name="__RefHeading__1282_6109143461"/></text:h>
      <text:p text:style-name="Standard"/>
      <text:h text:style-name="Heading_20_2" text:outline-level="2"><text:bookmark-start text:name="__RefHeading__1270_129381471311"/>INICIO - Inicio<text:bookmark-end text:name="__RefHeading__1270_129381471311"/></text:h>
      <text:p text:style-name="Standard"/>
      <text:h text:style-name="Heading_20_2" text:outline-level="2"><text:bookmark-start text:name="__RefHeading__1270_1293814713113"/>INICIO – Contactar (Raul García)<text:bookmark-end text:name="__RefHeading__1270_1293814713113"/></text:h>
      <text:p text:style-name="P11"/>
      <text:p text:style-name="Standard"/>
      <text:p text:style-name="P37"/>
      <text:p text:style-name="P12"/>
      <text:h text:style-name="Heading_20_1" text:outline-level="1"><text:bookmark-start text:name="__RefHeading__1282_610914346"/>Estilos y herencia<text:bookmark-end text:name="__RefHeading__1282_610914346"/></text:h>
      <text:p text:style-name="Standard"/>
      <text:p text:style-name="P1"><text:span text:style-name="T5"><text:tab/></text:span><text:span text:style-name="T1">El fichero encargado de cargar los demás ficheros de estilos es /var/www/</text:span><text:span text:style-name="T3">html/</text:span><text:span text:style-name="T1">estilos.css. Los ficheros, tanto el que contiene los estilos generales como los que contienen los estilos de cada una de las opciones se encuentran en el directorio /var/www/</text:span><text:span text:style-name="T3">html/</text:span><text:span text:style-name="T1">css. Aquí podemos encontrar el fichero general.css y los correspondientes a cada una de las opciones, cuyos nombres se ajustan a la siguiente convención de nombres:</text:span></text:p>
      <text:p text:style-name="P12"/>
      <text:list xml:id="list2377104002571104477" text:style-name="L12">
        <text:list-item>
          <text:p text:style-name="P57">Se usan las <text:span text:style-name="T79">tres</text:span> primeras letras de cada opción/subopción.</text:p>
        </text:list-item>
        <text:list-item>
          <text:p text:style-name="P57">Las letras correspondientes a las opciones de primer nivel se separan de las de segundo nivel, y estas a su vez de las de tercer nivel, mediante un guión bajo.</text:p>
        </text:list-item>
        <text:list-item>
          <text:p text:style-name="P57">Tienen extensión css.</text:p>
        </text:list-item>
      </text:list>
      <text:p text:style-name="P12"/>
      <text:p text:style-name="P12"><text:tab/>Así, el fichero de estilos relativo a la opción “Inicio – Secretaría” se llamará “in<text:span text:style-name="T79">i</text:span>_se<text:span text:style-name="T79">c</text:span>.css.</text:p>
      <text:p text:style-name="P12"/>
      <text:p text:style-name="P12"><text:tab/><text:span text:style-name="T79">El fichero estilos.css será el encargado de incluir el fichero general de estilos, así como los ficheros correspondientes a cada opción. </text:span></text:p>
      <text:p text:style-name="P12"/>
      <text:p text:style-name="P12"><text:tab/><text:span text:style-name="T79">El contenido del fichero estilos.css tendrá un contenido similar al siguiente:</text:span></text:p>
      <text:p text:style-name="P12"/>
      <text:p text:style-name="P11"><text:tab/><text:tab/><text:span text:style-name="T79">import <text:s/>url('general.css');</text:span></text:p>
      <text:p text:style-name="P11"><text:tab/><text:tab/><text:span text:style-name="T79">import <text:s/>url('ini_ini.css');</text:span></text:p>
      <text:p text:style-name="P11"><text:tab/><text:tab/>...</text:p>
      <text:h text:style-name="P127" text:outline-level="1"><text:bookmark-start text:name="__RefHeading__1284_610914346"/>Instalación, configuración y migración<text:bookmark-end text:name="__RefHeading__1284_610914346"/></text:h>
      <text:h text:style-name="P129" text:outline-level="2"><text:bookmark-start text:name="__RefHeading__2239_1886156455"/>Instalación completa (en máquina virtual)<text:bookmark-end text:name="__RefHeading__2239_1886156455"/></text:h>
      <text:p text:style-name="P16"/>
      <text:list xml:id="list6087547836226240595" text:style-name="L13">
        <text:list-item>
          <text:p text:style-name="P65">En primer lugar deben considerarse las características hardware de la máquina anfitrión, que debe tener un mínimo de 4 GB de memoria RAM, 100 GB de disco duro y poseer un procesador a 64 bits.</text:p>
          <text:p text:style-name="P65"/>
        </text:list-item>
        <text:list-item>
          <text:p text:style-name="P65">Si la web se va a alojar en una máquina virtual debe tenerse en cuenta si se necesita alguna configuración especial de la BIOS que optimice <text:span text:style-name="T80">o habilite</text:span> el funcionamiento de la misma, <text:span text:style-name="T80">p.e. activar el sistema de virtualización</text:span>. Además, debe prepararse una carpeta con los permisos adecuados para albergar la máquina virtual. En concreto se ha creado /home/mv y se han asignado todos los permisos a la misma.</text:p>
        </text:list-item>
      </text:list>
      <text:p text:style-name="P17"/>
      <text:list xml:id="list92646642140989" text:continue-numbering="true" text:style-name="L13">
        <text:list-item>
          <text:p text:style-name="P65">Se recomienda activar el usuario root asignando una password:</text:p>
        </text:list-item>
      </text:list>
      <text:p text:style-name="P17"/>
      <text:p text:style-name="P17"><text:tab/><text:tab/><text:tab/>sudo <text:s/>su <text:s/>root</text:p>
      <text:p text:style-name="P17"><text:tab/><text:tab/><text:tab/>passwd</text:p>
      <text:p text:style-name="P17"/>
      <text:list xml:id="list6534782216171370631" text:style-name="L14">
        <text:list-item>
          <text:p text:style-name="P66">Puede recomendarse que una vez estabilizada la máquina anfitrión se configure para que no se actualice automáticamente.</text:p>
        </text:list-item>
      </text:list>
      <text:p text:style-name="P17"/>
      <text:list xml:id="list92645661623354" text:continue-numbering="true" text:style-name="L14">
        <text:list-item>
          <text:p text:style-name="P66">Se instala VirtualBox teniendo en cuenta:</text:p>
        </text:list-item>
      </text:list>
      <text:p text:style-name="P17"/>
      <text:list xml:id="list6855515450860703184" text:style-name="L15">
        <text:list-item>
          <text:list>
            <text:list-item>
              <text:p text:style-name="P67">Elegir una versión moderna del software.</text:p>
            </text:list-item>
            <text:list-item>
              <text:p text:style-name="P67">Instalar “Extension Pack” para poder utilizar pen-drives.</text:p>
            </text:list-item>
            <text:list-item>
              <text:p text:style-name="P67">Crear en la máquina anfitrión un usuario sin privilegios administrativos utilizado para correr VirtualBox, que deberá asignarse al grupo vboxuser, operación que puede realizarse con “kuser”.</text:p>
            </text:list-item>
          </text:list>
        </text:list-item>
      </text:list>
      <text:p text:style-name="P17"/>
      <text:list xml:id="list92646264316306" text:continue-list="list92646642140989" text:style-name="L13">
        <text:list-item>
          <text:p text:style-name="P65">Se instala la máquina virtual tomando como sistema operativo anfitrión la versión de Escritorio de Ubuntu 1<text:span text:style-name="T81">6</text:span>.04 de 64 bits. Debe tenerse en cuenta que las capacidades de memoria y, sobre todo, de disco deben ser muy amplias. En un principio se ha elegido 2GB de memoria y 1<text:span text:style-name="T44">00</text:span> GB de disco duro. Por estar el disco en una partición diferente se muestra un error de “host I/O cache...” que puede ser obviado.</text:p>
        </text:list-item>
      </text:list>
      <text:p text:style-name="P16"/>
      <text:list xml:id="list92645674856956" text:continue-numbering="true" text:style-name="L13">
        <text:list-header>
          <text:p text:style-name="P76">Parámetros a modificar:</text:p>
        </text:list-header>
      </text:list>
      <text:p text:style-name="P16"/>
      <text:list xml:id="list2890175768520655311" text:style-name="L16">
        <text:list-item>
          <text:list>
            <text:list-item>
              <text:p text:style-name="P77">En Sistema – Procesador: Habilitar PAE/NX para compatibilizar con sistemas de 64 bits. Dependiendo del equipo puede no ser necesario.</text:p>
            </text:list-item>
            <text:list-item>
              <text:p text:style-name="P77">En Sistema – Procesador pueden asignarse varios procesadores a la máquina virtual. Esta configuración puede requerir que en la BIOS se active el uso de software de virtualización.</text:p>
            </text:list-item>
            <text:list-item>
              <text:p text:style-name="P77">En Pantalla establecer 128 MB como memoria de vídeo</text:p>
            </text:list-item>
            <text:list-item>
              <text:p text:style-name="P77">En Pantalla – Pantalla remota – Se habilita el servidor de pantalla remota por el puerto <text:soft-page-break/>3389.</text:p>
            </text:list-item>
            <text:list-item>
              <text:p text:style-name="P77">En Red – Adaptador 1 el sistema de conexión debe ser “Adaptador puente”. En procesos de prueba puede mantenerse la opción NAT.</text:p>
            </text:list-item>
            <text:list-item>
              <text:p text:style-name="P68">En USB deberá tenerse en cuenta que el sistema invitado debe reconocer los USB's. Puede ser interesante añadir un filtro con el USB que se utilice generalmente para que cuando éste se inserte sea reconocido automáticamente por la máquina virtual en vez de por la anfitrión.</text:p>
            </text:list-item>
          </text:list>
        </text:list-item>
      </text:list>
      <text:p text:style-name="P16"/>
      <text:list xml:id="list1725738963813023910" text:style-name="L17">
        <text:list-item>
          <text:p text:style-name="P78">Para ejecutar virtualbox el usuario debe pertenecer al grupo vboxusers.</text:p>
        </text:list-item>
      </text:list>
      <text:p text:style-name="P16"/>
      <text:list xml:id="list92647053652657" text:continue-numbering="true" text:style-name="L17">
        <text:list-item>
          <text:p text:style-name="P69">A veces, para que el nucleo del S.O. pueda ejecutar virtualbox hay que ejecutar la instrucción “/etc/init.d/vboxdrv <text:s/>setup”.</text:p>
        </text:list-item>
      </text:list>
      <text:p text:style-name="P16"/>
      <text:list xml:id="list92645412699787" text:continue-list="list92645674856956" text:style-name="L13">
        <text:list-header>
          <text:p text:style-name="P65">Se recomienda la instalación de las “Guest Aditions” para que la máquina virtual pueda maximizarse completamente. Esta operación se realiza desde dentro de la máquina virtual, iniciando la sesión con un usuario con privilegios administrativos, a través de la opción “Dispositivos”.</text:p>
        </text:list-header>
      </text:list>
      <text:p text:style-name="P17"/>
      <text:list xml:id="list92645480159807" text:continue-numbering="true" text:style-name="L13">
        <text:list-item>
          <text:p text:style-name="P65">Al igual que en el caso de la máquina anfitrión, puede ser recomendable desactivar las actualizaciones automáticas en la virtual.</text:p>
        </text:list-item>
      </text:list>
      <text:p text:style-name="P17"/>
      <text:list xml:id="list92645460789560" text:continue-numbering="true" text:style-name="L13">
        <text:list-item>
          <text:p text:style-name="P65">La máquina virtual debe ejecutarse automáticamente al iniciar el <text:span text:style-name="T14">sistema pudiéndo <text:s/>utilizarse un script como el siguiente:</text:span></text:p>
        </text:list-item>
      </text:list>
      <text:p text:style-name="P21"/>
      <text:p text:style-name="Standard"><text:span text:style-name="T19"><text:tab/>#</text:span><text:span text:style-name="Source_20_Text"><text:span text:style-name="T19">!/bin/sh<text:line-break/><text:tab/>#Script para cargar los distintos guest en virtualbox bajo<text:line-break/><text:tab/>#el usuario vboxuser</text:span></text:span></text:p>
      <text:p text:style-name="Standard"><text:span text:style-name="Source_20_Text"><text:span text:style-name="T19"><text:tab/>case "$1" in</text:span></text:span></text:p>
      <text:p text:style-name="Standard"><text:span text:style-name="Source_20_Text"><text:span text:style-name="T19"><text:tab/><text:tab/>start)</text:span></text:span></text:p>
      <text:p text:style-name="Standard"><text:span text:style-name="Source_20_Text"><text:span text:style-name="T19"><text:tab/><text:tab/> <text:s text:c="3"/></text:span></text:span><text:bookmark text:name="IL_AD611"/><text:span text:style-name="Source_20_Text"><text:span text:style-name="T19">echo "Starting VirtualBox: "</text:span></text:span></text:p>
      <text:p text:style-name="Standard"><text:span text:style-name="Source_20_Text"><text:span text:style-name="T19"><text:tab/><text:tab/> <text:s text:c="3"/>/bin/su -c "/usr/bin/VBoxManage startvm DebianLenny -type vrdp" vboxuser<text:line-break/><text:tab/><text:tab/> <text:s text:c="3"/>;;<text:line-break/><text:tab/><text:tab/>stop)<text:line-break/><text:tab/><text:tab/> <text:s text:c="3"/>echo "Stopping VirtualBox: "<text:line-break/><text:tab/><text:tab/> <text:s text:c="3"/>/bin/su -c "/usr/bin/VBoxManage controlvm DebianLenny savestate" vboxuser<text:line-break/><text:tab/><text:tab/> <text:s text:c="3"/>;;<text:line-break/><text:tab/><text:tab/>*)<text:line-break/><text:tab/><text:tab/> <text:s text:c="3"/>N=/etc/init.d/vboxuser.sh<text:line-break/><text:tab/><text:tab/> <text:s text:c="3"/>echo "Usage: $N {start|stop}" &gt;&amp;2<text:line-break/><text:tab/><text:tab/> <text:s text:c="3"/>exit 1<text:line-break/><text:tab/><text:tab/> <text:s text:c="3"/>;;<text:line-break/><text:tab/>esac</text:span></text:span></text:p>
      <text:p text:style-name="Standard"><text:span text:style-name="Source_20_Text"><text:span text:style-name="T19"><text:tab/>exit 0</text:span></text:span></text:p>
      <text:p text:style-name="P16"/>
      <text:list xml:id="list2790190209275695333" text:style-name="L18">
        <text:list-header>
          <text:p text:style-name="P70">La opción “-type vrdp” (también -type headless) permite la conexión a través de programas de Escritorio Remoto, como se describe en la documentación oficial de VirtualBox.</text:p>
        </text:list-header>
      </text:list>
      <text:p text:style-name="P17"/>
      <text:list xml:id="list92645361952594" text:continue-numbering="true" text:style-name="L18">
        <text:list-header>
          <text:p text:style-name="P70">Como el script anterior no me ha funcionado correctamente, configuro la máquina anfitrión <text:soft-page-break/>para que el usuario santiago se inicie automáticamente y, en “Aplicaciones al inicio” hago que se ejecute el comando “<text:span text:style-name="T5">sudo <text:s/>-H <text:s/>-b <text:s/>-u <text:s/>santiago <text:s/>vboxmanage <text:s/>startvm <text:s/>Web_Ubuntu_1204</text:span>”. “<text:span text:style-name="T82">Aplicaciones al inicio” se encuentra buscándolo en “Buscar en el equipo”.</text:span></text:p>
        </text:list-header>
      </text:list>
      <text:p text:style-name="P17"/>
      <text:list xml:id="list92645222538553" text:continue-numbering="true" text:style-name="L18">
        <text:list-item>
          <text:p text:style-name="P70">En caso de que la capacidad de disco quede pequeña podrá ampliarse con la instrucción:</text:p>
        </text:list-item>
      </text:list>
      <text:p text:style-name="P17"/>
      <text:p text:style-name="P17"><text:tab/><text:tab/><text:span text:style-name="T70">vboxmanage <text:s/>...</text:span></text:p>
      <text:p text:style-name="P17"/>
      <text:list xml:id="list92645974648748" text:continue-numbering="true" text:style-name="L18">
        <text:list-item>
          <text:p text:style-name="P79">La máquina virtual donde se albergará la web tendrá como S.O. Ubuntu Server 1<text:span text:style-name="T84">8</text:span>.04 cuya instalación se realizará con los siguientes parámetros e instrucciones:</text:p>
        </text:list-item>
      </text:list>
      <text:p text:style-name="P6"/>
      <text:list xml:id="list1749799128326056999" text:style-name="L19">
        <text:list-item>
          <text:p text:style-name="P94">Nombre del equipo: www</text:p>
        </text:list-item>
        <text:list-item>
          <text:p text:style-name="P94">Nombre completo del usuario: Santiago Alonso</text:p>
        </text:list-item>
        <text:list-item>
          <text:p text:style-name="P94">Cuenta: santiago – <text:span text:style-name="T58">7...</text:span></text:p>
        </text:list-item>
        <text:list-item>
          <text:p text:style-name="P94"><text:span text:style-name="T58">Guiado - </text:span>Utilizar todo el disco</text:p>
        </text:list-item>
        <text:list-item>
          <text:p text:style-name="P94">Conectarse sin proxy</text:p>
        </text:list-item>
        <text:list-item>
          <text:p text:style-name="P94">Instalar actualizaciones de seguridad automáticamente</text:p>
        </text:list-item>
        <text:list-item>
          <text:p text:style-name="P94">Programas a instalar: Standard system utilities</text:p>
        </text:list-item>
      </text:list>
      <text:p text:style-name="P38"/>
      <text:p text:style-name="P38"><text:tab/>Sigo con las configuraciones:</text:p>
      <text:p text:style-name="P38"/>
      <text:list xml:id="list92646499506316" text:continue-numbering="true" text:style-name="L19">
        <text:list-item>
          <text:p text:style-name="P96"><text:span text:style-name="T55">Activar </text:span><text:span text:style-name="T18">la cuenta de root asignándole la contraseña adecuada.</text:span></text:p>
        </text:list-item>
      </text:list>
      <text:p text:style-name="P20"/>
      <text:p text:style-name="P31"><text:tab/><text:tab/>sudo <text:s/>su <text:s/>root</text:p>
      <text:p text:style-name="P31"><text:tab/><text:tab/>passwd</text:p>
      <text:p text:style-name="P6"/>
      <text:list xml:id="list92646018514140" text:continue-numbering="true" text:style-name="L19">
        <text:list-item>
          <text:p text:style-name="P80">Configuro el protocolo tcp/ip</text:p>
        </text:list-item>
      </text:list>
      <text:p text:style-name="P41"/>
      <text:p text:style-name="P41"><text:tab/>En el fichero /etc/network/interfaces establezco:</text:p>
      <text:p text:style-name="P41"/>
      <text:p text:style-name="P41"><text:tab/><text:tab/>auto <text:span text:style-name="T56">enp0s3</text:span></text:p>
      <text:p text:style-name="P41"><text:tab/><text:tab/>iface <text:s/><text:span text:style-name="T56">enp0s3</text:span> <text:s/>inet <text:s/>static</text:p>
      <text:p text:style-name="P41"><text:tab/><text:tab/>address <text:s/>192.168.0.12</text:p>
      <text:p text:style-name="P41"><text:tab/><text:tab/>natmask <text:s/>255.255.248.0</text:p>
      <text:p text:style-name="P41"><text:tab/><text:tab/><text:span text:style-name="T59">network 192.168.0.0</text:span></text:p>
      <text:p text:style-name="P41"><text:tab/><text:tab/><text:span text:style-name="T59">broadcast 192.168.31.255</text:span></text:p>
      <text:p text:style-name="P41"><text:tab/><text:tab/>gateway <text:s/>192.168.0.100</text:p>
      <text:p text:style-name="P41"><text:tab/><text:tab/>dns-nameservers <text:s/>80.58.0.33 <text:s/>80.58.32.97</text:p>
      <text:p text:style-name="P41"><text:tab/><text:tab/><text:span text:style-name="T59">dns-search tiernogalvan.es</text:span></text:p>
      <text:p text:style-name="P41"/>
      <text:p text:style-name="P41"><text:tab/><text:span text:style-name="T57">Reiniciar el equipo o ejecutar <text:s/>“/etc/init.d/networking <text:s/>restart”</text:span></text:p>
      <text:p text:style-name="P41"/>
      <text:p text:style-name="P41">---------------------------------- <text:s/><text:span text:style-name="T60">HAGO COPIA DE LA MV en Copias ----------------------</text:span></text:p>
      <text:p text:style-name="P28"/>
      <text:list xml:id="list92646101595074" text:continue-numbering="true" text:style-name="L19">
        <text:list-item>
          <text:p text:style-name="P81">Ejecutar:</text:p>
        </text:list-item>
      </text:list>
      <text:p text:style-name="P6"/>
      <text:p text:style-name="P6"><text:soft-page-break/><text:span text:style-name="T25"><text:tab/><text:tab/></text:span><text:span text:style-name="T26">sudo apt update</text:span></text:p>
      <text:p text:style-name="P30"><text:tab/><text:tab/>sudo apt <text:s/>install <text:s/>mysql-server <text:s/>mysql-client</text:p>
      <text:p text:style-name="P30"><text:tab/><text:tab/><text:tab/><text:span text:style-name="T61">Contraseña para usuario root: nohay2sin3</text:span></text:p>
      <text:p text:style-name="P6"><text:span text:style-name="T26"><text:tab/><text:tab/></text:span><text:span text:style-name="T27">sudo apt <text:s/>install apache2</text:span></text:p>
      <text:p text:style-name="P6"><text:span text:style-name="T27"><text:tab/><text:tab/></text:span><text:span text:style-name="T20">sudo apt install <text:s/>php <text:s/>libapache2-mod-php<text:tab/><text:tab/>(ojo sin el 5)</text:span></text:p>
      <text:p text:style-name="P6"><text:span text:style-name="T27"><text:tab/><text:tab/></text:span><text:span text:style-name="T28">sudo <text:s/>/etc/init.d/apache2 <text:s/>restart</text:span></text:p>
      <text:p text:style-name="P30"/>
      <text:list xml:id="list92646884840154" text:continue-numbering="true" text:style-name="L19">
        <text:list-item>
          <text:p text:style-name="P82">Si no se desea perder el fichero index.html instalado por apache2, puede renombrarse como index.original.html con la instrucción:</text:p>
        </text:list-item>
      </text:list>
      <text:p text:style-name="P29"/>
      <text:p text:style-name="P29"><text:tab/><text:tab/>mv <text:s/>/var/www/html/index.html <text:s text:c="2"/>/var/www/html/index.original.html</text:p>
      <text:p text:style-name="P29"/>
      <text:list xml:id="list6194171897789922264" text:style-name="L20">
        <text:list-item>
          <text:p text:style-name="P97"><text:span text:style-name="T30">Para resolver el problema que plantean las letras acentuadas, eñes, etc. utilizaremos la codificación utf8_general_ci. Para ello debe configurarse mysql introduciendo en el fichero /etc/mysql/</text:span><text:span text:style-name="T29">mysql.conf.d/mysqld</text:span><text:span text:style-name="T30">.cnf </text:span><text:span text:style-name="T29">(</text:span><text:span text:style-name="T21">en versiones anteriores era el fichero /etc/mysql/my.cnf</text:span><text:span text:style-name="T29">)</text:span><text:span text:style-name="T30">, en la sección [mysqld], las líneas:</text:span></text:p>
        </text:list-item>
      </text:list>
      <text:p text:style-name="P20"/>
      <text:p text:style-name="P20"><text:tab/><text:tab/>character-set-filesystem = utf8<text:tab/><text:tab/>Para cotejar nombres de ficheros.</text:p>
      <text:p text:style-name="P20"><text:tab/><text:tab/>character-set-server = utf8<text:tab/><text:tab/><text:tab/>Juego de caracteres del servidor.</text:p>
      <text:p text:style-name="P20"><text:tab/><text:tab/>collation-server = utf8_general_ci<text:tab/><text:tab/>Cotejamiento del servidor.</text:p>
      <text:p text:style-name="P20"><text:tab/><text:tab/>skip-character-set-client-handshake<text:tab/><text:tab/>Ignora la codificación de conexión del</text:p>
      <text:p text:style-name="P20"><text:tab/><text:tab/><text:tab/><text:tab/><text:tab/><text:tab/><text:tab/><text:tab/>cliente y toma la del servidor.</text:p>
      <text:p text:style-name="P20"/>
      <text:p text:style-name="P20"><text:tab/>Una vez realizados estos cambios debe reiniciarse el servidor de mysql con:</text:p>
      <text:p text:style-name="P20"/>
      <text:p text:style-name="P20"><text:tab/><text:tab/><text:span text:style-name="T45">sudo </text:span>service <text:s/>mysql <text:s/>restart<text:tab/><text:span text:style-name="T45">(sin sudo no reconoce el servicio)</text:span></text:p>
      <text:p text:style-name="P31"/>
      <text:list xml:id="list7768780082550518245" text:style-name="L21">
        <text:list-item>
          <text:p text:style-name="P83">Para administrar MySQL desde el entorno gráfico puede instalarse phpMyAdmin con:</text:p>
        </text:list-item>
      </text:list>
      <text:p text:style-name="P31"/>
      <text:p text:style-name="P31"><text:tab/><text:tab/><text:span text:style-name="T8">sudo <text:s/>apt </text:span><text:span text:style-name="T5"><text:s/>install <text:s/>phpmyadmin</text:span></text:p>
      <text:p text:style-name="P31"/>
      <text:list xml:id="list92646494340559" text:continue-numbering="true" text:style-name="L21">
        <text:list-header>
          <text:p text:style-name="P83">Durante la instalación se solicita:</text:p>
        </text:list-header>
      </text:list>
      <text:p text:style-name="P31"/>
      <text:p text:style-name="P31"><text:tab/><text:tab/>Servidor web que desea configurar automáticamente: apache2 <text:span text:style-name="T48">(OJO!!! Para seleccionarlo hay situarse encima y pulsar la tecla de espaciado).</text:span></text:p>
      <text:p text:style-name="P31"><text:tab/><text:tab/>Configurar la base de datos con dbconfig-common: Si</text:p>
      <text:p text:style-name="P31"><text:tab/><text:tab/>Contraseña del usuario de administración: nohay2sin3</text:p>
      <text:p text:style-name="P31"><text:tab/><text:tab/>Contraseña de aplicación MySQL para phpmyadmin: nohay2sin3</text:p>
      <text:p text:style-name="P31"/>
      <text:p text:style-name="P6"><text:span text:style-name="T63"><text:tab/><text:tab/></text:span><text:span text:style-name="T11">sudo <text:s/>apt <text:s/>install php-mbst</text:span><text:span text:style-name="T13">r</text:span><text:span text:style-name="T11">ing <text:s/>php7.0-mbstring <text:s/>php-gettext</text:span></text:p>
      <text:p text:style-name="P42"/>
      <text:p text:style-name="P42"><text:tab/><text:tab/><text:span text:style-name="T5">sudo <text:s/>service <text:s/>apache2 <text:s/>restart</text:span></text:p>
      <text:p text:style-name="P20"/>
      <text:list xml:id="list92646417314284" text:continue-numbering="true" text:style-name="L21">
        <text:list-header>
          <text:p text:style-name="P98"><text:span text:style-name="T18">Para ejecutar phpmyadmin se utiliza un navegador, especificando como dirección </text:span><text:a xlink:type="simple" xlink:href="http://localhost/phpmyadmin" text:style-name="Internet_20_link" text:visited-style-name="Visited_20_Internet_20_Link">http://localhost/phpmyadmin</text:a><text:span text:style-name="T18"> e introduciendo como usuario root y contraseña la introducida durante la instalación de MySQL. </text:span><text:span text:style-name="T32">Esto en la última versión no funciona y hay que crear algún usuario, como se hace un poco más adelante, por ejemplo useradmin y phpuser y entonces ya se pondrá entrar en remoto a phpmyadmin con el usuario useradmin. En Internet </text:span><text:soft-page-break/><text:span text:style-name="T32">cuentan que para entrar con el usuario root hay que ejecutar las siguientes instrucciones, que a mi no me han funcionado:</text:span></text:p>
        </text:list-header>
      </text:list>
      <text:p text:style-name="P84"/>
      <text:p text:style-name="P84"><text:tab/>sudo <text:s/>mysql <text:s/>-u <text:s/>root</text:p>
      <text:p text:style-name="P84"><text:tab/>use <text:s/>mysql;</text:p>
      <text:p text:style-name="P6"><text:span text:style-name="T32"><text:tab/>update <text:s/>user <text:s/>set <text:s/>plugin=’’ </text:span><text:span text:style-name="T33">where User=’root’;<text:tab/>OJO <text:s/>todo son comillas simples (de ?)</text:span></text:p>
      <text:p text:style-name="P85"><text:tab/>flush <text:s/>privileges;</text:p>
      <text:p text:style-name="P85"><text:tab/>exit;</text:p>
      <text:p text:style-name="P20"/>
      <text:p text:style-name="P6"><text:span text:style-name="T18">-------------------------------------- </text:span><text:span text:style-name="T31">COPIA DE SEGURIDAD 1 ---------------------------------------</text:span></text:p>
      <text:p text:style-name="P20"/>
      <text:list xml:id="list92645656222268" text:continue-numbering="true" text:style-name="L21">
        <text:list-item>
          <text:p text:style-name="P83">Se crea <text:span text:style-name="T39">los</text:span> usuario<text:span text:style-name="T39">s</text:span> establecido<text:span text:style-name="T39">s</text:span> para acceso a las bases de datos, en nuestro caso <text:span text:style-name="T7">useradmin y p</text:span><text:span text:style-name="T5">hpuser</text:span> con contraseña<text:span text:style-name="T39">s</text:span> <text:span text:style-name="T5">p</text:span><text:span text:style-name="T7">hpp@asswd1011admin y p</text:span><text:span text:style-name="T5">hpp@asswd1011</text:span>, con las instrucciones:</text:p>
        </text:list-item>
      </text:list>
      <text:p text:style-name="P48"><text:tab/>mysql <text:s/>-u root <text:s/>-p</text:p>
      <text:p text:style-name="P31"><text:tab/>(contraseña nohay2sin3)</text:p>
      <text:p text:style-name="P43"><text:span text:style-name="T18"><text:tab/>GRANT <text:s/>ALL <text:s/>ON <text:s/>*.* <text:s/>TO <text:s/>'</text:span><text:span text:style-name="T22">useradmin</text:span><text:span text:style-name="T18">'@'localhost' <text:s/>IDENTIFIED <text:s/>BY </text:span><text:span text:style-name="T22">'phpp@asswd1011admin'; </text:span><text:span text:style-name="T18"><text:tab/><text:tab/><text:tab/>(las comillas son las de la tecla &lt;?&gt;)</text:span></text:p>
      <text:p text:style-name="P31"/>
      <text:p text:style-name="P43"><text:span text:style-name="T18"><text:tab/>GRANT <text:s/></text:span><text:span text:style-name="T23">SELECT</text:span><text:span text:style-name="T18"> <text:s/>ON <text:s/>*.* <text:s/>TO <text:s/>'phpuser'@'localhost' <text:s/>IDENTIFIED <text:s/>BY <text:s/></text:span><text:a xlink:type="simple" xlink:href="mailto:'phpp@asswd1011" text:style-name="Internet_20_link" text:visited-style-name="Visited_20_Internet_20_Link">'phpp@asswd1011</text:a><text:span text:style-name="T18">';<text:tab/><text:tab/><text:tab/><text:tab/>(las comillas son las de la tecla &lt;?&gt;)</text:span></text:p>
      <text:p text:style-name="P31"><text:tab/>exit</text:p>
      <text:p text:style-name="P31"/>
      <text:list xml:id="list92645670577873" text:continue-numbering="true" text:style-name="L21">
        <text:list-item>
          <text:p text:style-name="P72">P<text:span text:style-name="T85">uede crearse </text:span>la base de datos que contendrá las tablas:</text:p>
        </text:list-item>
      </text:list>
      <text:p text:style-name="P20"/>
      <text:p text:style-name="P20"><text:tab/><text:tab/>mysql <text:s/>-u <text:s/><text:span text:style-name="T40">useradmin</text:span> <text:s/>-p</text:p>
      <text:p text:style-name="P6"><text:span text:style-name="T18"><text:tab/><text:tab/>(contraseña <text:s/></text:span><text:a xlink:type="simple" xlink:href="mailto:phpp@asswd1011" text:style-name="Internet_20_link" text:visited-style-name="Visited_20_Internet_20_Link">phpp@asswd1011</text:a><text:span text:style-name="T40">admin</text:span><text:span text:style-name="T18">)</text:span></text:p>
      <text:p text:style-name="P20"><text:tab/><text:tab/>create <text:s/>database <text:s/>basedatos;</text:p>
      <text:p text:style-name="P20"><text:tab/><text:tab/>exit</text:p>
      <text:p text:style-name="P20"/>
      <text:list xml:id="list92647353484251" text:continue-numbering="true" text:style-name="L21">
        <text:list-item>
          <text:p text:style-name="P83">Se crean en /var/www/<text:span text:style-name="T46">html</text:span> las carpetas:</text:p>
        </text:list-item>
      </text:list>
      <text:p text:style-name="P31"/>
      <text:list xml:id="list6247353815456149448" text:style-name="L22">
        <text:list-item>
          <text:list>
            <text:list-item>
              <text:p text:style-name="P86">Documentacion.- destinada a contener la información de la web.</text:p>
            </text:list-item>
            <text:list-item>
              <text:p text:style-name="P86">Pruebas.- con ficheros a utilizar durante el periodo de pruebas. En principio contendrá scripts en php que permitirán crear y borrar la base de datos utilizada y sus tablas.</text:p>
            </text:list-item>
            <text:list-item>
              <text:p text:style-name="P86">Configuraciones.- para dejar los ficheros relativos a configuraciones especiales. Entre ellos se encuentra sitio.conf con parámetros de configuración del sitio, <text:span text:style-name="T68">permitidos.txt y denegados.txt con las direcciones ip de los equipos a los que se permite o deniega el acceso respectivamente.</text:span></text:p>
            </text:list-item>
            <text:list-item>
              <text:p text:style-name="P87">Extranet.- para albergar páginas que no pueden construirse con los recursos de Educamadrid.</text:p>
            </text:list-item>
            <text:list-item>
              <text:p text:style-name="P86">Mas adelante también se creará la carpeta ftp destinada al ftp anónimo.</text:p>
            </text:list-item>
          </text:list>
        </text:list-item>
      </text:list>
      <text:p text:style-name="P31"/>
      <text:p text:style-name="P31"><text:tab/>Crear el usuario “alumno_inf” con contraseña “nohay2sin3” para que los alumnos puedan conectarse por ftp y dejar sus trabajos. Una vez creado se recomienda hacer un logín para que se generen los ficheros adecuados:</text:p>
      <text:p text:style-name="P31"/>
      <text:p text:style-name="P31"><text:tab/><text:span text:style-name="T9">adduser <text:s/>alumno_inf</text:span><text:span text:style-name="T62"> </text:span></text:p>
      <text:p text:style-name="P31"/>
      <text:p text:style-name="P31"><text:tab/>Instalar vsftpd <text:span text:style-name="T62">con: <text:s/></text:span><text:span text:style-name="T5">apt <text:s/>install <text:s/>vsftpd</text:span></text:p>
      <text:p text:style-name="P31"/>
      <text:p text:style-name="P31"><text:tab/>Hacer una copia del fichero de configuración original con:</text:p>
      <text:p text:style-name="P31"/>
      <text:p text:style-name="P31"><text:tab/><text:span text:style-name="T5">cp <text:s/>/etc/vsftpd.conf <text:s/>/etc/vsftpd.conf.</text:span><text:span text:style-name="T12">original</text:span></text:p>
      <text:p text:style-name="P31"/>
      <text:p text:style-name="P31"><text:tab/>El directorio por defecto de ftp es /srv/ftp que pertenece al usuario root, grupo ftp y tiene los permisos drwxr-xr-x. Para cambiarlo se crea el directorio /var/www/<text:span text:style-name="T47">html/</text:span>ftp para utilizarlo por defecto para el usuario anónimo. Hay que asignarle el usuario, grupo y permisos adecuados (los de /srv/ftp) con:</text:p>
      <text:p text:style-name="P31"/>
      <text:p text:style-name="P31"><text:tab/><text:tab/>chown <text:s/>root:ftp <text:s/>/var/www/<text:span text:style-name="T47">html/</text:span>ftp</text:p>
      <text:p text:style-name="P31"><text:tab/>Podría, pero no es necesario, cambiarse el directorio del usuario ftp con:</text:p>
      <text:p text:style-name="P31"><text:soft-page-break/></text:p>
      <text:p text:style-name="P31"><text:tab/><text:tab/>usermod <text:s/>-d <text:s/>/var/www/<text:span text:style-name="T49">html/</text:span>ftp <text:s/>ftp</text:p>
      <text:p text:style-name="P31"/>
      <text:p text:style-name="P31"><text:tab/>Esa instrucción modifica el directorio asignado al usuario en el fichero /etc/passwd.</text:p>
      <text:p text:style-name="P31"/>
      <text:p text:style-name="P31"><text:tab/>Modificar los parámetros de /<text:span text:style-name="T50">etc/</text:span>vsftpd.conf en la forma:</text:p>
      <text:p text:style-name="P31"/>
      <text:list xml:id="list3702146443843987995" text:style-name="L23">
        <text:list-item>
          <text:list>
            <text:list-item>
              <text:p text:style-name="P88">Añadir “anon_root=/var/www/<text:span text:style-name="T50">html/</text:span>ftp” para cambiar el directorio por defecto del usuario anónimo.</text:p>
            </text:list-item>
            <text:list-item>
              <text:p text:style-name="P88">Modificar para dejar “local_enable=YES” para permitir ftp a los usuarios locales.</text:p>
            </text:list-item>
            <text:list-item>
              <text:p text:style-name="P88">Modificar para dejar “local_umask=022” para especificar los permisos.</text:p>
            </text:list-item>
            <text:list-item>
              <text:p text:style-name="P88">Modificar para dejar “chroot_local_user=YES” enjaula a los usuarios en su directorio.</text:p>
            </text:list-item>
            <text:list-item>
              <text:p text:style-name="P88">Añadir al final “user_config_dir=/etc/vsftpd_user_conf” para especificar el directorio con los ficheros de configuración de cada usuario.</text:p>
            </text:list-item>
          </text:list>
        </text:list-item>
      </text:list>
      <text:p text:style-name="P31"/>
      <text:p text:style-name="P31"><text:tab/>Cada vez que se realicen cambios en /etc/vsftpd.conf debe ejecutarse la instrucción:</text:p>
      <text:p text:style-name="P31"/>
      <text:p text:style-name="P31"><text:tab/><text:tab/><text:span text:style-name="T10">service </text:span><text:span text:style-name="T5"><text:s/>vsftpd <text:s/></text:span><text:span text:style-name="T10">restart</text:span></text:p>
      <text:p text:style-name="P31"/>
      <text:p text:style-name="P31"><text:tab/>Pueden crearse ya los siguientes directorios:</text:p>
      <text:p text:style-name="P31"/>
      <text:list xml:id="list9081051522001807301" text:style-name="L24">
        <text:list-item>
          <text:p text:style-name="P89">/var/www/<text:span text:style-name="T51">html/</text:span>Departamentos</text:p>
        </text:list-item>
        <text:list-item>
          <text:p text:style-name="P89">/var/www/<text:span text:style-name="T51">html/</text:span>Departamentos/Informatica/</text:p>
        </text:list-item>
        <text:list-item>
          <text:p text:style-name="P89">/var/www/<text:span text:style-name="T51">html/</text:span>Departamentos/Informatica/web</text:p>
        </text:list-item>
        <text:list-item>
          <text:p text:style-name="P89">/var/www/<text:span text:style-name="T51">html/</text:span>Departamentos/Informatica/ftpprivado</text:p>
        </text:list-item>
        <text:list-item>
          <text:p text:style-name="P89">/var/www/<text:span text:style-name="T51">html/</text:span>Departamentos/Informatica/ftppublico</text:p>
        </text:list-item>
        <text:list-item>
          <text:p text:style-name="P89">/var/www/<text:span text:style-name="T51">html/</text:span>Departamentos/Informatica/ftppublico/alumnos. Éste debe tener como propietario al usuario alumno_inf, con permisos 755, para que los alumnos puedan escribir.</text:p>
        </text:list-item>
      </text:list>
      <text:p text:style-name="P31"/>
      <text:p text:style-name="P31"><text:tab/>Crear el fichero /etc/vsftpd_user_conf/alumno_inf <text:span text:style-name="T54">con el propietario root:root, permisos 600 y </text:span>con los parámetros:</text:p>
      <text:p text:style-name="P31"/>
      <text:p text:style-name="P31"><text:tab/>ftpd_banner=Bienvenido al servicio FTP del Tierno por el usuario alumno_inf</text:p>
      <text:p text:style-name="P31"><text:tab/>write_enable=YES</text:p>
      <text:p text:style-name="P31"><text:tab/>local_root=/var/www/<text:span text:style-name="T52">html/</text:span>Departamentos/Informatica/ftppublico</text:p>
      <text:p text:style-name="P31"><text:tab/>local_umask=0022</text:p>
      <text:p text:style-name="P31"/>
      <text:p text:style-name="P33"><text:tab/>Si al entrar con ftp se produce el error “500 OOPS:vsftpd:refusing to run with writable root inside chroot()” se debe a que en el directorio asignado al usuario, éste tiene permiso de escritura; poniendo como propietario a root:ftp el error no se produce.</text:p>
      <text:p text:style-name="P31"/>
      <text:p text:style-name="P31"><text:tab/><text:span text:style-name="T5">Instalar el servidor ssh con “apt <text:s/>install openssh-server”</text:span></text:p>
      <text:p text:style-name="P31"/>
      <text:p text:style-name="P31"><text:tab/>Hay que crear en el cliente un usuario y contraseña igual que en el servidor para que permita entrar sin problemas.</text:p>
      <text:p text:style-name="P31"/>
      <text:p text:style-name="P31"><text:tab/><text:span text:style-name="T67">Opcionalmente puede instalarse VirtualBox Guest Additions pero no he conseguido que se </text:span><text:soft-page-break/><text:span text:style-name="T67">maximice, siguiendo las pautas:</text:span></text:p>
      <text:p text:style-name="P31"/>
      <text:p text:style-name="P31"><text:tab/><text:tab/><text:span text:style-name="T64">apt <text:s/>update</text:span></text:p>
      <text:p text:style-name="P31"><text:tab/><text:tab/><text:span text:style-name="T64">apt <text:s/>install <text:s/>dkms</text:span></text:p>
      <text:p text:style-name="P31"><text:tab/><text:tab/><text:span text:style-name="T65">apt <text:s/>install <text:s/>build-essential</text:span></text:p>
      <text:p text:style-name="P31"/>
      <text:p text:style-name="P31"><text:tab/><text:span text:style-name="T65">A continuación se reinicia el equipo, se hace login, se inserta el CD con la imagen de las Guest Additions mediante las opciones de la barra de menus: Distositivos – Insertar imagen de CD de las Guest Additions y se ejecutan las instrucciones:</text:span></text:p>
      <text:p text:style-name="P31"/>
      <text:p text:style-name="P31"><text:tab/><text:tab/><text:span text:style-name="T65">mount <text:s/>/dev/cdrom <text:s/>/media/cdrom</text:span></text:p>
      <text:p text:style-name="P31"><text:tab/><text:tab/><text:span text:style-name="T65">cd <text:s/>/media/cdrom</text:span></text:p>
      <text:p text:style-name="P31"><text:tab/><text:tab/><text:span text:style-name="T66">sudo <text:s/>./VboxLinuxAdditions.run</text:span></text:p>
      <text:p text:style-name="P31"/>
      <text:p text:style-name="P31"><text:tab/><text:span text:style-name="T67">La instalación se ha realizado correctamente pero no se maximiza la pantalla.</text:span></text:p>
      <text:p text:style-name="P31"/>
      <text:p text:style-name="P31"><text:tab/>Crear e<text:span text:style-name="T70">n el directorio /var/www/html/Configuraciones los ficheros:</text:span></text:p>
      <text:p text:style-name="P31"/>
      <text:p text:style-name="P31"><text:tab/>sitio.conf con la configuración del sitio web. Se incluye como anexo.</text:p>
      <text:p text:style-name="P31"><text:tab/><text:span text:style-name="T70">permitidos.txt con las ips de los equipos que se permite acceder al editor de la web.</text:span></text:p>
      <text:p text:style-name="P31"><text:tab/><text:span text:style-name="T70">denegados.txt con las ips de los equipos a los que se deniega el acceso.</text:span></text:p>
      <text:p text:style-name="P31"/>
      <text:p text:style-name="P16"><text:tab/>Para coordinar la entrega de trabajos se crea en …/Departamentos/Informatica/ftppublico:</text:p>
      <text:p text:style-name="P16"/>
      <text:list xml:id="list6011551867875353011" text:style-name="L25">
        <text:list-item>
          <text:p text:style-name="P90">El fichero leeme con instrucciones.</text:p>
        </text:list-item>
        <text:list-item>
          <text:p text:style-name="P90">El directorio _var_www_<text:span text:style-name="T71">html</text:span> con una réplica del sitio web.</text:p>
        </text:list-item>
      </text:list>
      <text:p text:style-name="P16"/>
      <text:p text:style-name="P16"><text:tab/> <text:s text:c="8"/>AQUÍ HAGO UNA COPIA <text:span text:style-name="T72">DE LA MV COMO PRUEBA</text:span></text:p>
      <text:p text:style-name="P16"><text:s/></text:p>
      <text:p text:style-name="P16">********************************************************************************</text:p>
      <text:p text:style-name="P16"/>
      <text:p text:style-name="P17"><text:tab/>Configurar el router para que permita la conexión desde el exterior, considerando:</text:p>
      <text:p text:style-name="P17"/>
      <text:list xml:id="list1061107838220030311" text:style-name="L26">
        <text:list-item>
          <text:list>
            <text:list-item>
              <text:p text:style-name="P73">La IP externa del router es 80.38.194.78</text:p>
            </text:list-item>
            <text:list-item>
              <text:p text:style-name="P73">Se abren los puertos:</text:p>
              <text:p text:style-name="P73"/>
              <text:p text:style-name="P73">21.- ftp</text:p>
              <text:p text:style-name="P73">22.- ssh</text:p>
              <text:p text:style-name="P73">80.- http</text:p>
              <text:p text:style-name="P73">8080.- http alternativo, proxy</text:p>
              <text:p text:style-name="P73">5901.- escritorio remoto</text:p>
            </text:list-item>
          </text:list>
        </text:list-item>
      </text:list>
      <text:p text:style-name="P17"/>
      <text:p text:style-name="P23"/>
      <text:h text:style-name="P129" text:outline-level="2"><text:bookmark-start text:name="__RefHeading__2241_18861564551"/>Ensamblado de la web<text:bookmark-end text:name="__RefHeading__2241_18861564551"/></text:h>
      <text:p text:style-name="P17"/>
      <text:p text:style-name="P17"><text:tab/>Antes de proceder al ensamblado de la web se da por hecho que se ha realizado una copia de <text:soft-page-break/>la máquina virtual.</text:p>
      <text:p text:style-name="P17"/>
      <text:p text:style-name="P17"><text:tab/>Una vez realizada la instalación de los servicios adecuados hay que realizar la carga y ensamblado de cada uno de los trabajos que componen el proyecto siguiendo los pasos:</text:p>
      <text:p text:style-name="P17"/>
      <text:list xml:id="list2727428603734683468" text:style-name="L27">
        <text:list-item>
          <text:p text:style-name="P74">Se supone que sus trabajos se encuentran en la máquina 80.38.194.78 en el directorio /var/www/Departamentos/Informatica/ftppublico/alumnos/ApellidoN. Con lo cual, en primer lugar hay que descargarlo a la máquina virtual de prueba usando Clonezilla.</text:p>
        </text:list-item>
        <text:list-item>
          <text:p text:style-name="P74">En la máquina de prueba se sitúa en el directorio adecuado (/var/www/...), se realizan las operaciones de instalación que el <text:s/>alumno especifique y se prueba.</text:p>
        </text:list-item>
        <text:list-item>
          <text:p text:style-name="P74">Una vez comprobado el funcionamiento correcto se hace copia de la máquina virtual.</text:p>
        </text:list-item>
        <text:list-item>
          <text:p text:style-name="P74">Se sube el contenido al directorio correspondiente de Apache de la máquina 80.38.194.78.Se hace una copia de lo instalado en:</text:p>
        </text:list-item>
      </text:list>
      <text:p text:style-name="P17"/>
      <text:list xml:id="list92646910383800" text:continue-numbering="true" text:style-name="L27">
        <text:list-item>
          <text:list>
            <text:list-header>
              <text:p text:style-name="P74"><text:s/>/var/www/Departamentos/Informatica/ftppublico/alumnos/_var_www</text:p>
            </text:list-header>
          </text:list>
        </text:list-item>
      </text:list>
      <text:p text:style-name="P17"/>
      <text:list xml:id="list92646022085275" text:continue-numbering="true" text:style-name="L27">
        <text:list-header>
          <text:p text:style-name="P74">para que los alumnos puedan consultarlo cuando lo necesiten. En este directorio hay dos scripts que permiten copiar el contenido desde y hacia /var/www, que son respectivamente copiarEnSuSitio.sh y traerPaca.sh</text:p>
          <text:p text:style-name="P74"/>
        </text:list-header>
      </text:list>
      <text:p text:style-name="P108"><text:span text:style-name="T87">Para el funcionamiento de la parte de documentos de direccion es necesario dar permisos a la carpeta DocumentosDireccion mediante el siguiente comando:</text:span></text:p>
      <text:p text:style-name="P93">chmod 777 DocumentosDireccion</text:p>
      <text:p text:style-name="P17"/>
      <text:p text:style-name="P22"/>
      <text:h text:style-name="P129" text:outline-level="2"><text:bookmark-start text:name="__RefHeading__2241_1886156455"/>Cambio de versión de Linux<text:bookmark-end text:name="__RefHeading__2241_1886156455"/></text:h>
      <text:p text:style-name="P17"/>
      <text:p text:style-name="P17"><text:tab/>Aquí se va a contemplar el caso del traslado del sitio web de una versión de Ubuntu a otra superior del mismo S.O. El traslado afectará a los siguientes aspectos y servicios: sistema operativo, Apache, FTP, … y se utilizará como medio auxiliar un disco duro USB que se montará como /media/disco. Además, para que los servicios no sufran modificaciones, el sistema de ficheros del disco deberá ser el mismo que el del sistema que contiene el sitio web, que seguramente será ext4.</text:p>
      <text:p text:style-name="P17"/>
      <text:p text:style-name="P22">Sistema operativo</text:p>
      <text:p text:style-name="P1"/>
      <text:p text:style-name="P1"><text:tab/>Deberán darse de alta los usuarios y grupos necesarios para el correcto acceso a todas las páginas del sitio. El traslado se va a realizar pasando los ficheros correspondientes y deberá comprobarse que el sistema de encriptación de claves coincide en ambos equipos. Los ficheros mencionados son: /etc/passwd (usuarios), /etc/group (grupos) y /etc/shadow (contraseñas). El propietario y permisos son los siguientes:</text:p>
      <text:p text:style-name="Standard"/>
      <text:list xml:id="list302261721374770803" text:style-name="L28">
        <text:list-item>
          <text:p text:style-name="P109">- r w – r - - r - - <text:s text:c="3"/>root <text:s text:c="3"/>root<text:tab/> <text:s text:c="7"/>/etc/group</text:p>
        </text:list-item>
        <text:list-item>
          <text:p text:style-name="P109">- r w – r - - r - - <text:s text:c="3"/>root <text:s text:c="3"/>root <text:s text:c="9"/>/etc/passwd</text:p>
        </text:list-item>
        <text:list-item>
          <text:p text:style-name="P109">- r w – r - - - - - <text:s text:c="3"/>root <text:s text:c="3"/>shadow <text:s text:c="3"/>/etc/shadow</text:p>
        </text:list-item>
      </text:list>
      <text:p text:style-name="Standard"/>
      <text:p text:style-name="P1"><text:tab/>Las instrucciones para copiar los ficheros al disco USB serían:</text:p>
      <text:p text:style-name="P1"><text:soft-page-break/></text:p>
      <text:p text:style-name="P1"><text:tab/>mkdir <text:s/>/media/disco/sistema</text:p>
      <text:p text:style-name="P1"><text:tab/>cp <text:s/>/etc/group <text:s/>/media/disco/sistema</text:p>
      <text:p text:style-name="P1"><text:tab/>cp <text:s/>/etc/passwd <text:s/>/media/disco/sistema</text:p>
      <text:p text:style-name="P1"><text:tab/>cp <text:s/>/etc/shadow <text:s/>/media/disco/sistema</text:p>
      <text:p text:style-name="P1"/>
      <text:p text:style-name="P1"><text:tab/>Las instrucciones para recuperar dichos ficheros, con sus propietarios y permisos serían:</text:p>
      <text:p text:style-name="P1"/>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p text:style-name="P1"/>
      <text:p text:style-name="P1"/>
      <text:p text:style-name="P1"><text:tab/></text:p>
      <text:p text:style-name="P46">Apache</text:p>
      <text:p text:style-name="P1"/>
      <text:p text:style-name="P1"><text:tab/>De este servicio se deberán copiar todos los ficheros que conforman el sitio web, así como los ficheros de configuración del servicio. Deberán revisarse los permisos de los ficheros copiados. En el nuevo sistema deberá instalarse el servicio.</text:p>
      <text:p text:style-name="P1"/>
      <text:p text:style-name="P1"><text:tab/>Las instrucciones para copiar los ficheros al disco USB serían:</text:p>
      <text:p text:style-name="P1"/>
      <text:p text:style-name="P1"><text:tab/>mkdir <text:s/>/media/disco/web</text:p>
      <text:p text:style-name="P1"><text:tab/>mkdir <text:s/>/media/disco/web/configuracion</text:p>
      <text:p text:style-name="P1"><text:tab/>cp <text:s/>/var/www/* <text:s/>/media/disco/web <text:s/>-r</text:p>
      <text:p text:style-name="P1"><text:tab/>cp /etc/apache2/* <text:s/>/media/disco/web/configuracion <text:s/>-r</text:p>
      <text:p text:style-name="P1"/>
      <text:p text:style-name="P1"/>
      <text:p text:style-name="P1"/>
      <text:p text:style-name="P1"><text:tab/>Las instrucciones para recuperar dichos ficheros, con sus propietarios y permisos serían:</text:p>
      <text:p text:style-name="P1"/>
      <text:p text:style-name="P1"/>
      <text:p text:style-name="P1"/>
      <text:p text:style-name="P1"><text:tab/>apt-get <text:s/>install <text:s/>apache2</text:p>
      <text:p text:style-name="P1"><text:s/></text:p>
      <text:p text:style-name="P1"/>
      <text:p text:style-name="P1"/>
      <text:p text:style-name="P14">Procedimiento completo de copia en disco</text:p>
      <text:p text:style-name="P14"/>
      <text:p text:style-name="P1"><text:tab/># Paso de usuarios, grupos y contraseñas</text:p>
      <text:p text:style-name="P1"><text:tab/>cp <text:s/>/etc/group <text:s/>/media/disco/sistema</text:p>
      <text:p text:style-name="P1"><text:tab/>cp <text:s/>/etc/passwd <text:s/>/media/disco/sistema</text:p>
      <text:p text:style-name="P14"><text:tab/><text:span text:style-name="T1">cp <text:s/>/etc/shadow <text:s/>/media/disco/sistema</text:span></text:p>
      <text:p text:style-name="P12"/>
      <text:p text:style-name="P12"/>
      <text:p text:style-name="P14"/>
      <text:p text:style-name="P14"/>
      <text:p text:style-name="P14">Procedimiento completo de recuperación desde el disco.</text:p>
      <text:p text:style-name="Standard"/>
      <text:p text:style-name="P1"><text:tab/># Restauración de usuarios, grupos y contraseñas</text:p>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h text:style-name="P132" text:outline-level="2"><text:bookmark-start text:name="__RefHeading__2243_1886156455"/>Cambio de versión de página<text:bookmark-end text:name="__RefHeading__2243_1886156455"/></text:h>
      <text:p text:style-name="Standard"/>
      <text:p text:style-name="P1"><text:tab/>Una vez barajadas las diferentes opciones que permitan la sustitución de unas páginas web por otras con un diseño más avanzado, a saber:</text:p>
      <text:p text:style-name="P1"/>
      <text:list xml:id="list5993122482993041861" text:style-name="L29">
        <text:list-item>
          <text:p text:style-name="P99">Utilización de un único servidor con diferentes directorios.</text:p>
        </text:list-item>
      </text:list>
      <text:p text:style-name="P1"/>
      <text:list xml:id="list8300665537122382329" text:style-name="L30">
        <text:list-item>
          <text:list>
            <text:list-item>
              <text:p text:style-name="P100">Utilizando un fichero de configuración que incluya el nombre del directorio. El problema que se presenta es que al cambiar el sitio habría que cambiar la configuración de los usuarios de ftp. Además, se complica la programación de las páginas.</text:p>
            </text:list-item>
          </text:list>
        </text:list-item>
      </text:list>
      <text:p text:style-name="P1"/>
      <text:list xml:id="list92645377137274" text:continue-numbering="true" text:style-name="L30">
        <text:list-item>
          <text:list>
            <text:list-item>
              <text:p text:style-name="P100">Incluyendo una entrada en el DNS a un directorio. Presenta un problema similar al anterior. No se complica la programación de las páginas pero no resuelve el cambio de configuración del ftp.</text:p>
            </text:list-item>
          </text:list>
        </text:list-item>
      </text:list>
      <text:p text:style-name="P1"/>
      <text:list xml:id="list92647080286367" text:continue-list="list5993122482993041861" text:style-name="L29">
        <text:list-item>
          <text:p text:style-name="P99">Utilización de un nuevo equipo accesible desde el exterior. Es la solución ideal. El problema es que no siempre se dispone de este recurso (dos routers, dos servidores, etc.).</text:p>
        </text:list-item>
      </text:list>
      <text:p text:style-name="P1"/>
      <text:list xml:id="list92645812354994" text:continue-numbering="true" text:style-name="L29">
        <text:list-item>
          <text:p text:style-name="P99">Utilización de una máquina virtual. Es una buena solución, sobre todo si puede hacerse accesible desde el exterior bien sea utilizando puertos diferentes abiertos en el router o realizando las pruebas localmente. Al finalizar el proceso de pruebas la máquina virtual puede ser exportada para trabajar en modo real (copia de seguridad, ...).</text:p>
        </text:list-item>
      </text:list>
      <text:p text:style-name="P1"/>
      <text:h text:style-name="P129" text:outline-level="2"><text:bookmark-start text:name="__RefHeading__2241_18861564552"/>Configuración del conjunto de caracteres en HTML, MySQL y PHP<text:bookmark-end text:name="__RefHeading__2241_18861564552"/></text:h>
      <text:p text:style-name="P17"/>
      <text:p text:style-name="P17"><text:tab/>Ver artículo correspondiente en el anexo.</text:p>
      <text:p text:style-name="P17"/>
      <text:p text:style-name="P17"><text:tab/>Dos de las codificaciones más utilizadas son ISO 8859-1 y UTF-8. En PHP existen funciones que permiten pasar de una a otra codificación. Ppor ejemplo “utf8_decode() pasaría de utf8 a la que se esté utilizando en el momento.</text:p>
      <text:p text:style-name="P17"/>
      <text:p text:style-name="P17"><text:tab/>Para el correcto funcionamiento de la codificación deben tenerse en cuenta los siguientes elementos:</text:p>
      <text:p text:style-name="P17"/>
      <text:list xml:id="list6311346158933402686" text:style-name="L31">
        <text:list-item>
          <text:list>
            <text:list-item>
              <text:p text:style-name="P75">La codificación del editor de páginas que se utilice.</text:p>
            </text:list-item>
            <text:list-item>
              <text:p text:style-name="P75">La etiqueta &lt;meta&gt; del documento html debe ser:</text:p>
            </text:list-item>
          </text:list>
        </text:list-item>
      </text:list>
      <text:p text:style-name="P17"><text:tab/><text:tab/>&lt;meta http-equiv=”Content-Type” content=”text/html; charset=utf-8” /&gt;</text:p>
      <text:list xml:id="list92646676760228" text:continue-numbering="true" text:style-name="L31">
        <text:list-item>
          <text:list>
            <text:list-item>
              <text:p text:style-name="P75">El cotejamiento en phpmyadmin de la conexión al servidor debe ser utf8_general_ci. Se establece en “Configuraciones generales”.</text:p>
            </text:list-item>
            <text:list-item>
              <text:p text:style-name="P75">El cotejamiento de la base de datos debe ser el mismo y se establece en la pestaña “Operaciones” de la pantalla principal de la base de datos.</text:p>
            </text:list-item>
            <text:list-item>
              <text:p text:style-name="P75">Cada tabla debe tener el mismo cotejamiento.</text:p>
            </text:list-item>
            <text:list-item>
              <text:p text:style-name="P75">Los campos de texto deben tener el mismo cotejamiento.</text:p>
            </text:list-item>
            <text:list-item>
              <text:p text:style-name="P122">La conexión desde PHP a la base de datos debe establecerse con el mismo cotejamiento. Para ello basta con añadir justo después de abrir la conexión con la base de datos:</text:p>
            </text:list-item>
          </text:list>
        </text:list-item>
      </text:list>
      <text:p text:style-name="P17"/>
      <text:p text:style-name="P17"><text:tab/><text:tab/>mysql_set_character('utf8');</text:p>
      <text:p text:style-name="P17"/>
      <text:h text:style-name="Heading_20_1" text:outline-level="1"><text:bookmark-start text:name="__RefHeading__1286_610914346"/>Servicios<text:bookmark-end text:name="__RefHeading__1286_610914346"/></text:h>
      <text:p text:style-name="Standard"/>
      <text:p text:style-name="Standard"><text:tab/>Deberán contemplarse los directorios, ficheros de configuración, parámetros fundamentales y configuraciones particulares de los siguientes servicios:</text:p>
      <text:p text:style-name="Standard"/>
      <text:h text:style-name="Heading_20_2" text:outline-level="2"><text:bookmark-start text:name="__RefHeading__915_1844274786"/>ssh<text:bookmark-end text:name="__RefHeading__915_1844274786"/></text:h>
      <text:p text:style-name="Standard"/>
      <text:p text:style-name="P1"><text:tab/>Este servicio permite la conexión remota con el servidor. Ofrece una forma de administración y gestión remota.</text:p>
      <text:p text:style-name="P1"/>
      <text:p text:style-name="P1"><text:tab/>Los ficheros de configuración se encuentran en el directorio /etc/ssh. En concreto, el fichero /etc/ssh/sshd_config con el parámetro AllowUsers permite especificar los usuarios que podrán conectarse al servidor utilizando la instrucción ssh. Otros dos ficheros que conviene tener en cuenta son /etc/hosts.deny y /etc/hosts.allow que permiten especificar los usuarios a los que se deniega o permite el acceso al equipo.</text:p>
      <text:p text:style-name="P1"/>
      <text:p text:style-name="P1"><text:tab/>La instrucción tiene la sintaxis: <text:s/>ssh <text:s/>-X <text:s/><text:a xlink:type="simple" xlink:href="mailto:usuario@equipo" text:style-name="Internet_20_link" text:visited-style-name="Visited_20_Internet_20_Link">usuario@equipo</text:a></text:p>
      <text:p text:style-name="P1"/>
      <text:p text:style-name="P1"><text:tab/>Si se modifica el fichero de configuración debe reiniciarse el servicio con:</text:p>
      <text:p text:style-name="P1"/>
      <text:p text:style-name="P1"><text:tab/><text:tab/>/etc/init.d/sshd restart</text:p>
      <text:p text:style-name="P1"/>
      <text:h text:style-name="Heading_20_2" text:outline-level="2"><text:bookmark-start text:name="__RefHeading__917_1844274786"/>Apache2<text:bookmark-end text:name="__RefHeading__917_1844274786"/></text:h>
      <text:p text:style-name="Standard"/>
      <text:p text:style-name="Standard"><text:tab/>Para buscar un determinado parámetro por los ficheros de un directorio y sus subdirectorios puede hacerse uso de las instrucciones find y grep de la forma:</text:p>
      <text:p text:style-name="Standard"/>
      <text:p text:style-name="Standard"><text:tab/><text:tab/>grep <text:s/>[-i] <text:s/>parametro <text:s/>`find <text:s/>directorio <text:s/>-name <text:s/>“*” `</text:p>
      <text:p text:style-name="Standard"/>
      <text:p text:style-name="Standard"><text:tab/>En cualquier caso debe tenerse en cuenta:</text:p>
      <text:p text:style-name="Standard"/>
      <text:list xml:id="list6357472334792946467" text:style-name="L32">
        <text:list-item>
          <text:p text:style-name="P110">Directorio por defecto: <text:s/>/var/www</text:p>
        </text:list-item>
        <text:list-item>
          <text:p text:style-name="P110">Fichero de configuración: /etc/apache2/httpd.conf, /<text:span text:style-name="T42">etc/apache2/apache2.conf</text:span> y los demás ficheros del directorio.</text:p>
        </text:list-item>
        <text:list-item>
          <text:p text:style-name="P110">El directorio por defecto puede configurarse en /etc/apache2/sites-available/default y /etc/apache2/sites-available/default-ssl</text:p>
        </text:list-item>
        <text:list-item>
          <text:p text:style-name="P110">En /etc/apache2/mods-available/dir.conf, /etc/apache2/mods-enabled/dir.conf y /etc/apache2/conf.d/phpmyadmin.conf <text:s/>la directiva DirectoryIndex especifica el fichero.</text:p>
        </text:list-item>
      </text:list>
      <text:p text:style-name="Standard"><text:soft-page-break/></text:p>
      <text:h text:style-name="Heading_20_2" text:outline-level="2"><text:bookmark-start text:name="__RefHeading__919_1844274786"/>ftp<text:bookmark-end text:name="__RefHeading__919_1844274786"/></text:h>
      <text:p text:style-name="Standard"/>
      <text:p text:style-name="P1"><text:tab/>El directorio de ftp por defecto es /srv/ftp que se genera con los siguientes permisos y propietario:</text:p>
      <text:p text:style-name="Standard"/>
      <text:p text:style-name="Standard"><text:tab/>drwxr-xr-x <text:s/>root <text:s text:c="2"/>ftp <text:s text:c="2"/>…</text:p>
      <text:p text:style-name="Standard"/>
      <text:p text:style-name="P1"><text:tab/>Los permisos de este directorio no deben modificarse. Es conveniente crear subdirectorios a los que se pueden aplicar los permisos que se considere oportunos.</text:p>
      <text:p text:style-name="P1"/>
      <text:p text:style-name="P1"><text:tab/>El fichero de configuración es /etc/vsftpd.conf. En este fichero, con el parámetro user_config_dir se puede especificar el directorio donde se pueden albergar ficheros de configuración para cada usuario, para que cada cual pueda tener un directorio específico de ftp con los permisos adecuados. En nuestro servidor el directorio mencionado es /etc/vsftpd_user_conf.</text:p>
      <text:p text:style-name="P1"/>
      <text:p text:style-name="P1"><text:tab/><text:span text:style-name="T53">Es fundamental respetar los permisos y propietarios de los ficheros de configuración, incluidos los del directorio /etc/vsftpd_user_conf.</text:span></text:p>
      <text:p text:style-name="P1"/>
      <text:h text:style-name="Heading_20_2" text:outline-level="2"><text:bookmark-start text:name="__RefHeading__1576_2044857269"/>MySQL<text:bookmark-end text:name="__RefHeading__1576_2044857269"/></text:h>
      <text:p text:style-name="Standard"/>
      <text:p text:style-name="P1"><text:tab/>En <text:a xlink:type="simple" xlink:href="http://dev.mysql.com/doc/refman/5.0/es/index.html" text:style-name="Internet_20_link" text:visited-style-name="Visited_20_Internet_20_Link">http://dev.mysql.com/doc/refman/5.0/es/index.html</text:a> puede encontrarse un manual muy completo.</text:p>
      <text:p text:style-name="P1"/>
      <text:p text:style-name="P1"><text:tab/>Las bases de datos se encuentran en /var/lib/mysql. Dependiendo del motor de búsqueda utilizado (MyISAM o InnoDB) la gestión de tablas se hace de forma diferente:</text:p>
      <text:p text:style-name="P1"/>
      <text:list xml:id="list3221607575122294558" text:style-name="L33">
        <text:list-item>
          <text:p text:style-name="P101">Con MyISAM por cada base de datos se genera una carpeta con tres ficheros por cada tabla con extensiones frm, MYD y MYI. Este motor de búsqueda usa tablas no transacionales, admite búsquedas fulltext y realiza lecturas y escrituras muy rápidas.</text:p>
        </text:list-item>
      </text:list>
      <text:p text:style-name="P1"/>
      <text:list xml:id="list92646379728588" text:continue-numbering="true" text:style-name="L33">
        <text:list-item>
          <text:p text:style-name="P101">Con InnoDB todas las bases de datos se guardan en el fichero /var/lib/mysql/ibdata1 y además se generan dos ficheros de registro, ib_logfile0 e ib_logfile1. Trabaja con tablas transacionales y admite operaciones de confirmación (commit), cancelación (rollback) y recuperación de ficheros. Permite el bloqueo a nivel de registro.</text:p>
        </text:list-item>
      </text:list>
      <text:p text:style-name="Standard"/>
      <text:p text:style-name="Standard"><text:tab/>Dentro de la misma base de datos pueden utilizarse ambos motores. Para pasar una tabla de un tipo al otro puede utilizarse la instrucción SQL:</text:p>
      <text:p text:style-name="Standard"/>
      <text:p text:style-name="Standard"><text:tab/><text:tab/>ALTER TABLE t ENGINE = MYISAM;<text:line-break/><text:tab/><text:tab/>ALTER TABLE t TYPE = INNODB;</text:p>
      <text:p text:style-name="Standard"/>
      <text:p text:style-name="Standard"/>
      <text:p text:style-name="P1"><text:tab/>Una vez instalado phpmyadmin debe darse de alta el usuario <text:span text:style-name="T40">useradmin</text:span> - <text:span text:style-name="T40">phpp@asswd1011admin</text:span> para no tener que acceder desde PHP con root.</text:p>
      <text:p text:style-name="P1"><text:soft-page-break/></text:p>
      <text:p text:style-name="P1"><text:tab/>Para comprobar los tipos de los campos de las tablas creadas puede utilizarse la instrucción:</text:p>
      <text:p text:style-name="P1"/>
      <text:p text:style-name="P1"><text:tab/><text:tab/>show <text:s/>create table <text:s/>nombre_tabla</text:p>
      <text:p text:style-name="Standard"/>
      <text:p text:style-name="Standard"><text:tab/>Las bases de datos creadas son las siguientes:</text:p>
      <text:p text:style-name="Standard"/>
      <text:p text:style-name="Standard"><text:tab/><text:span text:style-name="T5">basedatos</text:span></text:p>
      <text:p text:style-name="Standard"/>
      <text:p text:style-name="Standard"><text:tab/>Destinada a contener la mayor parte de las tablas utilizadas en la web y que se concretan en:</text:p>
      <text:p text:style-name="Standard"/>
      <text:p text:style-name="Standard"><text:tab/>roles</text:p>
      <text:p text:style-name="Standard"><text:tab/><text:tab/>ro_codigo<text:tab/>tinyint(2)<text:tab/>Código, Clave primaria</text:p>
      <text:p text:style-name="Standard"><text:tab/><text:tab/>ro_descri<text:tab/>varchar(50)<text:tab/>Descripción del rol</text:p>
      <text:p text:style-name="Standard"/>
      <text:p text:style-name="Standard"><text:tab/><text:tab/>Posibles valores para esta tabla pueden ser:</text:p>
      <text:p text:style-name="Standard"/>
      <text:list xml:id="list7214459999582502444" text:style-name="L34">
        <text:list-item>
          <text:list>
            <text:list-item>
              <text:list>
                <text:list-item>
                  <text:list>
                    <text:list-item>
                      <text:p text:style-name="P111">Nivel 0.- Usuario anónimo.</text:p>
                    </text:list-item>
                    <text:list-item>
                      <text:p text:style-name="P111">Nivel 6.- Alumno genérico.</text:p>
                    </text:list-item>
                    <text:list-item>
                      <text:p text:style-name="P111">Nivel 10.- Bolsa de trabajo alumno.</text:p>
                    </text:list-item>
                    <text:list-item>
                      <text:p text:style-name="P111">Nivel 14.- Padre del AMPA.</text:p>
                    </text:list-item>
                    <text:list-item>
                      <text:p text:style-name="P111">Nivel 18.- Bolsa de trabajo, empresario de un dto.</text:p>
                    </text:list-item>
                    <text:list-item>
                      <text:p text:style-name="P111">Nivel 22.- Bolsa de trabajo, empresario.</text:p>
                    </text:list-item>
                    <text:list-item>
                      <text:p text:style-name="P111">Nivel 26.- Reservado: alumno de un departamento.</text:p>
                    </text:list-item>
                    <text:list-item>
                      <text:p text:style-name="P111">Nivel 28.- Alumno que gestiona la web, opción Alumnos – Inicio.</text:p>
                    </text:list-item>
                    <text:list-item>
                      <text:p text:style-name="P111">Nivel 30.- Profesor genérico.</text:p>
                    </text:list-item>
                    <text:list-item>
                      <text:p text:style-name="P111">Nivel 40.- Profesor concreto.</text:p>
                    </text:list-item>
                    <text:list-item>
                      <text:p text:style-name="P111">Nivel 50.- Profesor de un departamento.</text:p>
                    </text:list-item>
                    <text:list-item>
                      <text:p text:style-name="P111">Nivel 60.- Jefe de Dto.</text:p>
                    </text:list-item>
                    <text:list-item>
                      <text:p text:style-name="P111">Nivel 65.- Usuario que introduce partes de alumnos.</text:p>
                    </text:list-item>
                    <text:list-item>
                      <text:p text:style-name="P111">Nivel 68.- Administrador. Puede introducir movimientos.</text:p>
                    </text:list-item>
                    <text:list-item>
                      <text:p text:style-name="P111">Nivel 70.- usuario para la Dirección.</text:p>
                    </text:list-item>
                    <text:list-item>
                      <text:p text:style-name="P111">Nivel 80.- reservado. Pueden ser ciertos integrantes de la Dirección.</text:p>
                    </text:list-item>
                    <text:list-item>
                      <text:p text:style-name="P111">Nivel 90.- usuario TIC.</text:p>
                    </text:list-item>
                    <text:list-item>
                      <text:p text:style-name="P111">Nivel 99.- usuario root.</text:p>
                    </text:list-item>
                  </text:list>
                </text:list-item>
              </text:list>
            </text:list-item>
          </text:list>
        </text:list-item>
      </text:list>
      <text:p text:style-name="Standard"/>
      <text:p text:style-name="Standard"/>
      <text:p text:style-name="Standard"><text:tab/><text:span text:style-name="T5">Importar – exportar datos</text:span></text:p>
      <text:p text:style-name="Standard"/>
      <text:p text:style-name="Standard"><text:tab/>Las opciones de jefatura que administran los partes de los alumnos utilizan los datos de los alumnos y profesores del programa SICE. Para realizar la importación de estos datos se procede de la siguiente manera:</text:p>
      <text:p text:style-name="Standard"/>
      <text:list xml:id="list6125644000272954441" text:style-name="L35">
        <text:list-item>
          <text:p text:style-name="P102">Se exportan de SICE los grupos de alumnos a través de las opciones Alumnos <text:span text:style-name="T34"></text:span> Utilidades <text:span text:style-name="T34"></text:span> Exportación de datos. Se genera cada grupo de forma independiente, quedando en formato DBF. Se seleccionan los campos deseados y se dejan todos los grupos en un único fichero mediante la técnica de cortar y pegar. Esta operación debe realizarse con OpenOffice <text:soft-page-break/>dado que Excell no realiza la conversión de forma correcta. El fichero generado se guarda en formato .csv.</text:p>
        </text:list-item>
      </text:list>
      <text:p text:style-name="P1"/>
      <text:list xml:id="list92645736624000" text:continue-numbering="true" text:style-name="L35">
        <text:list-item>
          <text:p text:style-name="P102">Con los datos de profesores se procede de forma similar, utilizando las opciones de SICE Gestión del Centro <text:span text:style-name="T34"></text:span> Personal <text:span text:style-name="T34"></text:span> Personal Docente <text:span text:style-name="T34"></text:span> Utilidades <text:span text:style-name="T34"></text:span> Exportación de Datos. Hay que tener cuidado con el campo dirección porque hay que concatenarlo para dejarlo en un único campo.</text:p>
        </text:list-item>
      </text:list>
      <text:p text:style-name="P1"/>
      <text:list xml:id="list92645472970529" text:continue-numbering="true" text:style-name="L35">
        <text:list-item>
          <text:p text:style-name="P102">Una vez generados los dos ficheros .csv, alumnos.csv y profesores.csv, establecemos la conexión con el servidor mediante ssh, entramos al shell de mysql y ejecutamos las instrucciones que importan los datos:</text:p>
        </text:list-item>
      </text:list>
      <text:p text:style-name="P1"/>
      <text:list xml:id="list92647252057090" text:continue-numbering="true" text:style-name="L35">
        <text:list-header>
          <text:p text:style-name="P102">load data <text:s/>infile '/home/marta/alumnos.csv' <text:s/>into table alumnos fields terminated by ';' (al_codigo, al_codgru, al_nombre, al_apell1, al_apell2, al_direcc, al_codpos, al_telef1, al_telef2, al_cuenta);</text:p>
        </text:list-header>
      </text:list>
      <text:p text:style-name="P1"/>
      <text:list xml:id="list92646189073120" text:continue-numbering="true" text:style-name="L35">
        <text:list-header>
          <text:p text:style-name="P102">load data <text:s/>infile '/home/marta/Profesores_listado.csv' <text:s/>into table profesores fields terminated by ';' (pr_codigo, pr_cuenta,pr_nombre, pr_apell1, pr_apell2, pr_direcc, pr_codpos, pr_telef1, pr_telef2, pr_email, pr_coddep);</text:p>
        </text:list-header>
      </text:list>
      <text:p text:style-name="P1"/>
      <text:list xml:id="list92645515284236" text:continue-numbering="true" text:style-name="L35">
        <text:list-header>
          <text:p text:style-name="P102">Si al ejecutar el comando “load data ...” se produce un error relativo a que no encuentra el fichero .csv puede que se deba al contexto de seguridad del Kernel de Ubuntu <text:span text:style-name="T4">apparmor. </text:span>Este módulo de seguridad (/etc/apparmor) restringe los privilegios de ficheros binarios para acceder al sistema. Para solucionarlo se edita el fichero /etc/apparmor.d/usr.sbin.mysqld y se añaden privilegios de lectura al directorio donde se encuentran los ficheros .csv.</text:p>
        </text:list-header>
      </text:list>
      <text:p text:style-name="Standard"/>
      <text:h text:style-name="Heading_20_2" text:outline-level="2"><text:bookmark-start text:name="__RefHeading__1578_2044857269"/>PHP5<text:bookmark-end text:name="__RefHeading__1578_2044857269"/></text:h>
      <text:p text:style-name="Standard"/>
      <text:list xml:id="list6471856121972627145" text:style-name="L36">
        <text:list-item>
          <text:p text:style-name="P112">PHP5</text:p>
        </text:list-item>
      </text:list>
      <text:p text:style-name="Standard"/>
      <text:p text:style-name="Standard"><text:tab/><text:tab/>Directorio por defecto: /var/www</text:p>
      <text:p text:style-name="Standard"><text:tab/><text:tab/>¿Se habilita el uso devariables globales en /etc/php5/apache2/php.ini en la variable correspondiente o se va a hacer uso de sesiones y de las variables pasadas con get y put?.</text:p>
      <text:p text:style-name="Standard"/>
      <text:list xml:id="list92647366211185" text:continue-numbering="true" text:style-name="L36">
        <text:list-item>
          <text:p text:style-name="P112">Foro</text:p>
        </text:list-item>
        <text:list-item>
          <text:p text:style-name="P112">Etc.</text:p>
        </text:list-item>
      </text:list>
      <text:h text:style-name="Heading_20_2" text:outline-level="2"><text:bookmark-start text:name="__RefHeading__2245_1886156455"/>phpMyAdmin<text:bookmark-end text:name="__RefHeading__2245_1886156455"/></text:h>
      <text:p text:style-name="Standard"/>
      <text:p text:style-name="Standard"><text:tab/>phpMyAdmin es una utilidad gráfica que se utiliza para administrar MySQL. Se instala con la instrucción: <text:s/>apt-get <text:s/>install <text:s/>phpmyadmin, introduciendo los siguientes valores:</text:p>
      <text:p text:style-name="Standard"/>
      <text:p text:style-name="Standard"><text:tab/>Servidor web que ejecutará phpmyadmin: apache2</text:p>
      <text:p text:style-name="Standard"><text:tab/>Configurar la base de datos para dbconfig-common: Si</text:p>
      <text:p text:style-name="Standard"><text:tab/>Contraseña del usuario de administración: cmadrid</text:p>
      <text:p text:style-name="Standard"><text:tab/>Contraseña de MySQL para phpmyadmin: cmadrid</text:p>
      <text:p text:style-name="Standard"><text:soft-page-break/></text:p>
      <text:p text:style-name="P1"><text:tab/>Para ejecutar phpmyadmin se utiliza un navegador, especificando como dirección <text:a xlink:type="simple" xlink:href="http://localhost/phpmyadmin" text:style-name="Internet_20_link" text:visited-style-name="Visited_20_Internet_20_Link">http://localhost/phpmyadmin</text:a> e introduciendo como usuario root y contraseña la introducida durante la instalación de MySQL.</text:p>
      <text:p text:style-name="P1"/>
      <text:p text:style-name="P1"><text:tab/>Los ficheros de configuración de phpmyadmin se encuentran en /etc/phpmyadmin. El fichero principal es /etc/phpmyadmin/config.inc.php que contiene opciones que se aplican de forma global.</text:p>
      <text:p text:style-name="P1"/>
      <text:p text:style-name="P1"><text:tab/>Para administrar con phpmyadmin las bases de datos de un servidor remoto, en /etc/phpmyadmin/config.inc.php, hay que configurar la línea:</text:p>
      <text:p text:style-name="P1"/>
      <text:p text:style-name="P1"><text:tab/>$cfg['Servers'][$i]['host'] = 'db_server'; </text:p>
      <text:p text:style-name="P1"/>
      <text:p text:style-name="P1">reemplazando db_server con el nombre o la IP del servidor que contiene las bases de datos. El equipo que contiene phpmyadmin tiene permiso para acceder a la base de datos remota.</text:p>
      <text:p text:style-name="P1"/>
      <text:p text:style-name="P1"><text:tab/>Los ficheros config.header.inc.php y config.footer.inc.php se utilizan para añadir a phpMyAdmin una cabecera y un pié HTML. Otro fichero de configuración importante es /etc/phpmyadmin/apache.conf que es un enlace simbólico (acceso directo) al fichero /etc/apache2/conf.d/phpmyadmin.conf, que es utilizado para configurar Apache2 para que atienda (sirva) el sitio de phpMyAdmin. El fichero contiene directivas para cargar PHP, permisos de los directorios, etc.</text:p>
      <text:p text:style-name="P1"/>
      <text:h text:style-name="Heading_20_2" text:outline-level="2"><text:bookmark-start text:name="__RefHeading__2247_1886156455"/>phpBB<text:bookmark-end text:name="__RefHeading__2247_1886156455"/></text:h>
      <text:p text:style-name="Standard"/>
      <text:p text:style-name="Standard"/>
      <text:p text:style-name="Standard"/>
      <text:p text:style-name="Standard"/>
      <text:p text:style-name="Standard"/>
      <text:h text:style-name="P127" text:outline-level="1"><text:bookmark-start text:name="__RefHeading__1288_610914346"/>Seguridad<text:bookmark-end text:name="__RefHeading__1288_610914346"/></text:h>
      <text:p text:style-name="Standard"/>
      <text:h text:style-name="Heading_20_2" text:outline-level="2"><text:bookmark-start text:name="__RefHeading__915_184427478611"/>Login y roles (Christian Blaya)<text:bookmark-end text:name="__RefHeading__915_184427478611"/></text:h>
      <text:p text:style-name="Standard"/>
      <text:p text:style-name="P7"><text:tab/>La página cuenta con un sistema de login que verifica el usuario que se encuentra conectado. Cada usuario …</text:p>
      <text:p text:style-name="P7"/>
      <text:p text:style-name="P7"/>
      <text:h text:style-name="Heading_20_2" text:outline-level="2"><text:bookmark-start text:name="__RefHeading__1290_610914346"/>Sistema operativo<text:bookmark-end text:name="__RefHeading__1290_610914346"/></text:h>
      <text:p text:style-name="Standard"/>
      <text:p text:style-name="P1"><text:tab/>Los usuarios y grupos creados están recogidos en los ficheros /etc/passwd y /etc/group respectivamente, y son los especificados a continuación:</text:p>
      <text:p text:style-name="Standard"/>
      <text:list xml:id="list312568187157657473" text:style-name="L37">
        <text:list-item>
          <text:p text:style-name="P113">madrid .- contraseña cmadrid. Usuario predeterminado para el inicio.</text:p>
        </text:list-item>
        <text:list-item>
          <text:p text:style-name="P113">root .- contraseña cmadrid. Se activa después de la instalación del sistema.</text:p>
        </text:list-item>
      </text:list>
      <text:p text:style-name="Standard"/>
      <text:p text:style-name="Standard"/>
      <text:p text:style-name="Standard"/>
      <text:h text:style-name="Heading_20_2" text:outline-level="2"><text:bookmark-start text:name="__RefHeading__1292_610914346"/>MySQL<text:bookmark-end text:name="__RefHeading__1292_610914346"/></text:h>
      <text:p text:style-name="Standard"/>
      <text:p text:style-name="Standard"><text:tab/>Con la instalación se genera el usuario mysql y el grupo mysql. De forma predeterminada los ficheros /var/lib/mysql/ibdata1, ib_logfile0 e ib_logfile1 generados para albergar información generada al utilizar el motor innoDB tienen los permisos:</text:p>
      <text:p text:style-name="Standard"/>
      <text:p text:style-name="Standard"><text:tab/><text:tab/>660 <text:s/>mysql <text:s/>mysql</text:p>
      <text:p text:style-name="Standard"/>
      <text:p text:style-name="Standard"><text:tab/>Con el motor MyISAM, por cada base de datos se genera una carpeta con el mismo nombre que la base de datos y permisos:</text:p>
      <text:p text:style-name="Standard"/>
      <text:p text:style-name="Standard"><text:tab/><text:tab/>700 <text:s/>mysql <text:s/>mysql</text:p>
      <text:p text:style-name="Standard"/>
      <text:p text:style-name="Standard"><text:tab/>Por cada tabla se crean tres ficheros dentro de la mencionada carpeta, con extensiones frm, MYD yMYI, con permisos:</text:p>
      <text:p text:style-name="Standard"/>
      <text:p text:style-name="Standard"><text:tab/><text:tab/>660 <text:s/>mysql <text:s/>mysql</text:p>
      <text:p text:style-name="Standard"/>
      <text:p text:style-name="Standard"><text:tab/>Durante la instalación se genera un usuario (root) con permisos para administrar las bases de datos. También se solicita una contraseña (cmadrid) de seguridad. Posteriormente se crean los siguientes usuarios:</text:p>
      <text:p text:style-name="Standard"/>
      <text:list xml:id="list8931084980432700371" text:style-name="L38">
        <text:list-item>
          <text:p text:style-name="P114">phpuser .- con contraseña, para <text:span text:style-name="T36">leer de</text:span> las tablas desde la web.</text:p>
        </text:list-item>
        <text:list-item>
          <text:p text:style-name="P115">useradmin.- con contraseña y permisos para modificar las tablas.</text:p>
        </text:list-item>
      </text:list>
      <text:p text:style-name="Standard"><text:soft-page-break/></text:p>
      <text:p text:style-name="Standard"><text:tab/>La instrucción utilizada para crear un usuario es:</text:p>
      <text:p text:style-name="Standard"/>
      <text:p text:style-name="Standard"><text:tab/>GRANT <text:s/>privilegios <text:s/>ON <text:s/>base/tabla <text:s/>TO <text:s/>'usuario'@'localhost' <text:s/>IDENTIFIED BY 'clave';</text:p>
      <text:p text:style-name="Standard"/>
      <text:p text:style-name="P45"><text:tab/>Para que un usuario cambie su contraseña debe utilizar la instrucción:</text:p>
      <text:p text:style-name="Standard"/>
      <text:p text:style-name="Standard"><text:tab/>SET PASSWORD = PASSWORD('nueva_clave');</text:p>
      <text:p text:style-name="Standard"/>
      <text:p text:style-name="Standard"><text:tab/>Debe tenerse en cuenta que si se cambia el usuario o contraseña utilizados para acceder a la página web en MySQL, también deben modificarse en las instrucciones correspondientes de la web que permiten la conexión a la base de datos. Esta modificación debe llevarse a cabo en el fichero /var/www/Web_3.0/Comun/Conexion.inc.</text:p>
      <text:p text:style-name="Standard"/>
      <text:p text:style-name="Text_20_body"><text:tab/>Además, se crean los siguientes usuarios:</text:p>
      <text:list xml:id="list6227362934367934810" text:style-name="L39">
        <text:list-item>
          <text:p text:style-name="P123">root .- contraseña cmadrid. La contraseña se introduce durante la instalación.</text:p>
        </text:list-item>
        <text:list-item>
          <text:p text:style-name="P123"><text:span text:style-name="T40">useradmin</text:span> .- contraseña phpp@asswd10.... Será el usuario utilizado para acceder a las bases de datos sin tener que hacer uso de root.</text:p>
        </text:list-item>
        <text:list-item>
          <text:p text:style-name="P124"><text:span text:style-name="T40">phpuser</text:span> .- contraseña phpp@asswd10.... Será el usuario utilizado para <text:span text:style-name="T40">leer de las tablas</text:span>. </text:p>
        </text:list-item>
      </text:list>
      <text:h text:style-name="Heading_20_2" text:outline-level="2"><text:bookmark-start text:name="__RefHeading__2249_1886156455"/>phpMyAdmin<text:bookmark-end text:name="__RefHeading__2249_1886156455"/></text:h>
      <text:p text:style-name="Text_20_body"/>
      <text:list xml:id="list6027155608708149334" text:style-name="L40">
        <text:list-item>
          <text:p text:style-name="P125">Contraseña para acceder a MySQL .- cmadrid</text:p>
        </text:list-item>
      </text:list>
      <text:p text:style-name="Text_20_body"/>
      <text:h text:style-name="Heading_20_2" text:outline-level="2"><text:bookmark-start text:name="__RefHeading__2251_1886156455"/>Apache<text:bookmark-end text:name="__RefHeading__2251_1886156455"/></text:h>
      <text:p text:style-name="Standard"/>
      <text:p text:style-name="P1"><text:tab/>En /etc/apache2/httpd.conf se configura la seguridad de acceso a los ficheros y directorios.</text:p>
      <text:p text:style-name="P1"/>
      <text:p text:style-name="P1"><text:tab/>La página creada por defecto por Apache tiene los permisos:</text:p>
      <text:p text:style-name="P1"><text:tab/><text:tab/>644 <text:s/>root <text:s/>root</text:p>
      <text:p text:style-name="P1"/>
      <text:p text:style-name="P1"><text:tab/><text:span text:style-name="T38">El directorio con los logs es /var/log/apache2, donde pueden encontrarse los ficheros access.log y errors.log que muestran información sobre los accesos.</text:span></text:p>
      <text:p text:style-name="P1"/>
      <text:p text:style-name="P1"><text:tab/><text:span text:style-name="T42">En el fichero de configuración /etc/apache2/apache2 se ha incluido una sección para denegar el acceso a algunas ip's que se ha comprobado que modifican de forma anómala la web:</text:span></text:p>
      <text:p text:style-name="P1"/>
      <text:p text:style-name="P1"><text:tab/><text:span text:style-name="T42">&lt;Location <text:s/>/&gt;</text:span></text:p>
      <text:p text:style-name="P1"><text:tab/><text:tab/><text:span text:style-name="T42">Order <text:s/>allow,deny</text:span></text:p>
      <text:p text:style-name="P1"><text:tab/><text:tab/><text:span text:style-name="T42">Allow <text:s/>from all</text:span></text:p>
      <text:p text:style-name="P1"><text:tab/><text:tab/><text:span text:style-name="T42">Deny <text:s/>from <text:s/>37.57.231.241</text:span></text:p>
      <text:p text:style-name="P1"><text:tab/><text:tab/><text:span text:style-name="T42">Deny <text:s/>from <text:s/>46.118.127.156</text:span></text:p>
      <text:p text:style-name="P1"><text:tab/><text:tab/><text:span text:style-name="T42">Deny <text:s/>from <text:s/>94.180.90.116</text:span></text:p>
      <text:p text:style-name="P1"><text:tab/>/<text:span text:style-name="T42">Location&gt;</text:span></text:p>
      <text:p text:style-name="P1"/>
      <text:p text:style-name="P1"><text:tab/><text:span text:style-name="T43">La sección debe ir en el lugar adecuado o no funcionará correctamente.</text:span></text:p>
      <text:h text:style-name="P130" text:outline-level="2"><text:bookmark-start text:name="__RefHeading__2251_18861564551"/><text:soft-page-break/>PHP<text:bookmark-end text:name="__RefHeading__2251_18861564551"/></text:h>
      <text:p text:style-name="P34"/>
      <text:p text:style-name="P2"><text:tab/><text:span text:style-name="T36">La seguridad creada desde PHP permite establecer qué usuario y contraseña accederá a la base de datos y con qué permisos. El código correspondiente se encuentra en el fichero Comun/Configuracion.inc y hace uso de los archivos:</text:span></text:p>
      <text:p text:style-name="P2"/>
      <text:list xml:id="list92645984426076" text:continue-numbering="true" text:style-name="L40">
        <text:list-item>
          <text:p text:style-name="P126">Configuracion/sitio.conf .- contiene los parámetros de acceso a la base de datos.</text:p>
        </text:list-item>
        <text:list-item>
          <text:p text:style-name="P126">Configuracion/permitidos.txt .- contiene las ips (o sus comienzos) de los equipos que harán uso de un usuario de mysql con privilegios de administrador y podrá modificar las tablas.</text:p>
        </text:list-item>
        <text:list-item>
          <text:p text:style-name="P126">Configuracion/denegados.txt .- contiene las ips (o sus comienzos) de los equipos que harán uso de un usuario que solamente podrá leer de las tablas, incluso se podrá denegar el acceso completamente.</text:p>
        </text:list-item>
      </text:list>
      <text:h text:style-name="P132" text:outline-level="2"><text:bookmark-start text:name="__RefHeading__1046_565883571"/>Copias de seguridad<text:bookmark-end text:name="__RefHeading__1046_565883571"/></text:h>
      <text:p text:style-name="P16"/>
      <text:p text:style-name="P16"><text:tab/>Para el proceso de copia de seguridad se realizan las operaciones siguientes:</text:p>
      <text:p text:style-name="P16"/>
      <text:p text:style-name="P16"><text:tab/><text:span text:style-name="T6">En la máquina virtual</text:span></text:p>
      <text:p text:style-name="P16"/>
      <text:p text:style-name="P24"><text:tab/><text:span text:style-name="T37">Una copia del contenido de /var/www se hace en:</text:span></text:p>
      <text:p text:style-name="P24"/>
      <text:p text:style-name="P26"><text:tab/><text:tab/>/var/www/Departamentos/Informatica/ftppublico/alumnos/_var_www</text:p>
      <text:p text:style-name="P24"/>
      <text:p text:style-name="P25">donde tienen acceso los alumnos para consultar o modificar el sitio. Esta copia se realiza mediante los scripts incluidos en el propio directorio de destino y llamados borrarLoDeAqui.sh y traerPaca.sh. Se recomienda primero borrar y después copiar.</text:p>
      <text:p text:style-name="P25"/>
      <text:p text:style-name="P19"><text:span text:style-name="T37"><text:tab/>Además, s</text:span>e hace copia de los directorios /etc, /var/www y /var/lib/mysql en los directorios /Copias/_etc, /Copias/_var_www y /Copias/_var_lib_mysql respectivamente. <text:span text:style-name="T37">Existe</text:span> un script /Copias/copiar.sh que permite la copia automática. <text:span text:style-name="T37">Para ahorrar espacio se recomienda realizar el proceso de borrado del punto anterior, hacer esta copia y volver a hacer la copia descrita en el apartado anterior.</text:span></text:p>
      <text:p text:style-name="P3"/>
      <text:p text:style-name="P35"><text:tab/>Para completar éste proceso de copias de seguridad es conveniente considerar los siguientes directorios:</text:p>
      <text:p text:style-name="P35"/>
      <text:list xml:id="list2886085591927067051" text:style-name="L41">
        <text:list-item>
          <text:p text:style-name="P116">/home<text:tab/><text:tab/>.- Contiene los directorios de los usuarios.</text:p>
        </text:list-item>
        <text:list-item>
          <text:p text:style-name="P116">/khjgkjhkjhg<text:tab/>.- Contiene los ficheros del servicio ftp.</text:p>
        </text:list-item>
        <text:list-item>
          <text:p text:style-name="P116">Ghfgfgh<text:tab/>.- Contiene el foro.</text:p>
        </text:list-item>
        <text:list-item>
          <text:p text:style-name="P116">Etc</text:p>
        </text:list-item>
      </text:list>
      <text:p text:style-name="P35"/>
      <text:p text:style-name="P24"><text:tab/><text:span text:style-name="T6">En la máquina anfitrión</text:span></text:p>
      <text:p text:style-name="P16"/>
      <text:p text:style-name="P16"><text:tab/><text:span text:style-name="T37">En el directorio /home/mv/copias se ha creado un script que realiza las operaciones:</text:span></text:p>
      <text:p text:style-name="P16"/>
      <text:list xml:id="list101627113426543668" text:style-name="L42">
        <text:list-item>
          <text:p text:style-name="P92">Hace una copia de la máquina virtual, renombra la copia anterior y elimina la más antigua. De esta forma mantiene siempre dos copias, la actual y otra.</text:p>
        </text:list-item>
      </text:list>
      <text:p text:style-name="P18"/>
      <text:list xml:id="list92645308173781" text:continue-numbering="true" text:style-name="L42">
        <text:list-item>
          <text:p text:style-name="P92">Hace una copia en la partición /dev/sda<text:span text:style-name="T83">4</text:span> que es montada al efecto. <text:span text:style-name="T83">Se guarda la actual más dos anteriores.</text:span></text:p>
        </text:list-item>
      </text:list>
      <text:p text:style-name="P18"/>
      <text:p text:style-name="P4"/>
      <text:h text:style-name="P127" text:outline-level="1"><text:bookmark-start text:name="__RefHeading__1300_610914346"/>Varios<text:bookmark-end text:name="__RefHeading__1300_610914346"/></text:h>
      <text:p text:style-name="Standard"/>
      <text:p text:style-name="Standard"/>
      <text:h text:style-name="Heading_20_2" text:outline-level="2"><text:bookmark-start text:name="__RefHeading__1042_56588357"/>Protocolo para habilitar espacio web a un departamento<text:bookmark-end text:name="__RefHeading__1042_56588357"/></text:h>
      <text:p text:style-name="Standard"/>
      <text:p text:style-name="P8"><text:tab/>Este proceso describe las operaciones a realizar cuando un departamento comunica su interés por disponer de un sitio web donde alojar sus contenidos…</text:p>
      <text:p text:style-name="P8"/>
      <text:h text:style-name="Heading_20_2" text:outline-level="2"><text:bookmark-start text:name="__RefHeading__1044_56588357"/>Subir contenido a la web<text:bookmark-end text:name="__RefHeading__1044_56588357"/></text:h>
      <text:p text:style-name="Standard"/>
      <text:p text:style-name="Standard"/>
      <text:h text:style-name="Heading_20_2" text:outline-level="2"><text:bookmark-start text:name="__RefHeading__1048_56588357"/>Anomalías y comprobaciones<text:bookmark-end text:name="__RefHeading__1048_56588357"/></text:h>
      <text:p text:style-name="Standard"/>
      <text:p text:style-name="Standard"><text:tab/>Directorios no controlados.</text:p>
      <text:p text:style-name="Standard"><text:tab/>Páginas web no enlazadas.</text:p>
      <text:p text:style-name="Standard"><text:tab/>Enlaces rotos.</text:p>
      <text:p text:style-name="Standard"><text:tab/></text:p>
      <text:p text:style-name="Standard"/>
      <text:h text:style-name="P127" text:outline-level="1"><text:bookmark-start text:name="__RefHeading__1050_56588357"/>Anexos<text:bookmark-end text:name="__RefHeading__1050_56588357"/></text:h>
      <text:p text:style-name="Standard"/>
      <text:p text:style-name="Standard"/>
      <text:h text:style-name="Heading_20_2" text:outline-level="2"><text:bookmark-start text:name="__RefHeading__1048_5658835711211"/>Insertar editor Web en cualquier opción<text:bookmark-end text:name="__RefHeading__1048_5658835711211"/></text:h>
      <text:p text:style-name="P9"/>
      <text:h text:style-name="P131" text:outline-level="2"><text:bookmark-start text:name="__RefHeading__1048_565883571122"/>Optimizar el tamaño de la máquina virtual<text:bookmark-end text:name="__RefHeading__1048_565883571122"/></text:h>
      <text:p text:style-name="P1"/>
      <text:p text:style-name="Standard"><text:tab/>Partamos de un caso práctico, con un disco que puede llegar a tener 40 GB asignadas de forma dinámica. Desde dentro de la máquina virtual se detecta un espacio ocupado de 6 GB. Desde la máquina anfitrión se detecta que el fichero .vdi de la máquina virtual ocupa 18 GB.</text:p>
      <text:p text:style-name="P1"/>
      <text:p text:style-name="P1"><text:tab/>Para reducir el tamaño se procede de la forma:</text:p>
      <text:p text:style-name="P1"/>
      <text:list xml:id="list3204934596095448941" text:style-name="L43">
        <text:list-item>
          <text:p text:style-name="P103">Inicio la máquina virtual e instalo la utilidad zerofree:</text:p>
        </text:list-item>
      </text:list>
      <text:p text:style-name="P1"/>
      <text:p text:style-name="P1"><text:tab/><text:tab/>apt-get <text:s/>install <text:s/>zerofree</text:p>
      <text:p text:style-name="P1"/>
      <text:list xml:id="list92645860063431" text:continue-numbering="true" text:style-name="L43">
        <text:list-item>
          <text:p text:style-name="P103">Reinicio con el entorno de línea de comando. Para ello, durante el arranque se pulsa la tecla &lt;SHIFT&gt; de la izquierda. Aparece un menú con varias opciones y hay que elegir la de recuperación. Se mostrarán otras opciones para elegir el tipo de recuperación y hay que elegir la que permite entrar como usuario root a la línea de comandos.</text:p>
        </text:list-item>
      </text:list>
      <text:p text:style-name="P1"/>
      <text:list xml:id="list92646807615220" text:continue-numbering="true" text:style-name="L43">
        <text:list-item>
          <text:p text:style-name="P103">Ejecutar la instrucción “df” para comprobar qué dispositivo corresponde al disco. Ojo que no siempre es /dev/sda1. En mi caso ha detectado que es /dev/sda2.</text:p>
        </text:list-item>
      </text:list>
      <text:p text:style-name="P1"/>
      <text:list xml:id="list92645726984781" text:continue-numbering="true" text:style-name="L43">
        <text:list-item>
          <text:p text:style-name="P103">Ejecuto las siguientes instrucciones por si hay algún servicio lanzado pero lo normal es que todas ellas produzcan un error por no encontrarse en ejecución los servicios o procesos correspondientes:</text:p>
        </text:list-item>
      </text:list>
      <text:p text:style-name="P1"/>
      <text:p text:style-name="P1"><text:tab/><text:tab/>service <text:s/>rsyslog <text:s/>stop</text:p>
      <text:p text:style-name="P1"><text:tab/><text:tab/>service <text:s/>network-manager <text:s/>stop</text:p>
      <text:p text:style-name="P1"><text:tab/><text:tab/>killall <text:s/>dhclient</text:p>
      <text:p text:style-name="P1"/>
      <text:list xml:id="list92646611600538" text:continue-numbering="true" text:style-name="L43">
        <text:list-item>
          <text:p text:style-name="P103">Montamos la partición en modo solo lectura:</text:p>
        </text:list-item>
      </text:list>
      <text:p text:style-name="P1"/>
      <text:p text:style-name="P1"><text:tab/><text:tab/>mount <text:s/>-n <text:s/>-o <text:s/>remount,ro <text:s/>/dev/sda2 <text:s/>/</text:p>
      <text:p text:style-name="P1"/>
      <text:list xml:id="list92646493298129" text:continue-numbering="true" text:style-name="L43">
        <text:list-item>
          <text:p text:style-name="P103">Se rellena con zeros el espacio libre:</text:p>
        </text:list-item>
      </text:list>
      <text:p text:style-name="P1"/>
      <text:p text:style-name="P1"><text:tab/><text:tab/>zerofree <text:s/>-v <text:s/>/dev/sda2</text:p>
      <text:p text:style-name="P1"/>
      <text:list xml:id="list92647253382858" text:continue-numbering="true" text:style-name="L43">
        <text:list-header>
          <text:p text:style-name="P103">Una vez realizada la operación la instrucción “df” sigue mostrando una ocupación de 18 GB, lo cual es normal pues solamente hemos rellenado el espacio libre con ceros.</text:p>
        </text:list-header>
      </text:list>
      <text:p text:style-name="P1"><text:soft-page-break/></text:p>
      <text:list xml:id="list92646809183550" text:continue-numbering="true" text:style-name="L43">
        <text:list-item>
          <text:p text:style-name="P103">Apago la máquina virtual y en la anfitrión, como usuario root, en el directorio donde se encuentra el .vdi ejecuto la instrucción:</text:p>
        </text:list-item>
      </text:list>
      <text:p text:style-name="P1"/>
      <text:p text:style-name="P1"><text:tab/><text:tab/>VboxManage <text:s/>modifyhd <text:s/>Web_Ubuntu_1204.vdi <text:s/>--compact</text:p>
      <text:p text:style-name="P1"/>
      <text:list xml:id="list92645717357748" text:continue-numbering="true" text:style-name="L43">
        <text:list-item>
          <text:p text:style-name="P103">¡¡ PERFECTO !! La máquina se ha reducido a 7 GB.</text:p>
        </text:list-item>
      </text:list>
      <text:p text:style-name="P1"/>
      <text:p text:style-name="Standard"/>
      <text:h text:style-name="P132" text:outline-level="2"><text:bookmark-start text:name="__RefHeading__1048_56588357112"/>La instrucción sed (editor de flujo)<text:bookmark-end text:name="__RefHeading__1048_56588357112"/></text:h>
      <text:p text:style-name="P1"/>
      <text:p text:style-name="P1"><text:tab/>Pueden confeccionarse scripts que permitan modificar los enlaces de ciertas o todas las páginas. El editor sed puede ser de gran utilidad para realizar este tipo de modificaciones.</text:p>
      <text:p text:style-name="Standard"/>
      <text:p text:style-name="Standard"><text:tab/>Algunos ejemplos:</text:p>
      <text:p text:style-name="Standard"/>
      <text:list xml:id="list6715194798651778077" text:style-name="L44">
        <text:list-item>
          <text:p text:style-name="P117">sed '1d' fichero<text:tab/>.- borra la primera línea del fichero.</text:p>
        </text:list-item>
        <text:list-item>
          <text:p text:style-name="P117">sed '3,5d' fichero<text:tab/>.- borra de la linea 3 a la 5.</text:p>
        </text:list-item>
        <text:list-item>
          <text:p text:style-name="P117">sed '3,$d' fichero<text:tab/>.- borra de la línea 3 hasta el final.</text:p>
        </text:list-item>
        <text:list-item>
          <text:p text:style-name="P117">sed '/^$/d' fichero<text:tab/>.- borra las líneas en blanco.</text:p>
        </text:list-item>
        <text:list-item>
          <text:p text:style-name="P117">cat fichero | sed '/[ ]*$/d' &gt; fichero_destino .- crea fichero_destino sin las líneas que empiecen por un espacio en fichero.</text:p>
        </text:list-item>
        <text:list-item>
          <text:p text:style-name="P117">sed 's/^ <text:s/>*//g' fichero<text:tab/>.- borra los espacios de comienzo de línea.</text:p>
        </text:list-item>
        <text:list-item>
          <text:p text:style-name="P117">sed 's/ *$//g' fichero<text:tab/>.- borra los espacios al final de cada línea.</text:p>
        </text:list-item>
        <text:list-item>
          <text:p text:style-name="P117">sed 's/cadena1/cadena2/' fichero .- sustituye la primera cadena1 por cadena2.</text:p>
        </text:list-item>
        <text:list-item>
          <text:p text:style-name="P117">sed 's/cadena1/cadena2/g' fichero .- sustituye TODAS las cadena1 por cadena2.</text:p>
        </text:list-item>
        <text:list-item>
          <text:p text:style-name="P117">sed '5 s/cadena1/cadena2/g' fichero .- sustituye cadena1 por cadena2 en la linea nº 5.</text:p>
        </text:list-item>
        <text:list-item>
          <text:p text:style-name="P117">sed 's/\t/;/g' fichero<text:tab/>.- sustituye el carácter tabulador por “;”.</text:p>
        </text:list-item>
        <text:list-item>
          <text:p text:style-name="P117">sed 's/\n/:/g' fichero<text:tab/>.- sustituye el carácter “salto de línea” por “:”.</text:p>
        </text:list-item>
      </text:list>
      <text:p text:style-name="P1"/>
      <text:h text:style-name="Heading_20_2" text:outline-level="2"><text:bookmark-start text:name="__RefHeading__1048_5658835721"/>Buscar ficheros que contienen una cadena<text:bookmark-end text:name="__RefHeading__1048_5658835721"/></text:h>
      <text:p text:style-name="Standard"/>
      <text:p text:style-name="Standard"><text:tab/>Una forma de encontrar aquellos ficheros que contienen una determinada cadena consiste en el uso combinado de las instrucciones grep y find.</text:p>
      <text:p text:style-name="Standard"/>
      <text:p text:style-name="Standard"><text:tab/>Los formatos más estándares de estas instrucciones son:</text:p>
      <text:p text:style-name="Standard"/>
      <text:p text:style-name="Standard"><text:tab/>find <text:s/>directorio <text:s/>-name <text:s/>“patron_ficheros” <text:s/>[-print]</text:p>
      <text:p text:style-name="Standard"/>
      <text:p text:style-name="Standard"><text:tab/>grep <text:s/>cadena <text:s/>ficheros</text:p>
      <text:p text:style-name="Standard"/>
      <text:p text:style-name="Standard"><text:tab/>find busca los ficheros que cumplen un patrón en el directorio especificado.</text:p>
      <text:p text:style-name="Standard"/>
      <text:p text:style-name="Standard"><text:tab/>grep muestra las líneas de uno o varios ficheros que contienen una determinada cadena.</text:p>
      <text:p text:style-name="Standard"/>
      <text:p text:style-name="P1"><text:tab/>Su uso conjunto permite mostrar los nombres de los ficheros (y las líneas) que contienen una determinada cadena. Por ejemplo, para buscar los ficheros contenidos en el directorio activo y sus subdirectorios que contengan la cadena phpuser se puede usar la instrucción:</text:p>
      <text:p text:style-name="P1"/>
      <text:p text:style-name="P1"><text:tab/>grep <text:s/>phpuser <text:s/>`find <text:s/>. <text:s/>-name <text:s/>“*” ` </text:p>
      <text:h text:style-name="Heading_20_2" text:outline-level="2"><text:bookmark-start text:name="__RefHeading__1048_56588357211"/>Borrado selectivo de ficheros<text:bookmark-end text:name="__RefHeading__1048_56588357211"/></text:h>
      <text:p text:style-name="Standard"/>
      <text:p text:style-name="P1"><text:soft-page-break/><text:tab/>Para borrar todos los ficheros cuyo nombre no cumple con un determinado patrón pueden utilizarse las instrucciones:</text:p>
      <text:p text:style-name="P1"/>
      <text:p text:style-name="P1"><text:tab/>for <text:s/>a <text:s/>in <text:s/>`ls <text:s/>| grep <text:s/>-v <text:s/>PATRON` ; do <text:s/>rm <text:s/>-fr <text:s/>$a; <text:s/>done</text:p>
      <text:p text:style-name="P1"/>
      <text:p text:style-name="P1">donde la opción -v invierte la selección de grep.</text:p>
      <text:p text:style-name="Standard"/>
      <text:h text:style-name="Heading_20_2" text:outline-level="2"><text:bookmark-start text:name="__RefHeading__2680_1257489391"/>Resumen de preinstalació<text:span text:style-name="T70">n para 18.04</text:span><text:bookmark-end text:name="__RefHeading__2680_1257489391"/></text:h>
      <text:p text:style-name="Standard"/>
      <text:p text:style-name="P1"><text:tab/>Instalar sistema con los parámetros:</text:p>
      <text:list xml:id="list7534290339243871600" text:style-name="L45">
        <text:list-item>
          <text:list>
            <text:list-item>
              <text:p text:style-name="P104">Idioma: Español</text:p>
            </text:list-item>
            <text:list-item>
              <text:p text:style-name="P104">Su nombre: <text:span text:style-name="T86">alumno_inf</text:span></text:p>
            </text:list-item>
            <text:list-item>
              <text:p text:style-name="P104">Nombre del equipo: www</text:p>
            </text:list-item>
            <text:list-item>
              <text:p text:style-name="P104">Nombre de usuario: <text:span text:style-name="T86">alumno_inf</text:span></text:p>
            </text:list-item>
            <text:list-item>
              <text:p text:style-name="P104">Contraseña: ¿?</text:p>
            </text:list-item>
          </text:list>
        </text:list-item>
      </text:list>
      <text:p text:style-name="P1"/>
      <text:p text:style-name="P1"><text:tab/>Establecer inicio automático sin pedir contraseña.</text:p>
      <text:p text:style-name="P1"/>
      <text:p text:style-name="P1"><text:tab/>Poner contraseña a root.</text:p>
      <text:p text:style-name="P1"/>
      <text:p text:style-name="P1"><text:tab/>Compruebar la configuración IP, estableciendo:</text:p>
      <text:p text:style-name="P1"/>
      <text:list xml:id="list151787586344590850" text:style-name="L46">
        <text:list-item>
          <text:list>
            <text:list-item>
              <text:p text:style-name="P105">Dirección IP..........: 192.168.0.2</text:p>
            </text:list-item>
            <text:list-item>
              <text:p text:style-name="P105">Máscara de red.....: 255.255.224.0</text:p>
            </text:list-item>
            <text:list-item>
              <text:p text:style-name="P105">Puerta de enlace....: 192.168.0.100</text:p>
            </text:list-item>
            <text:list-item>
              <text:p text:style-name="P105">DNS1....................: 80.58.0.33</text:p>
            </text:list-item>
            <text:list-item>
              <text:p text:style-name="P105">DNS2....................: 80.58.32.97</text:p>
            </text:list-item>
          </text:list>
        </text:list-item>
      </text:list>
      <text:p text:style-name="P1"/>
      <text:p text:style-name="P1"><text:tab/>Ejecutar “apt-get <text:s/>update”.</text:p>
      <text:p text:style-name="P1"/>
      <text:p text:style-name="P1"><text:tab/>Ejecutar “apt-get <text:s/>install <text:s/>tasksel”.</text:p>
      <text:p text:style-name="P1"/>
      <text:p text:style-name="P1"><text:tab/>Ejecutar “tasksel <text:s/>install <text:s/>lamp-server” con contraseña para root “nohay2sin3”.</text:p>
      <text:p text:style-name="P1"/>
      <text:p text:style-name="P17"><text:tab/>Editar el fichero /etc/mysql/my.cnf y añadir en la sección [mysqld] las líneas:</text:p>
      <text:p text:style-name="P17"/>
      <text:p text:style-name="P17"><text:tab/><text:tab/>character-set-filesystem = utf8<text:tab/><text:tab/>Para cotejar nombres de ficheros.</text:p>
      <text:p text:style-name="P17"><text:tab/><text:tab/>character-set-server = utf8<text:tab/><text:tab/><text:tab/>Juego de caracteres del servidor.</text:p>
      <text:p text:style-name="P17"><text:tab/><text:tab/>collation-server = utf8_general_ci<text:tab/><text:tab/>Cotejamiento del servidor.</text:p>
      <text:p text:style-name="P17"><text:tab/><text:tab/>skip-character-set-client-handshake<text:tab/><text:tab/>Ignora la codificación de conexión del</text:p>
      <text:p text:style-name="P17"><text:tab/><text:tab/><text:tab/><text:tab/><text:tab/><text:tab/><text:tab/><text:tab/>cliente y toma la del servidor.</text:p>
      <text:p text:style-name="P17"/>
      <text:p text:style-name="P17"><text:tab/>Ejecutar “service <text:s/>mysql <text:s/>restart”</text:p>
      <text:p text:style-name="P1"/>
      <text:p text:style-name="P5"><text:tab/>Ejecutar “apt-get <text:s/>install <text:s/>phpmyadmin” con: Apache2 <text:span text:style-name="T18"><text:s/></text:span><text:span text:style-name="T24">(OJO!!! Para seleccionarlo hay situarse encima y pulsar la tecla de espaciado) </text:span>– Si – nohay2sin3 – nohay2sin3.</text:p>
      <text:p text:style-name="P1"><text:soft-page-break/></text:p>
      <text:p text:style-name="P1"><text:tab/>Ejecutar:</text:p>
      <text:p text:style-name="Standard"><text:tab/><text:tab/>mysql <text:s/>-u root <text:s/>-p</text:p>
      <text:p text:style-name="Standard"><text:tab/><text:tab/>(contraseña <text:s/>nohay2sin3)</text:p>
      <text:p text:style-name="Standard"><text:tab/><text:tab/>GRANT <text:s/>ALL <text:s/>ON <text:s/>*.* <text:s/>TO <text:s/>'<text:span text:style-name="T41">useradmin</text:span>'@'localhost' <text:s/>IDENTIFIED <text:s/>BY </text:p>
      <text:p text:style-name="Standard"><text:tab/><text:tab/><text:tab/> 'phpp@asswd1011<text:span text:style-name="T41">admin</text:span>';<text:tab/><text:tab/>(Las comillas de la tecla &lt;?&gt;).</text:p>
      <text:p text:style-name="P36"><text:span text:style-name="T18"><text:tab/><text:tab/>GRANT <text:s/></text:span><text:span text:style-name="T23">SELECT</text:span><text:span text:style-name="T18"> <text:s/>ON <text:s/>*.* <text:s/>TO <text:s/>'phpuser'@'localhost' <text:s/>IDENTIFIED <text:s/>BY <text:s/><text:tab/><text:tab/><text:tab/><text:tab/></text:span><text:a xlink:type="simple" xlink:href="mailto:'phpp@asswd1011" text:style-name="Internet_20_link" text:visited-style-name="Visited_20_Internet_20_Link">'phpp@asswd1011</text:a><text:span text:style-name="T18">';<text:tab/><text:tab/><text:tab/>(las comillas son las de la tecla &lt;?&gt;)</text:span></text:p>
      <text:p text:style-name="P27"/>
      <text:p text:style-name="Standard"><text:tab/><text:tab/>exit</text:p>
      <text:p text:style-name="Standard"/>
      <text:p text:style-name="Standard"><text:tab/>Crear en /var/www <text:s/>las carpetas: Documentacion, Pruebas y Configuraciones.</text:p>
      <text:p text:style-name="Standard"/>
      <text:p text:style-name="Standard"><text:tab/>Crear el usuario “alumno_inf” con contraseña “nohay2sin3”.</text:p>
      <text:p text:style-name="Standard"/>
      <text:p text:style-name="Standard"><text:tab/>Ejecutar :</text:p>
      <text:p text:style-name="Standard"><text:tab/><text:tab/>apt-get <text:s/>install <text:s/>vsftpd</text:p>
      <text:p text:style-name="Standard"><text:tab/><text:tab/>cp <text:s/>/etc/vsftpd.conf <text:s/>/etc/vsftpd.conf.copia</text:p>
      <text:p text:style-name="Standard"><text:tab/><text:tab/>mkdir <text:s/>/var/www/ftp</text:p>
      <text:p text:style-name="Standard"><text:tab/><text:tab/>chown <text:s/>root:ftp <text:s/>/var/www/ftp</text:p>
      <text:p text:style-name="Standard"/>
      <text:p text:style-name="Standard"><text:tab/>Modificar de vsftpd.conf los parámetros: “anon_root=/var/www/ftp”, “local_enable=YES”, “local_umask=022”, “chroot_local_user=YES” y “user_config_dir=/etc/vsftpd_user_conf”.</text:p>
      <text:p text:style-name="Standard"/>
      <text:p text:style-name="Standard"><text:tab/>Hacer :</text:p>
      <text:p text:style-name="Standard"><text:tab/><text:tab/>mkdir <text:s/>/etc/vsftpd_user_conf</text:p>
      <text:p text:style-name="Standard"><text:tab/><text:tab/>mkdir <text:s/>/var/www/Departamentos</text:p>
      <text:p text:style-name="Standard"><text:tab/><text:tab/>mkdir <text:s/>/var/www/Departamentos/Informatica</text:p>
      <text:p text:style-name="Standard"><text:tab/><text:tab/>mkdir <text:s/>/var/www/Departamentos/Informatica/web</text:p>
      <text:p text:style-name="Standard"><text:tab/><text:tab/>mkdir <text:s/>/var/www/Departamentos/Informatica/ftpprivado</text:p>
      <text:p text:style-name="Standard"><text:tab/><text:tab/>mkdir <text:s/>/var/www/Departamentos/Informatica/ftppublico</text:p>
      <text:p text:style-name="Standard"><text:tab/><text:tab/>mkdir <text:s/>/var/www/Departamentos/Informatica/ftppublico/alumnos</text:p>
      <text:p text:style-name="Standard"><text:tab/><text:tab/>chown <text:s/>alumno_inf:alumno_inf <text:s/>.../Departamentos/Informatica/ftppublico/alumnos</text:p>
      <text:p text:style-name="Standard"><text:tab/><text:tab/>chmod <text:s/>755 <text:s/>/var/ www/Departamentos/Informatica/ftppublico/alumnos</text:p>
      <text:p text:style-name="Standard"/>
      <text:p text:style-name="Standard"><text:tab/>Crear el fichero /etc/vsftpd_user_conf/alumno_inf con:</text:p>
      <text:p text:style-name="Standard"><text:tab/><text:tab/>ftpd_banner=Bienvenido al servicio FTP del Tierno por el usuario alumno</text:p>
      <text:p text:style-name="Standard"><text:tab/><text:tab/>write_enable=YES</text:p>
      <text:p text:style-name="Standard"><text:tab/><text:tab/>local_root=/var/www/Departamentos/Informatica/ftppublico</text:p>
      <text:p text:style-name="Standard"><text:tab/><text:tab/>local_umask=0022</text:p>
      <text:p text:style-name="Standard"/>
      <text:p text:style-name="Standard"><text:tab/>Hacer “apt-get install openssh-server”.</text:p>
      <text:p text:style-name="Standard"/>
      <text:p text:style-name="P32"><text:s/></text:p>
      <text:h text:style-name="P132" text:outline-level="2"><text:bookmark-start text:name="__RefHeading__2682_1257489391"/>Router<text:bookmark-end text:name="__RefHeading__2682_1257489391"/></text:h>
      <text:p text:style-name="Standard"/>
      <text:p text:style-name="P1"><text:tab/>Configurar el router para que permita la conexión desde el exterior, considerando:</text:p>
      <text:p text:style-name="P1"/>
      <text:list xml:id="list3049942260189725005" text:style-name="L47">
        <text:list-item>
          <text:list>
            <text:list-item>
              <text:p text:style-name="P106">La IP externa del router es 80.38.194.78</text:p>
            </text:list-item>
            <text:list-item>
              <text:p text:style-name="P106">Se abren los puertos:</text:p>
              <text:p text:style-name="P106"/>
              <text:p text:style-name="P106">21.- ftp</text:p>
              <text:p text:style-name="P106">22.- ssh</text:p>
              <text:p text:style-name="P106">80.- http</text:p>
              <text:p text:style-name="P106">8080.- http alternativo, proxy</text:p>
              <text:p text:style-name="P106">5901.- escritorio remoto</text:p>
            </text:list-item>
          </text:list>
        </text:list-item>
      </text:list>
      <text:h text:style-name="Heading_20_2" text:outline-level="2"><text:bookmark-start text:name="__RefHeading__2682_12574893911"/>Artículo sobre configuración del conjunto de caracteres<text:bookmark-end text:name="__RefHeading__2682_12574893911"/></text:h>
      <text:p text:style-name="Standard"/>
      <text:p text:style-name="P1"><text:tab/>Cogido de: <text:a xlink:type="simple" xlink:href="http://dbarreno.wordpress.com/2012/10/27/la-solucion-a-los-problemas-con-los-acentos-en-php-mysql-y-html/" text:style-name="Internet_20_link" text:visited-style-name="Visited_20_Internet_20_Link">http://dbarreno.wordpress.com/2012/10/27/la-solucion-a-los-problemas-con-los-acentos-en-php-mysql-y-html/</text:a></text:p>
      <text:p text:style-name="P1"/>
      <text:p text:style-name="P1"><text:tab/>Somos muchos los que, cuando estamos comenzando a programar, nos encontramos con un problema que a veces nos consume mucho mas tiempo del que debería y a veces al buscar una solución en la red lo complicamos todavía más, debido a la gran cantidad de información existente y a que en muchas de las webs y blogs que he estado viendo te lian mas que ayudan.</text:p>
      <text:p text:style-name="Text_20_body">Yo voy a explicar mi método, sin entrar a ver las diferencias entre ISO 8859-1 y UTF-8, que son las dos mas comunes.</text:p>
      <text:p text:style-name="Text_20_body">En mi caso yo siempre uso UTF-8 y la razón es que en las aplicaciones que estoy desarrollando utilizo mucho la clase SimpleXML de PHP y todos los datos extraidos con esta clase siempre están codificados en UTF-8, si mi aplicación utilizara ISO-8859-1 tendría que pasar toda la información por la función utf8_decode() de PHP, con lo que estaría sobrecargando el script sin necesidad.</text:p>
      <text:p text:style-name="Text_20_body">La clave está en que hay que “decirle a todo” que cotejamiento es el que estamos utilizando.</text:p>
      <text:p text:style-name="Text_20_body"/>
      <text:p text:style-name="Text_20_body"><text:tab/><text:span text:style-name="T5">CODIFICACIÓN DEL DOCUMENTO</text:span></text:p>
      <text:p text:style-name="Standard"/>
      <text:p text:style-name="Standard"><text:tab/>En primer lugar hay que comprobar la codificación del documento, si usas DW y Windows en español posiblemente el valor de Codificación por defecto lo tendrás en Europeo occidental.</text:p>
      <text:p text:style-name="Standard"/>
      <text:p text:style-name="Standard"><text:tab/>En Dreamweaver lo puedes comprobar pulsando CRTL-J, o en modificar – propiedades de pagina. En Notepad++ lo verás en la pestaña Codificación.</text:p>
      <text:p text:style-name="Standard"/>
      <text:p text:style-name="Standard"/>
      <text:p text:style-name="Standard"><text:tab/>Si esto lo tienes bien, tu etiqueta &lt;meta&gt; del documento debería ser como sigue:</text:p>
      <text:p text:style-name="Standard"/>
      <text:p text:style-name="Standard"><text:tab/><text:span text:style-name="T35">&lt;meta http-equiv="Content-Type" content="text/html; charset=utf-8" /&gt;</text:span></text:p>
      <text:p text:style-name="Standard"/>
      <text:p text:style-name="Standard"><text:tab/><text:span text:style-name="T5">MySQL</text:span></text:p>
      <text:p text:style-name="Standard"><text:soft-page-break/></text:p>
      <text:p text:style-name="P1"><text:tab/>Aquí es donde surgen la mayor parte de los problemas. Cuando creamos las tablas en la base de datos tenemos que tener especial cuidado de que todos los cotejamientos estén en utf-8. Cuando lo dejas por defecto, si utilizas phpmyadmin este proceso se convierte en una lotería y cuando termines de crear tu base de datos verás que cada cosa está cotejada de forma diferente…</text:p>
      <text:p text:style-name="P1"/>
      <text:p text:style-name="P1"><text:tab/>Yo voy a utilizar UTF-8, si te decantas por ISO-8859-1, en todas las selecciones que nombro a continuación tendrás que elegir latin1_general_ci, si eliges latin1_spanish_ci también funcionará, pero por favor, usa en todas lo mismo.</text:p>
      <text:p text:style-name="P1"/>
      <text:p text:style-name="P1"><text:tab/><text:span text:style-name="T5">Cotejamiento para las conexiones al servidor</text:span></text:p>
      <text:p text:style-name="P14"/>
      <text:p text:style-name="P14"/>
      <text:p text:style-name="P1"/>
      <text:p text:style-name="P1"><text:tab/><text:span text:style-name="T5">Cotejamiento para la base de datos</text:span></text:p>
      <text:p text:style-name="P1"/>
      <text:p text:style-name="P1"><text:tab/>En la pestaña operaciones de la pantalla principal de la base de da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5">Cotejamiento para las tablas</text:span></text:p>
      <text:p text:style-name="P1"/>
      <text:p text:style-name="P1"><text:tab/>Cada tabla que creemos deberá tener el mismo cotejamiento</text:p>
      <text:p text:style-name="P1"/>
      <text:p text:style-name="P1"><text:tab/><text:span text:style-name="T5">Cotejamiento de campo o columna</text:span></text:p>
      <text:p text:style-name="P1"/>
      <text:p text:style-name="P1"><text:tab/>Es importante indicar el cotejamiento que va a tener el Campo, sobre todo si en este vamos a <text:soft-page-break/>almacenar caracteres de texto. Lógicamente a un campo numérico, booleano etc no hay que indicar el cotejamiento porque su contenido no incluirán caracteres “extraños”.</text:p>
      <text:p text:style-name="P1"/>
      <text:p text:style-name="P1"/>
      <text:p text:style-name="P1"><text:tab/><text:span text:style-name="T5">PHP</text:span></text:p>
      <text:p text:style-name="P1"/>
      <text:p text:style-name="P1"><text:tab/>Por último vamos a “decirle” al Mysql en PHP cómo nos vamos a comunicar con la base de datos para que no haya ningún tipo de confusión.</text:p>
      <text:p text:style-name="P1"/>
      <text:p text:style-name="P1"><text:tab/>Yo utilizo siempre PDO para la conexion de PHP con la base de datos, pero esto es otro tema que da para mucho. Así quedaría la conexión. Al crear el manejador de la conexión hay que incluir en el array de opciones la codificación, como sigue:</text:p>
      <text:p text:style-name="P1"/>
      <text:p text:style-name="P1"><text:tab/>$pdo = new PDO('mysql:host= servidor; dbname=bd', $usuario, $clave,</text:p>
      <text:p text:style-name="P1"><text:tab/><text:tab/>array(<text:span text:style-name="T18">PDO::MYSQL_ATTR_INIT_COMMAND =&gt; 'SET NAMES  \'UTF8\'')</text:span>)</text:p>
      <text:p text:style-name="P1"/>
      <text:p text:style-name="P1"><text:tab/>Si usas la conexion estandar, basta con añadir justo después de abrir la conexión con la base de datos:</text:p>
      <text:p text:style-name="P1"/>
      <text:p text:style-name="P1"><text:tab/><text:tab/>mysql_set_charset('utf8');</text:p>
      <text:h text:style-name="Heading_20_2" text:outline-level="2"><text:bookmark-start text:name="__RefHeading__1048_565883571111"/>Consideraciones del profesor<text:bookmark-end text:name="__RefHeading__1048_565883571111"/></text:h>
      <text:p text:style-name="P1"/>
      <text:list xml:id="list8029413724324327399" text:style-name="L48">
        <text:list-item>
          <text:p text:style-name="P118">Revisar bases de datos y tablas, en concreto: el identificador del usuario, el target de la tabla menús. Sobre este último preguntar a los alumnos implicados.</text:p>
        </text:list-item>
        <text:list-item>
          <text:p text:style-name="P118">Todos los usuarios y contraseñas utilizadas para el sistema operativo y los diferentes servicios deberán quedar registrados en el apartado 6 Seguridad.</text:p>
        </text:list-item>
        <text:list-item>
          <text:p text:style-name="P118">Anotar todas las operaciones realizadas para que la página funcione correctamente. Las anotaciones deberán trasladarse al apartado 4.3 Cambio de versión de página. Los servicios que necesiten alguna configuración concreta deberán registrarse en el apartado 5 Servicios.</text:p>
        </text:list-item>
        <text:list-item>
          <text:p text:style-name="P118">Todas las instalaciones y configuraciones deben registrarse en el apartado 7 Instalaciones y configuraciones.</text:p>
        </text:list-item>
        <text:list-item>
          <text:p text:style-name="P118">Los directorios creados se registrarán en su sitio.</text:p>
        </text:list-item>
        <text:list-item>
          <text:p text:style-name="P107">Copiar este fichero en /var/www/Documentacion y en el /var/www/ftp</text:p>
        </text:list-item>
        <text:list-item>
          <text:p text:style-name="P107">Copiar en Pruebas los ficheros que crean y borran la base de datos.</text:p>
        </text:list-item>
      </text:list>
      <text:p text:style-name="P1"/>
      <text:h text:style-name="Heading_20_2" text:outline-level="2"><text:bookmark-start text:name="__RefHeading__1048_565883572"/>Consideraciones de los alumnos<text:bookmark-end text:name="__RefHeading__1048_565883572"/></text:h>
      <text:p text:style-name="Standard"/>
      <text:list xml:id="list1169406046012119389" text:style-name="L49">
        <text:list-item>
          <text:p text:style-name="P119">Comprobar que las opciones de los menús que se desarrollen deben incluirse en el apartado 1.1 Esquema de enlaces.</text:p>
        </text:list-item>
        <text:list-item>
          <text:p text:style-name="P119">Cada subcarpeta utilizada debe incluirse en el apartado 1.3 Esquema de directorios.</text:p>
        </text:list-item>
        <text:list-item>
          <text:p text:style-name="P119">Describir los recursos utilizados para la gestión de las páginas de los departamentos.</text:p>
        </text:list-item>
        <text:list-item>
          <text:p text:style-name="P119">Todas las instalaciones y configuraciones deben registrarse en el apartado 7 Instalaciones y configuraciones.</text:p>
        </text:list-item>
        <text:list-item>
          <text:p text:style-name="P119">Comunicar a Christian que tiene que documentar: Directorios, editor tinymce. Donde deja <text:soft-page-break/>tinimce los ficheros que se suben, etc. ¿Cómo compaginar las dos versiones de los dtos.? ¿Se pueden crear páginas iniciales para cada dto.?</text:p>
        </text:list-item>
        <text:list-item>
          <text:p text:style-name="P119">La opción de “registro” que aparece en la página principal debe trasladarse dentro de TIC.</text:p>
        </text:list-item>
        <text:list-item>
          <text:p text:style-name="P119">¿Vale la pena que las opciones se controlen por una tabla?</text:p>
        </text:list-item>
        <text:list-item>
          <text:p text:style-name="P119">Hay que revisar los fondos porque pesan demasiad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cfe7f5" draw:opacity="100%"/>
      <style:paragraph-properties fo:background-color="#cfe7f5" fo:padding="0.049cm" fo:border="0.06pt solid #000000" style:shadow="none">
        <style:tab-stops/>
      </style:paragraph-properties>
      <style:text-properties fo:font-variant="small-caps" fo:color="#ff0000" fo:font-size="115%" fo:font-weight="bold" style:font-size-asian="115%" style:font-weight-asian="bold" style:font-size-complex="115%" style:font-weight-complex="bold" style:font-relief="engrave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margin-top="0cm" fo:margin-bottom="0.353cm"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in_20_espaciado" style:display-name="Sin espaciado"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loext:graphic-properties draw:fill="solid" draw:fill-color="#f2dbdb" draw:opacity="100%"/>
      <style:paragraph-properties fo:background-color="#f2dbdb" fo:padding="0cm" fo:border="0.99pt solid #000000"/>
      <style:text-properties fo:color="#622423"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ítulo_20_del_20_libro" style:display-name="Título del libro"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eferencia_20_intensa" style:display-name="Referencia intensa" style:family="text">
      <style:text-properties fo:font-variant="small-caps" fo:color="#c0504d" fo:font-style="italic" fo:font-weight="bold" style:font-style-asian="italic" style:font-weight-asian="bold" style:font-style-complex="italic" style:font-weight-complex="bold"/>
    </style:style>
    <style:style style:name="Emphasis" style:family="text">
      <style:text-properties fo:color="#c0504d" style:font-name="Cambria" fo:font-family="Cambria" style:font-family-generic="roman" style:font-pitch="variable" fo:font-style="italic" fo:font-weight="bold" fo:background-color="#f2dbdb"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_5f_CharLFO1LVL1" style:display-name="WW_CharLFO1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2" style:display-name="WW_CharLFO1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3" style:display-name="WW_CharLFO1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4" style:display-name="WW_CharLFO1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5" style:display-name="WW_CharLFO1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6" style:display-name="WW_CharLFO1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7" style:display-name="WW_CharLFO1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8" style:display-name="WW_CharLFO1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9" style:display-name="WW_CharLFO1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1" style:display-name="WW_CharLFO2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2" style:display-name="WW_CharLFO2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3" style:display-name="WW_CharLFO2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4" style:display-name="WW_CharLFO2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5" style:display-name="WW_CharLFO2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6" style:display-name="WW_CharLFO2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7" style:display-name="WW_CharLFO2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8" style:display-name="WW_CharLFO2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9" style:display-name="WW_CharLFO2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8Num7z0" style:family="text">
      <style:text-properties style:font-name="Symbol1" fo:font-family="Symbol" style:font-charset="x-symbol" style:font-name-complex="OpenSymbol3" style:font-family-complex="OpenSymbol, 'Arial Unicode MS'"/>
    </style:style>
    <style:style style:name="WW8Num8z0" style:family="text">
      <style:text-properties style:font-name="Ubuntu" fo:font-family="Ubuntu" style:font-name-complex="OpenSymbol3" style:font-family-complex="OpenSymbol, 'Arial Unicode MS'"/>
    </style:style>
    <style:style style:name="WW8Num9z0" style:family="text">
      <style:text-properties style:font-name="Symbol1" fo:font-family="Symbol" style:font-charset="x-symbol" style:font-name-complex="OpenSymbol3" style:font-family-complex="OpenSymbol, 'Arial Unicode MS'"/>
    </style:style>
    <style:style style:name="WW8Num10z0" style:family="text">
      <style:text-properties style:font-name="Symbol1" fo:font-family="Symbol" style:font-charset="x-symbol" style:font-name-complex="OpenSymbol3"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635cm" fo:margin-left="1.27cm"/>
        </style:list-level-properties>
        <style:text-properties style:font-name="Ubuntu"/>
      </text:list-level-style-bullet>
      <text:list-level-style-bullet text:level="2" text:style-name="WW8Num8z0" style:num-suffix="." text:bullet-char="–">
        <style:list-level-properties text:list-level-position-and-space-mode="label-alignment">
          <style:list-level-label-alignment text:label-followed-by="space" fo:text-indent="-0.635cm" fo:margin-left="1.905cm"/>
        </style:list-level-properties>
        <style:text-properties style:font-name="Ubuntu"/>
      </text:list-level-style-bullet>
      <text:list-level-style-bullet text:level="3" text:style-name="WW8Num8z0" style:num-suffix="." text:bullet-char="–">
        <style:list-level-properties text:list-level-position-and-space-mode="label-alignment">
          <style:list-level-label-alignment text:label-followed-by="space" fo:text-indent="-0.635cm" fo:margin-left="2.54cm"/>
        </style:list-level-properties>
        <style:text-properties style:font-name="Ubuntu"/>
      </text:list-level-style-bullet>
      <text:list-level-style-bullet text:level="4" text:style-name="WW8Num8z0" style:num-suffix="." text:bullet-char="–">
        <style:list-level-properties text:list-level-position-and-space-mode="label-alignment">
          <style:list-level-label-alignment text:label-followed-by="space" fo:text-indent="-0.635cm" fo:margin-left="3.175cm"/>
        </style:list-level-properties>
        <style:text-properties style:font-name="Ubuntu"/>
      </text:list-level-style-bullet>
      <text:list-level-style-bullet text:level="5" text:style-name="WW8Num8z0" style:num-suffix="." text:bullet-char="–">
        <style:list-level-properties text:list-level-position-and-space-mode="label-alignment">
          <style:list-level-label-alignment text:label-followed-by="space" fo:text-indent="-0.635cm" fo:margin-left="3.81cm"/>
        </style:list-level-properties>
        <style:text-properties style:font-name="Ubuntu"/>
      </text:list-level-style-bullet>
      <text:list-level-style-bullet text:level="6" text:style-name="WW8Num8z0" style:num-suffix="." text:bullet-char="–">
        <style:list-level-properties text:list-level-position-and-space-mode="label-alignment">
          <style:list-level-label-alignment text:label-followed-by="space" fo:text-indent="-0.635cm" fo:margin-left="4.445cm"/>
        </style:list-level-properties>
        <style:text-properties style:font-name="Ubuntu"/>
      </text:list-level-style-bullet>
      <text:list-level-style-bullet text:level="7" text:style-name="WW8Num8z0" style:num-suffix="." text:bullet-char="–">
        <style:list-level-properties text:list-level-position-and-space-mode="label-alignment">
          <style:list-level-label-alignment text:label-followed-by="space" fo:text-indent="-0.635cm" fo:margin-left="5.08cm"/>
        </style:list-level-properties>
        <style:text-properties style:font-name="Ubuntu"/>
      </text:list-level-style-bullet>
      <text:list-level-style-bullet text:level="8" text:style-name="WW8Num8z0" style:num-suffix="." text:bullet-char="–">
        <style:list-level-properties text:list-level-position-and-space-mode="label-alignment">
          <style:list-level-label-alignment text:label-followed-by="space" fo:text-indent="-0.635cm" fo:margin-left="5.715cm"/>
        </style:list-level-properties>
        <style:text-properties style:font-name="Ubuntu"/>
      </text:list-level-style-bullet>
      <text:list-level-style-bullet text:level="9" text:style-name="WW8Num8z0" style:num-suffix="." text:bullet-char="–">
        <style:list-level-properties text:list-level-position-and-space-mode="label-alignment">
          <style:list-level-label-alignment text:label-followed-by="space" fo:text-indent="-0.635cm" fo:margin-left="6.35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5.001cm" fo:margin-bottom="1cm" fo:margin-left="1.501cm" fo:margin-right="1.501cm" style:writing-mode="lr-tb" style:layout-grid-color="#c0c0c0" style:layout-grid-lines="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8-24T01:18:07</meta:creation-date>
    <dc:date>2018-06-15T09:26:31.382669257</dc:date>
    <meta:editing-duration>P4DT17H9M53S</meta:editing-duration>
    <meta:editing-cycles>359</meta:editing-cycles>
    <meta:generator>LibreOffice/5.1.6.2$Linux_X86_64 LibreOffice_project/10m0$Build-2</meta:generator>
    <meta:print-date>2016-04-27T10:35:54.064817331</meta:print-date>
    <meta:document-statistic meta:table-count="0" meta:image-count="0" meta:object-count="0" meta:page-count="42" meta:paragraph-count="746" meta:word-count="8697" meta:character-count="58056" meta:non-whitespace-character-count="49185"/>
  </office:meta>
</office:document-meta>
</file>